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font-name="Nimbus Mono PS" fo:font-size="10pt" style:font-size-asian="10pt" style:font-size-complex="10pt"/>
    </style:style>
    <style:style style:name="T1" style:family="text">
      <style:text-properties style:font-name="Nimbus Mono PS" fo:font-size="10pt" style:font-size-asian="10pt" style:font-size-complex="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ll help break this down into an understandable guide. Let's first analyze the app's architecture and then create a training course.</text:p>
      <text:p text:style-name="Standard"/>
      <text:p text:style-name="Standard">The application consists of three main components:</text:p>
      <text:p text:style-name="Standard">1. A front-end Expo app (React Native) that works on web and iOS</text:p>
      <text:p text:style-name="Standard">2. A Node.js backend server that handles routing and file management</text:p>
      <text:p text:style-name="Standard">3. A Python server running the Large Language Model (LLM)</text:p>
      <text:p text:style-name="Standard"/>
      <text:p text:style-name="Standard">Let me create a comprehensive learning guide that will walk through building this application.</text:p>
      <text:p text:style-name="Standard"/>
      <text:p text:style-name="Standard">Now, let me help add detailed comments to some of the key files in the application. I'll focus on the most important sections that would benefit from additional explanation.</text:p>
      <text:p text:style-name="Standard"/>
      <text:p text:style-name="Standard">I've created two comprehensive resources:</text:p>
      <text:p text:style-name="Standard">1. A detailed training guide that walks through building the application step by step</text:p>
      <text:p text:style-name="Standard">2. Commented code examples explaining key components and their functionality</text:p>
      <text:p text:style-name="Standard"/>
      <text:p text:style-name="Standard">The training guide breaks down the process into manageable chunks, starting with environment setup and moving through to advanced features. It includes specific installation steps, common issues, and best practices.</text:p>
      <text:p text:style-name="Standard"/>
      <text:p text:style-name="Standard">The commented code provides detailed explanations of some of the most important components in the application, helping understand how they work and why they're designed that way.</text:p>
      <text:p text:style-name="Standard"/>
      <text:p text:style-name="Standard"/>
      <text:p text:style-name="P1"># Building a Full-Stack LLM Chat Application: A Complete Guide</text:p>
      <text:p text:style-name="Standard"/>
      <text:p text:style-name="Standard">This guide will walk you through creating a full-stack application that enables users to interact with a Large Language Model (LLM) through a modern web and mobile interface.</text:p>
      <text:p text:style-name="Standard"/>
      <text:p text:style-name="Standard">## Prerequisites</text:p>
      <text:p text:style-name="Standard"/>
      <text:p text:style-name="Standard">Before starting, you'll need to install:</text:p>
      <text:p text:style-name="Standard">1. Node.js (v16 or later) - Download from nodejs.org</text:p>
      <text:p text:style-name="Standard">2. Python (v3.8 or later) - Download from python.org</text:p>
      <text:p text:style-name="Standard">3. Xcode (for iOS development) - Download from the Mac App Store</text:p>
      <text:p text:style-name="Standard">4. Visual Studio Code or another code editor</text:p>
      <text:p text:style-name="Standard">5. Git for version control</text:p>
      <text:p text:style-name="Standard"/>
      <text:p text:style-name="Standard">## Part 1: Setting Up the Development Environment</text:p>
      <text:p text:style-name="Standard"/>
      <text:p text:style-name="Standard">### Installing Node.js and npm</text:p>
      <text:p text:style-name="Standard">1. Download Node.js from nodejs.org</text:p>
      <text:p text:style-name="Standard">2. Run the installer</text:p>
      <text:p text:style-name="Standard">3. Verify installation:</text:p>
      <text:p text:style-name="Standard">```bash</text:p>
      <text:p text:style-name="P2">node --version</text:p>
      <text:p text:style-name="P2">npm --version</text:p>
      <text:p text:style-name="Standard">```</text:p>
      <text:p text:style-name="Standard"/>
      <text:p text:style-name="Standard">### Installing Expo CLI</text:p>
      <text:p text:style-name="Standard">```bash</text:p>
      <text:p text:style-name="Standard">npm install -g expo-cli</text:p>
      <text:p text:style-name="Standard">```</text:p>
      <text:p text:style-name="Standard"/>
      <text:p text:style-name="Standard">### Creating the Project Structure</text:p>
      <text:p text:style-name="Standard">1. Create a new directory for your project</text:p>
      <text:p text:style-name="Standard">```bash</text:p>
      <text:p text:style-name="P2">mkdir llm-chat-app</text:p>
      <text:p text:style-name="P2">cd llm-chat-app</text:p>
      <text:p text:style-name="Standard">```</text:p>
      <text:p text:style-name="Standard"/>
      <text:p text:style-name="Standard">2. Create subdirectories for each component:</text:p>
      <text:p text:style-name="Standard">```bash</text:p>
      <text:p text:style-name="P2">mkdir client</text:p>
      <text:p text:style-name="P2">mkdir server</text:p>
      <text:p text:style-name="Standard">```</text:p>
      <text:p text:style-name="Standard"/>
      <text:p text:style-name="Standard">## Part 2: Setting Up the Client (Expo App)</text:p>
      <text:p text:style-name="Standard"/>
      <text:p text:style-name="Standard">### Creating the Expo Project</text:p>
      <text:p text:style-name="Standard">```bash</text:p>
      <text:p text:style-name="P2">cd client</text:p>
      <text:p text:style-name="P2">npx create-expo-app chatgp_me --template</text:p>
      <text:p text:style-name="Standard">```</text:p>
      <text:p text:style-name="Standard"><text:soft-page-break/></text:p>
      <text:p text:style-name="Standard">### Installing Required Dependencies</text:p>
      <text:p text:style-name="Standard">```bash</text:p>
      <text:p text:style-name="P2">cd chatgp_me</text:p>
      <text:p text:style-name="P2">npm install @react-native-async-storage/async-storage @react-navigation/bottom-tabs @react-navigation/native axios expo-blur expo-constants expo-document-picker expo-font expo-haptics expo-linking expo-router expo-splash-screen expo-status-bar expo-symbols expo-system-ui expo-web-browser react-native-modal react-native-gesture-handler react-native-reanimated react-native-safe-area-context react-native-screens react-native-web react-native-webview</text:p>
      <text:p text:style-name="Standard">```</text:p>
      <text:p text:style-name="Standard"/>
      <text:p text:style-name="Standard">### Understanding Key Dependencies</text:p>
      <text:p text:style-name="Standard">- `expo-router`: Handles navigation and routing in the app</text:p>
      <text:p text:style-name="Standard">- `@react-navigation/bottom-tabs`: Creates the bottom tab navigation</text:p>
      <text:p text:style-name="Standard">- `axios`: Makes HTTP requests to the server</text:p>
      <text:p text:style-name="Standard">- `@react-native-async-storage/async-storage`: Stores data locally on the device</text:p>
      <text:p text:style-name="Standard">- `react-native-modal`: Creates modal dialogs</text:p>
      <text:p text:style-name="Standard">- `expo-document-picker`: Allows users to select files</text:p>
      <text:p text:style-name="Standard"/>
      <text:p text:style-name="Standard">## Part 3: Setting Up the Node.js Server</text:p>
      <text:p text:style-name="Standard"/>
      <text:p text:style-name="Standard">### Creating the Server</text:p>
      <text:p text:style-name="Standard">```bash</text:p>
      <text:p text:style-name="P2">cd ../server</text:p>
      <text:p text:style-name="P2">npm init -y</text:p>
      <text:p text:style-name="Standard">```</text:p>
      <text:p text:style-name="Standard"/>
      <text:p text:style-name="Standard">### Installing Server Dependencies</text:p>
      <text:p text:style-name="Standard">```bash</text:p>
      <text:p text:style-name="P2">npm install express cors multer axios body-parser</text:p>
      <text:p text:style-name="Standard">```</text:p>
      <text:p text:style-name="Standard"/>
      <text:p text:style-name="Standard">### Understanding Server Components</text:p>
      <text:p text:style-name="Standard">1. `express`: Web framework for Node.js</text:p>
      <text:p text:style-name="Standard">2. `cors`: Handles Cross-Origin Resource Sharing</text:p>
      <text:p text:style-name="Standard">3. `multer`: Processes file uploads</text:p>
      <text:p text:style-name="Standard">4. `body-parser`: Parses incoming request bodies</text:p>
      <text:p text:style-name="Standard"/>
      <text:p text:style-name="Standard">### Basic Server Setup</text:p>
      <text:p text:style-name="Standard">Create `server.js`:</text:p>
      <text:p text:style-name="Standard">```javascript</text:p>
      <text:p text:style-name="P2">const express = require('express');</text:p>
      <text:p text:style-name="P2">const cors = require('cors');</text:p>
      <text:p text:style-name="P2">const bodyParser = require('body-parser');</text:p>
      <text:p text:style-name="P2">const multer = require('multer');</text:p>
      <text:p text:style-name="P2"/>
      <text:p text:style-name="P2">const app = express();</text:p>
      <text:p text:style-name="P2">app.use(cors());</text:p>
      <text:p text:style-name="P2">app.use(bodyParser.json());</text:p>
      <text:p text:style-name="P2"/>
      <text:p text:style-name="P2"><text:soft-page-break/>const port = 3000;</text:p>
      <text:p text:style-name="P2">app.listen(port, () =&gt; {</text:p>
      <text:p text:style-name="P2"><text:s text:c="2"/>console.log(`Server running on port ${port}`);</text:p>
      <text:p text:style-name="P2">});</text:p>
      <text:p text:style-name="Standard">```</text:p>
      <text:p text:style-name="Standard"/>
      <text:p text:style-name="Standard">## Part 4: Understanding the App Architecture</text:p>
      <text:p text:style-name="Standard"/>
      <text:p text:style-name="Standard">### Client-Side Components</text:p>
      <text:p text:style-name="Standard">1. Tab Navigation System</text:p>
      <text:p text:style-name="Standard"><text:s text:c="3"/>- Home tab (`index.tsx`): Simple question-answer interface</text:p>
      <text:p text:style-name="Standard"><text:s text:c="3"/>- Chat tab (`chat.tsx`): Continuous chat interface</text:p>
      <text:p text:style-name="Standard"><text:s text:c="3"/>- History tab (`two.tsx`): View past conversations</text:p>
      <text:p text:style-name="Standard"><text:s text:c="3"/>- Documents tab (`rag.tsx`): Upload and process documents</text:p>
      <text:p text:style-name="Standard"/>
      <text:p text:style-name="Standard">2. State Management</text:p>
      <text:p text:style-name="Standard"><text:s text:c="3"/>- Uses React Context (`AppContext.tsx`) for global state</text:p>
      <text:p text:style-name="Standard"><text:s text:c="3"/>- Manages model selection and settings</text:p>
      <text:p text:style-name="Standard"><text:s text:c="3"/>- Handles file uploads and chat history</text:p>
      <text:p text:style-name="Standard"/>
      <text:p text:style-name="Standard">3. UI Components</text:p>
      <text:p text:style-name="Standard"><text:s text:c="3"/>- `AlertModal.tsx`: Reusable modal component</text:p>
      <text:p text:style-name="Standard"><text:s text:c="3"/>- `ThemedText.tsx` and `ThemedView.tsx`: Theme-aware components</text:p>
      <text:p text:style-name="Standard"><text:s text:c="3"/>- `Collapsible.tsx`: Expandable content sections</text:p>
      <text:p text:style-name="Standard"/>
      <text:p text:style-name="Standard">### Key Features Implementation</text:p>
      <text:p text:style-name="Standard"/>
      <text:p text:style-name="Standard">#### Chat System</text:p>
      <text:p text:style-name="Standard">The chat system (`chat.tsx`) implements:</text:p>
      <text:p text:style-name="Standard">- Real-time messaging with the LLM</text:p>
      <text:p text:style-name="Standard">- Chat session management</text:p>
      <text:p text:style-name="Standard">- Message history</text:p>
      <text:p text:style-name="Standard">- Sidebar navigation on web</text:p>
      <text:p text:style-name="Standard">- Responsive design for mobile and web</text:p>
      <text:p text:style-name="Standard"/>
      <text:p text:style-name="Standard">Key functions:</text:p>
      <text:p text:style-name="Standard">```javascript</text:p>
      <text:p text:style-name="P2">// Starts a new chat session</text:p>
      <text:p text:style-name="P2">const startNewChat = async () =&gt; {</text:p>
      <text:p text:style-name="P2"><text:s text:c="2"/>// Creates unique session ID</text:p>
      <text:p text:style-name="P2"><text:s text:c="2"/>// Initializes chat in backend</text:p>
      <text:p text:style-name="P2"><text:s text:c="2"/>// Updates local state</text:p>
      <text:p text:style-name="P2">}</text:p>
      <text:p text:style-name="P2"/>
      <text:p text:style-name="P2">// Sends message to LLM</text:p>
      <text:p text:style-name="P2">const sendMessage = async () =&gt; {</text:p>
      <text:p text:style-name="P2"><text:s text:c="2"/>// Validates input</text:p>
      <text:p text:style-name="P2"><text:s text:c="2"/>// Sends to server</text:p>
      <text:p text:style-name="P2"><text:s text:c="2"/>// Updates UI with response</text:p>
      <text:p text:style-name="P2"><text:s text:c="2"/>// Saves to history</text:p>
      <text:p text:style-name="P2">}</text:p>
      <text:p text:style-name="Standard"><text:soft-page-break/>```</text:p>
      <text:p text:style-name="Standard"/>
      <text:p text:style-name="Standard">#### Document Processing (`rag.tsx`)</text:p>
      <text:p text:style-name="Standard">Implements:</text:p>
      <text:p text:style-name="Standard">- File upload system</text:p>
      <text:p text:style-name="Standard">- Document chunk management</text:p>
      <text:p text:style-name="Standard">- RAG (Retrieval-Augmented Generation) queries</text:p>
      <text:p text:style-name="Standard">- Document deletion and management</text:p>
      <text:p text:style-name="Standard"/>
      <text:p text:style-name="Standard">Key functions:</text:p>
      <text:p text:style-name="Standard">```javascript</text:p>
      <text:p text:style-name="P2">// Handles document upload</text:p>
      <text:p text:style-name="P2">const handleUpload = async () =&gt; {</text:p>
      <text:p text:style-name="P2"><text:s text:c="2"/>// Picks document using expo-document-picker</text:p>
      <text:p text:style-name="P2"><text:s text:c="2"/>// Creates FormData</text:p>
      <text:p text:style-name="P2"><text:s text:c="2"/>// Sends to server</text:p>
      <text:p text:style-name="P2"><text:s text:c="2"/>// Updates local state</text:p>
      <text:p text:style-name="P2">}</text:p>
      <text:p text:style-name="P2"/>
      <text:p text:style-name="P2">// Processes RAG queries</text:p>
      <text:p text:style-name="P2">const handleSubmit = async () =&gt; {</text:p>
      <text:p text:style-name="P2"><text:s text:c="2"/>// Sends query with RAG flag</text:p>
      <text:p text:style-name="P2"><text:s text:c="2"/>// Processes response</text:p>
      <text:p text:style-name="P2"><text:s text:c="2"/>// Updates UI</text:p>
      <text:p text:style-name="P2">}</text:p>
      <text:p text:style-name="Standard">```</text:p>
      <text:p text:style-name="Standard"/>
      <text:p text:style-name="Standard">## Part 5: Running the Application</text:p>
      <text:p text:style-name="Standard"/>
      <text:p text:style-name="Standard">### Starting the Development Environment</text:p>
      <text:p text:style-name="Standard">1. Start the Node.js server:</text:p>
      <text:p text:style-name="Standard">```bash</text:p>
      <text:p text:style-name="P2">cd server</text:p>
      <text:p text:style-name="P2">node server.js</text:p>
      <text:p text:style-name="Standard">```</text:p>
      <text:p text:style-name="Standard"/>
      <text:p text:style-name="Standard">2. Start the Expo development server:</text:p>
      <text:p text:style-name="Standard">```bash</text:p>
      <text:p text:style-name="P2">cd client/chatgp_me</text:p>
      <text:p text:style-name="P2">expo start</text:p>
      <text:p text:style-name="Standard">```</text:p>
      <text:p text:style-name="Standard"/>
      <text:p text:style-name="Standard">### Accessing the Application</text:p>
      <text:p text:style-name="Standard">- Web: Open browser to http://localhost:19006</text:p>
      <text:p text:style-name="Standard">- iOS: </text:p>
      <text:p text:style-name="Standard"><text:s text:c="2"/>- Install Expo Go app on your iPhone</text:p>
      <text:p text:style-name="Standard"><text:s text:c="2"/>- Scan QR code from terminal</text:p>
      <text:p text:style-name="Standard"><text:s text:c="2"/>- Or run in iOS simulator: `expo start --ios`</text:p>
      <text:p text:style-name="Standard"/>
      <text:p text:style-name="Standard">## Part 6: Common Issues and Solutions</text:p>
      <text:p text:style-name="Standard"/>
      <text:p text:style-name="Standard"><text:soft-page-break/>### CORS Issues</text:p>
      <text:p text:style-name="Standard">If experiencing CORS errors:</text:p>
      <text:p text:style-name="Standard">1. Verify server CORS configuration</text:p>
      <text:p text:style-name="Standard">2. Check API endpoint URLs</text:p>
      <text:p text:style-name="Standard">3. Ensure proper headers in requests</text:p>
      <text:p text:style-name="Standard"/>
      <text:p text:style-name="Standard">### File Upload Problems</text:p>
      <text:p text:style-name="Standard">Common issues:</text:p>
      <text:p text:style-name="Standard">1. File size limits</text:p>
      <text:p text:style-name="Standard">2. File type restrictions</text:p>
      <text:p text:style-name="Standard">3. FormData formation</text:p>
      <text:p text:style-name="Standard"/>
      <text:p text:style-name="Standard">### State Management</text:p>
      <text:p text:style-name="Standard">Tips for debugging:</text:p>
      <text:p text:style-name="Standard">1. Use React Developer Tools</text:p>
      <text:p text:style-name="Standard">2. Check AsyncStorage data</text:p>
      <text:p text:style-name="Standard">3. Monitor network requests</text:p>
      <text:p text:style-name="Standard"/>
      <text:p text:style-name="Standard">## Part 7: Best Practices and Tips</text:p>
      <text:p text:style-name="Standard"/>
      <text:p text:style-name="Standard">### Code Organization</text:p>
      <text:p text:style-name="Standard">1. Keep components modular</text:p>
      <text:p text:style-name="Standard">2. Use consistent naming conventions</text:p>
      <text:p text:style-name="Standard">3. Implement proper error handling</text:p>
      <text:p text:style-name="Standard">4. Add detailed comments</text:p>
      <text:p text:style-name="Standard">5. Follow React/React Native best practices</text:p>
      <text:p text:style-name="Standard"/>
      <text:p text:style-name="Standard">### Performance Optimization</text:p>
      <text:p text:style-name="Standard">1. Implement proper loading states</text:p>
      <text:p text:style-name="Standard">2. Use memory efficiently</text:p>
      <text:p text:style-name="Standard">3. Optimize image and file handling</text:p>
      <text:p text:style-name="Standard">4. Implement proper cleanup in useEffect</text:p>
      <text:p text:style-name="Standard"/>
      <text:p text:style-name="Standard">### Security Considerations</text:p>
      <text:p text:style-name="Standard">1. Validate all inputs</text:p>
      <text:p text:style-name="Standard">2. Sanitize file uploads</text:p>
      <text:p text:style-name="Standard">3. Implement proper error handling</text:p>
      <text:p text:style-name="Standard">4. Use secure communication protocols</text:p>
      <text:p text:style-name="Standard">5. Handle sensitive data appropriately</text:p>
      <text:p text:style-name="Standard"/>
      <text:p text:style-name="Standard">## Next Steps and Resources</text:p>
      <text:p text:style-name="Standard"/>
      <text:p text:style-name="Standard">### Further Learning</text:p>
      <text:p text:style-name="Standard">1. React Native Documentation</text:p>
      <text:p text:style-name="Standard">2. Expo Documentation</text:p>
      <text:p text:style-name="Standard">3. Node.js Best Practices</text:p>
      <text:p text:style-name="Standard">4. LLM Integration Patterns</text:p>
      <text:p text:style-name="Standard"/>
      <text:p text:style-name="Standard">### Community Resources</text:p>
      <text:p text:style-name="Standard"><text:soft-page-break/>1. Expo Forums</text:p>
      <text:p text:style-name="Standard">2. React Native Community</text:p>
      <text:p text:style-name="Standard">3. Stack Overflow</text:p>
      <text:p text:style-name="Standard">4. GitHub Discussions</text:p>
      <text:p text:style-name="Standard"/>
      <text:p text:style-name="Standard">This guide provides a foundation for building the LLM chat application. As you progress, you'll discover more advanced features and optimizations you can implement to enhance the user experience and application functionality.</text:p>
      <text:p text:style-name="Standard"/>
      <text:p text:style-name="P2">// AppContext.tsx</text:p>
      <text:p text:style-name="P2">// This file implements the Context API pattern for global state management</text:p>
      <text:p text:style-name="P2">// It provides a way to share state between components without prop drilling</text:p>
      <text:p text:style-name="P2"/>
      <text:p text:style-name="P2">import React, { createContext, useContext, useState, ReactNode } from 'react';</text:p>
      <text:p text:style-name="P2"/>
      <text:p text:style-name="P2">interface AppContextType {</text:p>
      <text:p text:style-name="P2"><text:s text:c="2"/>modelName: string; <text:s text:c="7"/>// Stores the currently selected LLM model</text:p>
      <text:p text:style-name="P2"><text:s text:c="2"/>setModelName: (name: string) =&gt; void; <text:s/>// Function to update the model</text:p>
      <text:p text:style-name="P2"><text:s text:c="2"/>logThis: (label: string, data: any) =&gt; void; <text:s/>// Utility for debugging</text:p>
      <text:p text:style-name="P2">}</text:p>
      <text:p text:style-name="P2"/>
      <text:p text:style-name="P2">// Default values for the context</text:p>
      <text:p text:style-name="P2">const defaultContext: AppContextType = {</text:p>
      <text:p text:style-name="P2"><text:s text:c="2"/>modelName: 'TinyLlama/TinyLlama-1.1B-Chat-v1.0', <text:s/>// Default model</text:p>
      <text:p text:style-name="P2"><text:s text:c="2"/>setModelName: () =&gt; {}, <text:s/>// Empty function placeholder</text:p>
      <text:p text:style-name="P2"><text:s text:c="2"/>logThis: () =&gt; {}, <text:s text:c="5"/>// Empty logging placeholder</text:p>
      <text:p text:style-name="P2">};</text:p>
      <text:p text:style-name="P2"/>
      <text:p text:style-name="P2">// Create the context with default values</text:p>
      <text:p text:style-name="P2">const AppContext = createContext&lt;AppContextType&gt;(defaultContext);</text:p>
      <text:p text:style-name="P2"/>
      <text:p text:style-name="P2">// Custom hook for easy context consumption in components</text:p>
      <text:p text:style-name="P2">export const useAppContext = () =&gt; useContext(AppContext);</text:p>
      <text:p text:style-name="P2"/>
      <text:p text:style-name="P2">interface AppProviderProps {</text:p>
      <text:p text:style-name="P2"><text:s text:c="2"/>children: ReactNode; <text:s/>// Types the children prop as React nodes</text:p>
      <text:p text:style-name="P2">}</text:p>
      <text:p text:style-name="P2"/>
      <text:p text:style-name="P2">// Provider component that wraps the app and provides context values</text:p>
      <text:p text:style-name="P2">export const AppProvider: React.FC&lt;AppProviderProps&gt; = ({ children }) =&gt; {</text:p>
      <text:p text:style-name="P2"><text:s text:c="2"/>// State for the model name with the default value</text:p>
      <text:p text:style-name="P2"><text:s text:c="2"/>const [modelName, setModelName] = useState(defaultContext.modelName);</text:p>
      <text:p text:style-name="P2"/>
      <text:p text:style-name="P2"><text:s text:c="2"/>// Utility function for consistent logging across the app</text:p>
      <text:p text:style-name="P2"><text:s text:c="2"/>const logThis = (label: string, data: any) =&gt; {</text:p>
      <text:p text:style-name="P2"><text:s text:c="4"/>console.log(`[${label}]`, data);</text:p>
      <text:p text:style-name="P2"><text:s text:c="2"/>};</text:p>
      <text:p text:style-name="P2"/>
      <text:p text:style-name="P2"><text:s text:c="2"/>// Provide the context values to all child components</text:p>
      <text:p text:style-name="P2"><text:s text:c="2"/>return (</text:p>
      <text:p text:style-name="P2"><text:s text:c="4"/>&lt;AppContext.Provider</text:p>
      <text:p text:style-name="P2"><text:s text:c="6"/>value={{</text:p>
      <text:p text:style-name="P2"><text:s text:c="8"/>modelName,</text:p>
      <text:p text:style-name="P2"><text:s text:c="8"/>setModelName,</text:p>
      <text:p text:style-name="P2"><text:s text:c="8"/>logThis,</text:p>
      <text:p text:style-name="P2"><text:soft-page-break/><text:s text:c="6"/>}}</text:p>
      <text:p text:style-name="P2"><text:s text:c="4"/>&gt;</text:p>
      <text:p text:style-name="P2"><text:s text:c="6"/>{children}</text:p>
      <text:p text:style-name="P2"><text:s text:c="4"/>&lt;/AppContext.Provider&gt;</text:p>
      <text:p text:style-name="P2"><text:s text:c="2"/>);</text:p>
      <text:p text:style-name="P2">};</text:p>
      <text:p text:style-name="P2"/>
      <text:p text:style-name="P2">// AlertModal.tsx</text:p>
      <text:p text:style-name="P2">// Reusable modal component for displaying alerts and confirmations</text:p>
      <text:p text:style-name="P2">import React from 'react';</text:p>
      <text:p text:style-name="P2">import { Modal, View, Text, TouchableOpacity, StyleSheet } from 'react-native';</text:p>
      <text:p text:style-name="P2"/>
      <text:p text:style-name="P2">interface Button {</text:p>
      <text:p text:style-name="P2"><text:s text:c="2"/>text: string; <text:s text:c="10"/>// Button label</text:p>
      <text:p text:style-name="P2"><text:s text:c="2"/>onPress: () =&gt; void; <text:s text:c="3"/>// Button action</text:p>
      <text:p text:style-name="P2"><text:s text:c="2"/>style?: 'default' | 'cancel' | 'destructive'; <text:s/>// Visual style</text:p>
      <text:p text:style-name="P2">}</text:p>
      <text:p text:style-name="P2"/>
      <text:p text:style-name="P2">interface AlertModalProps {</text:p>
      <text:p text:style-name="P2"><text:s text:c="2"/>visible: boolean; <text:s text:c="6"/>// Controls modal visibility</text:p>
      <text:p text:style-name="P2"><text:s text:c="2"/>onClose: () =&gt; void; <text:s text:c="2"/>// Handler for modal dismissal</text:p>
      <text:p text:style-name="P2"><text:s text:c="2"/>title: string; <text:s text:c="8"/>// Modal title</text:p>
      <text:p text:style-name="P2"><text:s text:c="2"/>message: string; <text:s text:c="6"/>// Modal content</text:p>
      <text:p text:style-name="P2"><text:s text:c="2"/>buttons: Button[]; <text:s text:c="4"/>// Array of action buttons</text:p>
      <text:p text:style-name="P2">}</text:p>
      <text:p text:style-name="P2"/>
      <text:p text:style-name="P2">const AlertModal: React.FC&lt;AlertModalProps&gt; = ({</text:p>
      <text:p text:style-name="P2"><text:s text:c="2"/>visible,</text:p>
      <text:p text:style-name="P2"><text:s text:c="2"/>onClose,</text:p>
      <text:p text:style-name="P2"><text:s text:c="2"/>title,</text:p>
      <text:p text:style-name="P2"><text:s text:c="2"/>message,</text:p>
      <text:p text:style-name="P2"><text:s text:c="2"/>buttons,</text:p>
      <text:p text:style-name="P2">}) =&gt; {</text:p>
      <text:p text:style-name="P2"><text:s text:c="2"/>return (</text:p>
      <text:p text:style-name="P2"><text:s text:c="4"/>&lt;Modal</text:p>
      <text:p text:style-name="P2"><text:s text:c="6"/>visible={visible}</text:p>
      <text:p text:style-name="P2"><text:s text:c="6"/>transparent</text:p>
      <text:p text:style-name="P2"><text:s text:c="6"/>animationType="fade"</text:p>
      <text:p text:style-name="P2"><text:s text:c="6"/>onRequestClose={onClose}</text:p>
      <text:p text:style-name="P2"><text:s text:c="4"/>&gt;</text:p>
      <text:p text:style-name="P2"><text:s text:c="6"/>&lt;View style={styles.overlay}&gt;</text:p>
      <text:p text:style-name="P2"><text:s text:c="8"/>&lt;View style={styles.content}&gt;</text:p>
      <text:p text:style-name="P2"><text:s text:c="10"/>&lt;Text style={styles.title}&gt;{title}&lt;/Text&gt;</text:p>
      <text:p text:style-name="P2"><text:s text:c="10"/>&lt;Text style={styles.message}&gt;{message}&lt;/Text&gt;</text:p>
      <text:p text:style-name="P2"><text:s text:c="10"/></text:p>
      <text:p text:style-name="P2"><text:s text:c="10"/>&lt;View style={styles.buttonContainer}&gt;</text:p>
      <text:p text:style-name="P2"><text:s text:c="12"/>{buttons.map((button, index) =&gt; (</text:p>
      <text:p text:style-name="P2"><text:s text:c="14"/>&lt;TouchableOpacity</text:p>
      <text:p text:style-name="P2"><text:s text:c="16"/>key={index}</text:p>
      <text:p text:style-name="P2"><text:s text:c="16"/>style={[</text:p>
      <text:p text:style-name="P2"><text:s text:c="18"/>styles.button,</text:p>
      <text:p text:style-name="P2"><text:s text:c="18"/>// Apply different styles based on button type</text:p>
      <text:p text:style-name="P2"><text:s text:c="18"/>button.style === 'destructive' &amp;&amp; styles.destructiveButton,</text:p>
      <text:p text:style-name="P2"><text:s text:c="18"/>button.style === 'cancel' &amp;&amp; styles.cancelButton,</text:p>
      <text:p text:style-name="P2"><text:s text:c="16"/>]}</text:p>
      <text:p text:style-name="P2"><text:s text:c="16"/>onPress={button.onPress}</text:p>
      <text:p text:style-name="P2"><text:soft-page-break/><text:s text:c="14"/>&gt;</text:p>
      <text:p text:style-name="P2"><text:s text:c="16"/>&lt;Text</text:p>
      <text:p text:style-name="P2"><text:s text:c="18"/>style={[</text:p>
      <text:p text:style-name="P2"><text:s text:c="20"/>styles.buttonText,</text:p>
      <text:p text:style-name="P2"><text:s text:c="20"/>button.style === 'destructive' &amp;&amp; styles.destructiveText,</text:p>
      <text:p text:style-name="P2"><text:s text:c="20"/>button.style === 'cancel' &amp;&amp; styles.cancelText,</text:p>
      <text:p text:style-name="P2"><text:s text:c="18"/>]}</text:p>
      <text:p text:style-name="P2"><text:s text:c="16"/>&gt;</text:p>
      <text:p text:style-name="P2"><text:s text:c="18"/>{button.text}</text:p>
      <text:p text:style-name="P2"><text:s text:c="16"/>&lt;/Text&gt;</text:p>
      <text:p text:style-name="P2"><text:s text:c="14"/>&lt;/TouchableOpacity&gt;</text:p>
      <text:p text:style-name="P2"><text:s text:c="12"/>))}</text:p>
      <text:p text:style-name="P2"><text:s text:c="10"/>&lt;/View&gt;</text:p>
      <text:p text:style-name="P2"><text:s text:c="8"/>&lt;/View&gt;</text:p>
      <text:p text:style-name="P2"><text:s text:c="6"/>&lt;/View&gt;</text:p>
      <text:p text:style-name="P2"><text:s text:c="4"/>&lt;/Modal&gt;</text:p>
      <text:p text:style-name="P2"><text:s text:c="2"/>);</text:p>
      <text:p text:style-name="P2">};</text:p>
      <text:p text:style-name="P2"/>
      <text:p text:style-name="P2">// ThemedView.tsx</text:p>
      <text:p text:style-name="P2">// Component that automatically applies the current theme colors</text:p>
      <text:p text:style-name="P2">import { View, ViewProps } from 'react-native';</text:p>
      <text:p text:style-name="P2">import { useThemeColor } from '@/hooks/useThemeColor';</text:p>
      <text:p text:style-name="P2"/>
      <text:p text:style-name="P2">export type ThemedViewProps = ViewProps &amp; {</text:p>
      <text:p text:style-name="P2"><text:s text:c="2"/>lightColor?: string; <text:s text:c="2"/>// Optional custom light theme color</text:p>
      <text:p text:style-name="P2"><text:s text:c="2"/>darkColor?: string; <text:s text:c="3"/>// Optional custom dark theme color</text:p>
      <text:p text:style-name="P2">};</text:p>
      <text:p text:style-name="P2"/>
      <text:p text:style-name="P2">export function ThemedView({ </text:p>
      <text:p text:style-name="P2"><text:s text:c="2"/>style, </text:p>
      <text:p text:style-name="P2"><text:s text:c="2"/>lightColor, </text:p>
      <text:p text:style-name="P2"><text:s text:c="2"/>darkColor, </text:p>
      <text:p text:style-name="P2"><text:s text:c="2"/>...otherProps </text:p>
      <text:p text:style-name="P2">}: ThemedViewProps) {</text:p>
      <text:p text:style-name="P2"><text:s text:c="2"/>// Get the appropriate background color based on current theme</text:p>
      <text:p text:style-name="P2"><text:s text:c="2"/>const backgroundColor = useThemeColor(</text:p>
      <text:p text:style-name="P2"><text:s text:c="4"/>{ light: lightColor, dark: darkColor }, </text:p>
      <text:p text:style-name="P2"><text:s text:c="4"/>'background'</text:p>
      <text:p text:style-name="P2"><text:s text:c="2"/>);</text:p>
      <text:p text:style-name="P2"/>
      <text:p text:style-name="P2"><text:s text:c="2"/>return &lt;View style={[{ backgroundColor }, style]} {...otherProps} /&gt;;</text:p>
      <text:p text:style-name="P2">}</text:p>
      <text:p text:style-name="P2"/>
      <text:p text:style-name="P1"># Understanding and Building the Chat System</text:p>
      <text:p text:style-name="Standard"/>
      <text:p text:style-name="Standard">## Introduction</text:p>
      <text:p text:style-name="Standard">The chat system is the heart of our LLM application. Think of it as a sophisticated messaging app, like WhatsApp or iMessage, but instead of talking to another person, you're conversing with an AI language model. Today, we'll learn how to build this system step by step.</text:p>
      <text:p text:style-name="Standard"/>
      <text:p text:style-name="Standard">## Lesson Objectives</text:p>
      <text:p text:style-name="Standard">After completing this lesson, you will understand:</text:p>
      <text:p text:style-name="Standard">1. How to manage chat sessions</text:p>
      <text:p text:style-name="Standard">2. How to implement real-time messaging</text:p>
      <text:p text:style-name="Standard">3. How to create responsive layouts for both web and mobile</text:p>
      <text:p text:style-name="Standard">4. How to store and retrieve chat history</text:p>
      <text:p text:style-name="Standard">5. How to handle user interactions effectively</text:p>
      <text:p text:style-name="Standard"/>
      <text:p text:style-name="Standard">## Part 1: Understanding the Data Structure</text:p>
      <text:p text:style-name="Standard"/>
      <text:p text:style-name="Standard">First, let's understand the key data structures we'll be working with. In our chat system, we have two main types of data:</text:p>
      <text:p text:style-name="Standard"/>
      <text:p text:style-name="Standard">### Message Structure</text:p>
      <text:p text:style-name="Standard">```typescript</text:p>
      <text:p text:style-name="P2">interface Message {</text:p>
      <text:p text:style-name="P2"><text:s text:c="2"/>role: 'user' | 'assistant'; <text:s/>// Who sent the message</text:p>
      <text:p text:style-name="P2"><text:s text:c="2"/>content: string; <text:s text:c="12"/>// The message content</text:p>
      <text:p text:style-name="P2"><text:s text:c="2"/>timestamp: string; <text:s text:c="10"/>// When the message was sent</text:p>
      <text:p text:style-name="P2">}</text:p>
      <text:p text:style-name="Standard">```</text:p>
      <text:p text:style-name="Standard"/>
      <text:p text:style-name="Standard">### Chat Session Structure</text:p>
      <text:p text:style-name="Standard">```typescript</text:p>
      <text:p text:style-name="P2">interface ChatSession {</text:p>
      <text:p text:style-name="P2"><text:s text:c="2"/>id: string; <text:s text:c="11"/>// Unique identifier for the session</text:p>
      <text:p text:style-name="P2"><text:s text:c="2"/>name: string; <text:s text:c="9"/>// User-given name for the chat</text:p>
      <text:p text:style-name="P2"><text:s text:c="2"/>lastMessage: string; <text:s text:c="2"/>// Most recent message</text:p>
      <text:p text:style-name="P2"><text:s text:c="2"/>timestamp: string; <text:s text:c="4"/>// Last update time</text:p>
      <text:p text:style-name="P2">}</text:p>
      <text:p text:style-name="Standard">```</text:p>
      <text:p text:style-name="Standard"/>
      <text:p text:style-name="Standard">## Part 2: Building the Chat Interface</text:p>
      <text:p text:style-name="Standard"/>
      <text:p text:style-name="Standard">Let's start by creating the basic chat interface. We'll use React Native components to build a responsive layout that works well on both web and mobile.</text:p>
      <text:p text:style-name="Standard"/>
      <text:p text:style-name="Standard">```typescript</text:p>
      <text:p text:style-name="P2">import React, { useState, useEffect, useRef } from 'react';</text:p>
      <text:p text:style-name="P2">import {</text:p>
      <text:p text:style-name="P2"><text:s text:c="2"/>View,</text:p>
      <text:p text:style-name="P2"><text:s text:c="2"/>TextInput,</text:p>
      <text:p text:style-name="P2"><text:s text:c="2"/>FlatList,</text:p>
      <text:p text:style-name="P2"><text:s text:c="2"/>KeyboardAvoidingView,</text:p>
      <text:p text:style-name="P2"><text:soft-page-break/><text:s text:c="2"/>Platform,</text:p>
      <text:p text:style-name="P2">} from 'react-native';</text:p>
      <text:p text:style-name="Standard"/>
      <text:p text:style-name="P2">export default function ChatScreen() {</text:p>
      <text:p text:style-name="P2"><text:s text:c="2"/>// State for managing messages</text:p>
      <text:p text:style-name="P2"><text:s text:c="2"/>const [messages, setMessages] = useState&lt;Message[]&gt;([]);</text:p>
      <text:p text:style-name="P2"><text:s text:c="2"/></text:p>
      <text:p text:style-name="P2"><text:s text:c="2"/>// State for managing the input field</text:p>
      <text:p text:style-name="P2"><text:s text:c="2"/>const [inputText, setInputText] = useState('');</text:p>
      <text:p text:style-name="P2"><text:s text:c="2"/></text:p>
      <text:p text:style-name="P2"><text:s text:c="2"/>// Reference to scroll to bottom of chat</text:p>
      <text:p text:style-name="P2"><text:s text:c="2"/>const flatListRef = useRef&lt;FlatList&gt;(null);</text:p>
      <text:p text:style-name="P2"/>
      <text:p text:style-name="P2"><text:s text:c="2"/>// Function to render individual messages</text:p>
      <text:p text:style-name="P2"><text:s text:c="2"/>const renderMessage = ({ item }: { item: Message }) =&gt; (</text:p>
      <text:p text:style-name="P2"><text:s text:c="4"/>&lt;View style={[</text:p>
      <text:p text:style-name="P2"><text:s text:c="6"/>styles.messageContainer,</text:p>
      <text:p text:style-name="P2"><text:s text:c="6"/>item.role === 'user' ? styles.userMessage : styles.assistantMessage,</text:p>
      <text:p text:style-name="P2"><text:s text:c="4"/>]}&gt;</text:p>
      <text:p text:style-name="P2"><text:s text:c="6"/>&lt;Text style={styles.messageText}&gt;{item.content}&lt;/Text&gt;</text:p>
      <text:p text:style-name="P2"><text:s text:c="6"/>&lt;Text style={styles.timestamp}&gt;</text:p>
      <text:p text:style-name="P2"><text:s text:c="8"/>{new Date(item.timestamp).toLocaleTimeString()}</text:p>
      <text:p text:style-name="P2"><text:s text:c="6"/>&lt;/Text&gt;</text:p>
      <text:p text:style-name="P2"><text:s text:c="4"/>&lt;/View&gt;</text:p>
      <text:p text:style-name="P2"><text:s text:c="2"/>);</text:p>
      <text:p text:style-name="P2"/>
      <text:p text:style-name="P2"><text:s text:c="2"/>return (</text:p>
      <text:p text:style-name="P2"><text:s text:c="4"/>&lt;SafeAreaView style={styles.container}&gt;</text:p>
      <text:p text:style-name="P2"><text:s text:c="6"/>&lt;KeyboardAvoidingView</text:p>
      <text:p text:style-name="P2"><text:s text:c="8"/>behavior={Platform.OS === 'ios' ? 'padding' : 'height'}</text:p>
      <text:p text:style-name="P2"><text:s text:c="8"/>style={styles.keyboardAvoid}</text:p>
      <text:p text:style-name="P2"><text:s text:c="6"/>&gt;</text:p>
      <text:p text:style-name="P2"><text:s text:c="8"/>&lt;FlatList</text:p>
      <text:p text:style-name="P2"><text:s text:c="10"/>ref={flatListRef}</text:p>
      <text:p text:style-name="P2"><text:s text:c="10"/>data={messages}</text:p>
      <text:p text:style-name="P2"><text:s text:c="10"/>renderItem={renderMessage}</text:p>
      <text:p text:style-name="P2"><text:s text:c="10"/>keyExtractor={(item, index) =&gt; `${item.timestamp}-${index}`}</text:p>
      <text:p text:style-name="P2"><text:s text:c="10"/>onContentSizeChange={() =&gt; flatListRef.current?.scrollToEnd()}</text:p>
      <text:p text:style-name="P2"><text:s text:c="8"/>/&gt;</text:p>
      <text:p text:style-name="P2"/>
      <text:p text:style-name="P2"><text:s text:c="8"/>&lt;View style={styles.inputContainer}&gt;</text:p>
      <text:p text:style-name="P2"><text:s text:c="10"/>&lt;TextInput</text:p>
      <text:p text:style-name="P2"><text:s text:c="12"/>style={styles.input}</text:p>
      <text:p text:style-name="P2"><text:s text:c="12"/>value={inputText}</text:p>
      <text:p text:style-name="P2"><text:s text:c="12"/>onChangeText={setInputText}</text:p>
      <text:p text:style-name="P2"><text:s text:c="12"/>placeholder="Type your message..."</text:p>
      <text:p text:style-name="P2"><text:s text:c="12"/>multiline</text:p>
      <text:p text:style-name="P2"><text:s text:c="10"/>/&gt;</text:p>
      <text:p text:style-name="P2"><text:s text:c="10"/>&lt;TouchableOpacity</text:p>
      <text:p text:style-name="P2"><text:s text:c="12"/>style={styles.sendButton}</text:p>
      <text:p text:style-name="P2"><text:s text:c="12"/>onPress={handleSendMessage}</text:p>
      <text:p text:style-name="P2"><text:s text:c="10"/>&gt;</text:p>
      <text:p text:style-name="P2"><text:s text:c="12"/>&lt;FontAwesome name="send" size={16} color="#fff" /&gt;</text:p>
      <text:p text:style-name="P2"><text:s text:c="10"/>&lt;/TouchableOpacity&gt;</text:p>
      <text:p text:style-name="P2"><text:s text:c="8"/>&lt;/View&gt;</text:p>
      <text:p text:style-name="P2"><text:s text:c="6"/>&lt;/KeyboardAvoidingView&gt;</text:p>
      <text:p text:style-name="P2"><text:soft-page-break/><text:s text:c="4"/>&lt;/SafeAreaView&gt;</text:p>
      <text:p text:style-name="P2"><text:s text:c="2"/>);</text:p>
      <text:p text:style-name="P2">}</text:p>
      <text:p text:style-name="Standard">```</text:p>
      <text:p text:style-name="Standard"/>
      <text:p text:style-name="Standard">## Part 3: Implementing Chat Session Management</text:p>
      <text:p text:style-name="Standard"/>
      <text:p text:style-name="Standard">Now let's implement the session management system. This allows users to create and switch between different conversations.</text:p>
      <text:p text:style-name="Standard"/>
      <text:p text:style-name="Standard">```typescript</text:p>
      <text:p text:style-name="P2">function ChatScreen() {</text:p>
      <text:p text:style-name="P2"><text:s text:c="2"/>// Add state for sessions</text:p>
      <text:p text:style-name="P2"><text:s text:c="2"/>const [sessions, setSessions] = useState&lt;ChatSession[]&gt;([]);</text:p>
      <text:p text:style-name="P2"><text:s text:c="2"/>const [currentSession, setCurrentSession] = useState&lt;string | null&gt;(null);</text:p>
      <text:p text:style-name="P2"/>
      <text:p text:style-name="P2"><text:s text:c="2"/>// Function to create a new chat session</text:p>
      <text:p text:style-name="P2"><text:s text:c="2"/>const startNewChat = async () =&gt; {</text:p>
      <text:p text:style-name="P2"><text:s text:c="4"/>if (!newChatName.trim()) return;</text:p>
      <text:p text:style-name="P2"/>
      <text:p text:style-name="P2"><text:s text:c="4"/>const sessionId = Date.now().toString();</text:p>
      <text:p text:style-name="P2"><text:s text:c="4"/></text:p>
      <text:p text:style-name="P2"><text:s text:c="4"/>// Create new session object</text:p>
      <text:p text:style-name="P2"><text:s text:c="4"/>const newSession: ChatSession = {</text:p>
      <text:p text:style-name="P2"><text:s text:c="6"/>id: sessionId,</text:p>
      <text:p text:style-name="P2"><text:s text:c="6"/>name: newChatName.trim(),</text:p>
      <text:p text:style-name="P2"><text:s text:c="6"/>lastMessage: '',</text:p>
      <text:p text:style-name="P2"><text:s text:c="6"/>timestamp: new Date().toISOString(),</text:p>
      <text:p text:style-name="P2"><text:s text:c="4"/>};</text:p>
      <text:p text:style-name="P2"/>
      <text:p text:style-name="P2"><text:s text:c="4"/>// Update state and storage</text:p>
      <text:p text:style-name="P2"><text:s text:c="4"/>const updatedSessions = [newSession, ...sessions];</text:p>
      <text:p text:style-name="P2"><text:s text:c="4"/>setSessions(updatedSessions);</text:p>
      <text:p text:style-name="P2"><text:s text:c="4"/>await AsyncStorage.setItem('chatSessions', JSON.stringify(updatedSessions));</text:p>
      <text:p text:style-name="P2"><text:s text:c="4"/></text:p>
      <text:p text:style-name="P2"><text:s text:c="4"/>setCurrentSession(sessionId);</text:p>
      <text:p text:style-name="P2"><text:s text:c="4"/>setMessages([]);</text:p>
      <text:p text:style-name="P2"><text:s text:c="2"/>};</text:p>
      <text:p text:style-name="P2"/>
      <text:p text:style-name="P2"><text:s text:c="2"/>// Load existing sessions on component mount</text:p>
      <text:p text:style-name="P2"><text:s text:c="2"/>useEffect(() =&gt; {</text:p>
      <text:p text:style-name="P2"><text:s text:c="4"/>loadSessions();</text:p>
      <text:p text:style-name="P2"><text:s text:c="2"/>}, []);</text:p>
      <text:p text:style-name="P2"/>
      <text:p text:style-name="P2"><text:s text:c="2"/>const loadSessions = async () =&gt; {</text:p>
      <text:p text:style-name="P2"><text:s text:c="4"/>try {</text:p>
      <text:p text:style-name="P2"><text:s text:c="6"/>const savedSessions = await AsyncStorage.getItem('chatSessions');</text:p>
      <text:p text:style-name="P2"><text:s text:c="6"/>if (savedSessions) {</text:p>
      <text:p text:style-name="P2"><text:s text:c="8"/>setSessions(JSON.parse(savedSessions));</text:p>
      <text:p text:style-name="P2"><text:s text:c="6"/>}</text:p>
      <text:p text:style-name="P2"><text:s text:c="4"/>} catch (error) {</text:p>
      <text:p text:style-name="P2"><text:s text:c="6"/>console.error('Error loading sessions:', error);</text:p>
      <text:p text:style-name="P2"><text:s text:c="4"/>}</text:p>
      <text:p text:style-name="P2"><text:s text:c="2"/>};</text:p>
      <text:p text:style-name="P2">}</text:p>
      <text:p text:style-name="Standard"><text:soft-page-break/>```</text:p>
      <text:p text:style-name="Standard"/>
      <text:p text:style-name="Standard">## Part 4: Implementing Real-Time Messaging</text:p>
      <text:p text:style-name="Standard"/>
      <text:p text:style-name="Standard">Now we'll implement the messaging functionality that communicates with our LLM server.</text:p>
      <text:p text:style-name="Standard"/>
      <text:p text:style-name="Standard">```typescript</text:p>
      <text:p text:style-name="P2">const sendMessage = async () =&gt; {</text:p>
      <text:p text:style-name="P2"><text:s text:c="2"/>if (!inputText.trim() || !currentSession) return;</text:p>
      <text:p text:style-name="P2"/>
      <text:p text:style-name="P2"><text:s text:c="2"/>const userMessage = inputText.trim();</text:p>
      <text:p text:style-name="P2"><text:s text:c="2"/>setInputText('');</text:p>
      <text:p text:style-name="P2"><text:s text:c="2"/></text:p>
      <text:p text:style-name="P2"><text:s text:c="2"/>// Add user message to the chat</text:p>
      <text:p text:style-name="P2"><text:s text:c="2"/>const newMessage: Message = {</text:p>
      <text:p text:style-name="P2"><text:s text:c="4"/>role: 'user',</text:p>
      <text:p text:style-name="P2"><text:s text:c="4"/>content: userMessage,</text:p>
      <text:p text:style-name="P2"><text:s text:c="4"/>timestamp: new Date().toISOString()</text:p>
      <text:p text:style-name="P2"><text:s text:c="2"/>};</text:p>
      <text:p text:style-name="P2"><text:s text:c="2"/>setMessages(prev =&gt; [...prev, newMessage]);</text:p>
      <text:p text:style-name="P2"/>
      <text:p text:style-name="P2"><text:s text:c="2"/>try {</text:p>
      <text:p text:style-name="P2"><text:s text:c="4"/>// Send message to server</text:p>
      <text:p text:style-name="P2"><text:s text:c="4"/>const response = await axios.post(`${localhost}/chat/message`, {</text:p>
      <text:p text:style-name="P2"><text:s text:c="6"/>sessionId: currentSession,</text:p>
      <text:p text:style-name="P2"><text:s text:c="6"/>message: userMessage</text:p>
      <text:p text:style-name="P2"><text:s text:c="4"/>});</text:p>
      <text:p text:style-name="P2"/>
      <text:p text:style-name="P2"><text:s text:c="4"/>// Update messages with server response</text:p>
      <text:p text:style-name="P2"><text:s text:c="4"/>setMessages(response.data.messages);</text:p>
      <text:p text:style-name="P2"><text:s text:c="4"/></text:p>
      <text:p text:style-name="P2"><text:s text:c="4"/>// Update session's last message</text:p>
      <text:p text:style-name="P2"><text:s text:c="4"/>const updatedSessions = sessions.map(session =&gt; </text:p>
      <text:p text:style-name="P2"><text:s text:c="6"/>session.id === currentSession </text:p>
      <text:p text:style-name="P2"><text:s text:c="8"/>? { </text:p>
      <text:p text:style-name="P2"><text:s text:c="12"/>...session, </text:p>
      <text:p text:style-name="P2"><text:s text:c="12"/>lastMessage: userMessage, </text:p>
      <text:p text:style-name="P2"><text:s text:c="12"/>timestamp: new Date().toISOString() </text:p>
      <text:p text:style-name="P2"><text:s text:c="10"/>}</text:p>
      <text:p text:style-name="P2"><text:s text:c="8"/>: session</text:p>
      <text:p text:style-name="P2"><text:s text:c="4"/>);</text:p>
      <text:p text:style-name="P2"><text:s text:c="4"/>setSessions(updatedSessions);</text:p>
      <text:p text:style-name="P2"><text:s text:c="4"/>await AsyncStorage.setItem('chatSessions', JSON.stringify(updatedSessions));</text:p>
      <text:p text:style-name="P2"><text:s text:c="4"/></text:p>
      <text:p text:style-name="P2"><text:s text:c="4"/>// Scroll to bottom</text:p>
      <text:p text:style-name="P2"><text:s text:c="4"/>flatListRef.current?.scrollToEnd();</text:p>
      <text:p text:style-name="Standard"><text:span text:style-name="T1"><text:s text:c="2"/>} catch (error) {</text:span></text:p>
      <text:p text:style-name="P2"><text:s text:c="4"/>console.error('Error sending message:', error);</text:p>
      <text:p text:style-name="P2"><text:s text:c="2"/>}</text:p>
      <text:p text:style-name="P2">};</text:p>
      <text:p text:style-name="Standard">```</text:p>
      <text:p text:style-name="Standard"/>
      <text:p text:style-name="Standard">## Part 5: Creating Responsive Design</text:p>
      <text:p text:style-name="Standard"/>
      <text:p text:style-name="Standard"><text:soft-page-break/>Let's implement a responsive layout that adapts to both web and mobile platforms.</text:p>
      <text:p text:style-name="Standard"/>
      <text:p text:style-name="Standard">```typescript</text:p>
      <text:p text:style-name="P2">const styles = StyleSheet.create({</text:p>
      <text:p text:style-name="P2"><text:s text:c="2"/>container: {</text:p>
      <text:p text:style-name="P2"><text:s text:c="4"/>flex: 1,</text:p>
      <text:p text:style-name="P2"><text:s text:c="4"/>backgroundColor: '#f5f5f5',</text:p>
      <text:p text:style-name="P2"><text:s text:c="2"/>},</text:p>
      <text:p text:style-name="P2"><text:s text:c="2"/>mainContainer: {</text:p>
      <text:p text:style-name="P2"><text:s text:c="4"/>flex: 1,</text:p>
      <text:p text:style-name="P2"><text:s text:c="4"/>flexDirection: 'row',</text:p>
      <text:p text:style-name="P2"><text:s text:c="2"/>},</text:p>
      <text:p text:style-name="P2"><text:s text:c="2"/>sidebar: {</text:p>
      <text:p text:style-name="P2"><text:s text:c="4"/>minWidth: 200,</text:p>
      <text:p text:style-name="P2"><text:s text:c="4"/>backgroundColor: '#fff',</text:p>
      <text:p text:style-name="P2"><text:s text:c="4"/>borderRightWidth: 1,</text:p>
      <text:p text:style-name="P2"><text:s text:c="4"/>borderRightColor: '#ddd',</text:p>
      <text:p text:style-name="P2"><text:s text:c="4"/>...Platform.select({</text:p>
      <text:p text:style-name="P2"><text:s text:c="6"/>web: {</text:p>
      <text:p text:style-name="P2"><text:s text:c="8"/>minWidth: 150,</text:p>
      <text:p text:style-name="P2"><text:s text:c="6"/>},</text:p>
      <text:p text:style-name="P2"><text:s text:c="6"/>default: {</text:p>
      <text:p text:style-name="P2"><text:s text:c="8"/>position: 'absolute',</text:p>
      <text:p text:style-name="P2"><text:s text:c="8"/>top: 0,</text:p>
      <text:p text:style-name="P2"><text:s text:c="8"/>bottom: 0,</text:p>
      <text:p text:style-name="P2"><text:s text:c="8"/>left: 0,</text:p>
      <text:p text:style-name="P2"><text:s text:c="8"/>zIndex: 99,</text:p>
      <text:p text:style-name="P2"><text:s text:c="6"/>},</text:p>
      <text:p text:style-name="P2"><text:s text:c="4"/>}),</text:p>
      <text:p text:style-name="P2"><text:s text:c="2"/>},</text:p>
      <text:p text:style-name="P2"><text:s text:c="2"/>chatContainer: {</text:p>
      <text:p text:style-name="P2"><text:s text:c="4"/>flex: 1,</text:p>
      <text:p text:style-name="P2"><text:s text:c="4"/>marginLeft: Platform.OS === 'web' ? 0 : showSidebar ? 180 : 0,</text:p>
      <text:p text:style-name="P2"><text:s text:c="2"/>},</text:p>
      <text:p text:style-name="P2">});</text:p>
      <text:p text:style-name="Standard">```</text:p>
      <text:p text:style-name="Standard"/>
      <text:p text:style-name="Standard">## Part 6: Adding Polish and Error Handling</text:p>
      <text:p text:style-name="Standard"/>
      <text:p text:style-name="Standard">Finally, let's add some polish to our chat system with loading states, error handling, and user feedback.</text:p>
      <text:p text:style-name="Standard"/>
      <text:p text:style-name="Standard">```typescript</text:p>
      <text:p text:style-name="P2">// Add loading state</text:p>
      <text:p text:style-name="P2">const [loading, setLoading] = useState(false);</text:p>
      <text:p text:style-name="P2"/>
      <text:p text:style-name="P2">// Enhance sendMessage with loading state</text:p>
      <text:p text:style-name="P2">const sendMessage = async () =&gt; {</text:p>
      <text:p text:style-name="P2"><text:s text:c="2"/>if (!inputText.trim() || !currentSession || loading) return;</text:p>
      <text:p text:style-name="P2"/>
      <text:p text:style-name="P2"><text:s text:c="2"/>setLoading(true);</text:p>
      <text:p text:style-name="P2"><text:s text:c="2"/>try {</text:p>
      <text:p text:style-name="P2"><text:s text:c="4"/>// ... existing send message code ...</text:p>
      <text:p text:style-name="P2"><text:s text:c="2"/>} catch (error) {</text:p>
      <text:p text:style-name="P2"><text:s text:c="4"/>Alert.alert(</text:p>
      <text:p text:style-name="P2"><text:s text:c="6"/>'Error',</text:p>
      <text:p text:style-name="P2"><text:soft-page-break/><text:s text:c="6"/>'Failed to send message. Please try again.'</text:p>
      <text:p text:style-name="P2"><text:s text:c="4"/>);</text:p>
      <text:p text:style-name="P2"><text:s text:c="2"/>} finally {</text:p>
      <text:p text:style-name="P2"><text:s text:c="4"/>setLoading(false);</text:p>
      <text:p text:style-name="P2"><text:s text:c="2"/>}</text:p>
      <text:p text:style-name="P2">};</text:p>
      <text:p text:style-name="P2"/>
      <text:p text:style-name="P2">// Add loading indicator to send button</text:p>
      <text:p text:style-name="P2">&lt;TouchableOpacity</text:p>
      <text:p text:style-name="P2"><text:s text:c="2"/>style={[styles.sendButton, loading &amp;&amp; styles.sendButtonDisabled]}</text:p>
      <text:p text:style-name="P2"><text:s text:c="2"/>onPress={sendMessage}</text:p>
      <text:p text:style-name="P2"><text:s text:c="2"/>disabled={loading}</text:p>
      <text:p text:style-name="P2">&gt;</text:p>
      <text:p text:style-name="P2"><text:s text:c="2"/>{loading ? (</text:p>
      <text:p text:style-name="P2"><text:s text:c="4"/>&lt;ActivityIndicator color="#fff" /&gt;</text:p>
      <text:p text:style-name="P2"><text:s text:c="2"/>) : (</text:p>
      <text:p text:style-name="P2"><text:s text:c="4"/>&lt;FontAwesome name="send" size={16} color="#fff" /&gt;</text:p>
      <text:p text:style-name="P2"><text:s text:c="2"/>)}</text:p>
      <text:p text:style-name="P2">&lt;/TouchableOpacity&gt;</text:p>
      <text:p text:style-name="Standard">```</text:p>
      <text:p text:style-name="Standard"/>
      <text:p text:style-name="Standard">## Practice Exercises</text:p>
      <text:p text:style-name="Standard"/>
      <text:p text:style-name="Standard">To reinforce your understanding, try these exercises:</text:p>
      <text:p text:style-name="Standard"/>
      <text:p text:style-name="Standard">1. Add a feature to edit chat session names</text:p>
      <text:p text:style-name="Standard">2. Implement message deletion functionality</text:p>
      <text:p text:style-name="Standard">3. Add a typing indicator when the AI is generating a response</text:p>
      <text:p text:style-name="Standard">4. Create a search function to find specific messages within a chat</text:p>
      <text:p text:style-name="Standard">5. Add the ability to share chat transcripts</text:p>
      <text:p text:style-name="Standard"/>
      <text:p text:style-name="Standard">## Common Issues and Solutions</text:p>
      <text:p text:style-name="Standard"/>
      <text:p text:style-name="Standard">1. Messages not showing up immediately:</text:p>
      <text:p text:style-name="Standard"><text:s text:c="3"/>- Make sure to update state immediately with the user's message before sending to server</text:p>
      <text:p text:style-name="Standard"><text:s text:c="3"/>- Use optimistic updates for better user experience</text:p>
      <text:p text:style-name="Standard"/>
      <text:p text:style-name="Standard">2. Scrolling issues:</text:p>
      <text:p text:style-name="Standard"><text:s text:c="3"/>- Always scroll to bottom when new messages arrive</text:p>
      <text:p text:style-name="Standard"><text:s text:c="3"/>- Consider adding a "scroll to bottom" button when user scrolls up</text:p>
      <text:p text:style-name="Standard"/>
      <text:p text:style-name="Standard">3. Performance problems with long chats:</text:p>
      <text:p text:style-name="Standard"><text:s text:c="3"/>- Implement virtualization with FlatList</text:p>
      <text:p text:style-name="Standard"><text:s text:c="3"/>- Consider pagination for loading older messages</text:p>
      <text:p text:style-name="Standard"/>
      <text:p text:style-name="Standard">4. Mobile keyboard issues:</text:p>
      <text:p text:style-name="Standard"><text:s text:c="3"/>- Use KeyboardAvoidingView properly</text:p>
      <text:p text:style-name="Standard"><text:s text:c="3"/>- Test on different devices and orientations</text:p>
      <text:p text:style-name="Standard"/>
      <text:p text:style-name="Standard">## Next Steps</text:p>
      <text:p text:style-name="Standard"/>
      <text:p text:style-name="Standard"><text:soft-page-break/>Now that you understand the basic chat system, consider these advanced features:</text:p>
      <text:p text:style-name="Standard"/>
      <text:p text:style-name="Standard">1. Message formatting and markdown support</text:p>
      <text:p text:style-name="Standard">2. File attachments and image sharing</text:p>
      <text:p text:style-name="Standard">3. Voice input integration</text:p>
      <text:p text:style-name="Standard">4. Chat export functionality</text:p>
      <text:p text:style-name="Standard">5. Message reactions or ratings</text:p>
      <text:p text:style-name="Standard"/>
      <text:p text:style-name="Standard">Remember, building a chat interface is an iterative process. Start with the basics and gradually add more features as you become comfortable with the implementation.</text:p>
      <text:p text:style-name="Standard"/>
      <text:p text:style-name="Standard">## Conclusion</text:p>
      <text:p text:style-name="Standard"/>
      <text:p text:style-name="Standard">You've learned how to build a complete chat system that works across platforms. The key takeaways are:</text:p>
      <text:p text:style-name="Standard"/>
      <text:p text:style-name="Standard">1. Proper state management is crucial for chat applications</text:p>
      <text:p text:style-name="Standard">2. Responsive design requires careful consideration of different platforms</text:p>
      <text:p text:style-name="Standard">3. User experience details like loading states and error handling are important</text:p>
      <text:p text:style-name="Standard">4. Proper data structures make managing chat data easier</text:p>
      <text:p text:style-name="Standard">5. Async storage helps persist data between sessions</text:p>
      <text:p text:style-name="Standard"/>
      <text:p text:style-name="Standard">Keep practicing and experimenting with different features to enhance your chat system!</text:p>
      <text:p text:style-name="P1"># Document Processing and RAG: Understanding Modern AI Document Interaction</text:p>
      <text:p text:style-name="Standard"/>
      <text:p text:style-name="Standard">## Introduction</text:p>
      <text:p text:style-name="Standard"/>
      <text:p text:style-name="Standard">Imagine you're at a library with a very knowledgeable assistant. You hand the assistant some documents, and they can not only read and understand these documents but also answer questions about them intelligently. This is exactly what we're building with our Document Processing system using RAG (Retrieval-Augmented Generation). </text:p>
      <text:p text:style-name="Standard"/>
      <text:p text:style-name="Standard">## What is RAG?</text:p>
      <text:p text:style-name="Standard"/>
      <text:p text:style-name="Standard">Before we dive into the code, let's understand what RAG is and why it's important. RAG stands for Retrieval-Augmented Generation. Think of it as giving your AI assistant a personalized knowledge base. When you ask a question:</text:p>
      <text:p text:style-name="Standard"/>
      <text:p text:style-name="Standard">1. The system first searches through your uploaded documents for relevant information (Retrieval)</text:p>
      <text:p text:style-name="Standard">2. It then combines this specific information with its general knowledge to generate an answer (Augmented Generation)</text:p>
      <text:p text:style-name="Standard"/>
      <text:p text:style-name="Standard">This approach makes responses more accurate and relevant to your specific documents.</text:p>
      <text:p text:style-name="Standard"/>
      <text:p text:style-name="Standard">## Building Our Document Processing System</text:p>
      <text:p text:style-name="Standard"/>
      <text:p text:style-name="Standard">### Part 1: Setting Up the File Upload System</text:p>
      <text:p text:style-name="Standard"/>
      <text:p text:style-name="Standard">First, let's create the interface for uploading documents. We'll use Expo's DocumentPicker to handle file selection.</text:p>
      <text:p text:style-name="Standard"/>
      <text:p text:style-name="Standard">```typescript</text:p>
      <text:p text:style-name="P2">import * as DocumentPicker from 'expo-document-picker';</text:p>
      <text:p text:style-name="P2">import axios from 'axios';</text:p>
      <text:p text:style-name="P2"/>
      <text:p text:style-name="P2">interface UploadedFile {</text:p>
      <text:p text:style-name="P2"><text:s text:c="2"/>id: string; <text:s text:c="10"/>// Unique identifier for the file</text:p>
      <text:p text:style-name="P2"><text:s text:c="2"/>name: string; <text:s text:c="8"/>// Original filename</text:p>
      <text:p text:style-name="P2"><text:s text:c="2"/>timestamp: string; <text:s text:c="3"/>// Upload time</text:p>
      <text:p text:style-name="P2"><text:s text:c="2"/>documentIds: string[]; // IDs of chunks in the database</text:p>
      <text:p text:style-name="P2">}</text:p>
      <text:p text:style-name="P2"/>
      <text:p text:style-name="P2">function DocumentProcessor() {</text:p>
      <text:p text:style-name="P2"><text:s text:c="2"/>const [uploadedFiles, setUploadedFiles] = useState&lt;UploadedFile[]&gt;([]);</text:p>
      <text:p text:style-name="P2"><text:s text:c="2"/>const [uploading, setUploading] = useState(false);</text:p>
      <text:p text:style-name="P2"/>
      <text:p text:style-name="P2"><text:s text:c="2"/>const handleUpload = async () =&gt; {</text:p>
      <text:p text:style-name="P2"><text:s text:c="4"/>try {</text:p>
      <text:p text:style-name="P2"><text:s text:c="6"/>setUploading(true);</text:p>
      <text:p text:style-name="P2"><text:s text:c="6"/></text:p>
      <text:p text:style-name="P2"><text:s text:c="6"/>// Open document picker - notice we limit to PDF and text files</text:p>
      <text:p text:style-name="P2"><text:s text:c="6"/>const result = await DocumentPicker.getDocumentAsync({</text:p>
      <text:p text:style-name="P2"><text:s text:c="8"/>type: ['application/pdf', 'text/plain'],</text:p>
      <text:p text:style-name="P2"><text:s text:c="8"/>copyToCacheDirectory: true,</text:p>
      <text:p text:style-name="P2"><text:s text:c="6"/>});</text:p>
      <text:p text:style-name="P2"><text:soft-page-break/></text:p>
      <text:p text:style-name="P2"><text:s text:c="6"/>// User cancelled selection</text:p>
      <text:p text:style-name="P2"><text:s text:c="6"/>if (result.canceled) {</text:p>
      <text:p text:style-name="P2"><text:s text:c="8"/>return;</text:p>
      <text:p text:style-name="P2"><text:s text:c="6"/>}</text:p>
      <text:p text:style-name="P2"/>
      <text:p text:style-name="P2"><text:s text:c="6"/>const file = result.assets[0];</text:p>
      <text:p text:style-name="P2"><text:s text:c="6"/></text:p>
      <text:p text:style-name="P2"><text:s text:c="6"/>// Create FormData for upload</text:p>
      <text:p text:style-name="P2"><text:s text:c="6"/>let formData = new FormData();</text:p>
      <text:p text:style-name="P2"><text:s text:c="6"/></text:p>
      <text:p text:style-name="P2"><text:s text:c="6"/>// Handle different platforms (web vs native)</text:p>
      <text:p text:style-name="P2"><text:s text:c="6"/>if (file.uri.startsWith('data:')) {</text:p>
      <text:p text:style-name="P2"><text:s text:c="8"/>// Handle web platform base64 data</text:p>
      <text:p text:style-name="P2"><text:s text:c="8"/>const blob = await fetch(file.uri).then(r =&gt; r.blob());</text:p>
      <text:p text:style-name="P2"><text:s text:c="8"/>formData.append('file', blob, file.name);</text:p>
      <text:p text:style-name="P2"><text:s text:c="6"/>} else {</text:p>
      <text:p text:style-name="P2"><text:s text:c="8"/>// Handle native platform file</text:p>
      <text:p text:style-name="P2"><text:s text:c="8"/>formData.append('file', {</text:p>
      <text:p text:style-name="P2"><text:s text:c="10"/>uri: Platform.OS === 'web' ? file.uri : file.uri.replace('file://', ''),</text:p>
      <text:p text:style-name="P2"><text:s text:c="10"/>type: file.mimeType || 'application/octet-stream',</text:p>
      <text:p text:style-name="P2"><text:s text:c="10"/>name: file.name,</text:p>
      <text:p text:style-name="P2"><text:s text:c="8"/>} as any);</text:p>
      <text:p text:style-name="P2"><text:s text:c="6"/>}</text:p>
      <text:p text:style-name="P2"/>
      <text:p text:style-name="P2"><text:s text:c="6"/>// Send file to server</text:p>
      <text:p text:style-name="P2"><text:s text:c="6"/>const uploadResponse = await axios.post(`${localhost}/upload`, formData, {</text:p>
      <text:p text:style-name="P2"><text:s text:c="8"/>headers: {</text:p>
      <text:p text:style-name="P2"><text:s text:c="10"/>'Content-Type': 'multipart/form-data',</text:p>
      <text:p text:style-name="P2"><text:s text:c="8"/>},</text:p>
      <text:p text:style-name="P2"><text:s text:c="6"/>});</text:p>
      <text:p text:style-name="P2"/>
      <text:p text:style-name="P2"><text:s text:c="6"/>// Create new file record</text:p>
      <text:p text:style-name="P2"><text:s text:c="6"/>const newFile: UploadedFile = {</text:p>
      <text:p text:style-name="P2"><text:s text:c="8"/>id: Date.now().toString(),</text:p>
      <text:p text:style-name="P2"><text:s text:c="8"/>name: file.name,</text:p>
      <text:p text:style-name="P2"><text:s text:c="8"/>timestamp: new Date().toLocaleString(),</text:p>
      <text:p text:style-name="P2"><text:s text:c="8"/>documentIds: uploadResponse.data.document_ids,</text:p>
      <text:p text:style-name="P2"><text:s text:c="6"/>};</text:p>
      <text:p text:style-name="P2"/>
      <text:p text:style-name="P2"><text:s text:c="6"/>// Update state and storage</text:p>
      <text:p text:style-name="P2"><text:s text:c="6"/>const updatedFiles = [...uploadedFiles, newFile];</text:p>
      <text:p text:style-name="P2"><text:s text:c="6"/>setUploadedFiles(updatedFiles);</text:p>
      <text:p text:style-name="P2"><text:s text:c="6"/>await AsyncStorage.setItem('uploadedFiles', JSON.stringify(updatedFiles));</text:p>
      <text:p text:style-name="P2"/>
      <text:p text:style-name="P2"><text:s text:c="4"/>} catch (error) {</text:p>
      <text:p text:style-name="P2"><text:s text:c="6"/>Alert.alert('Error', 'Failed to upload file');</text:p>
      <text:p text:style-name="P2"><text:s text:c="4"/>} finally {</text:p>
      <text:p text:style-name="P2"><text:s text:c="6"/>setUploading(false);</text:p>
      <text:p text:style-name="P2"><text:s text:c="4"/>}</text:p>
      <text:p text:style-name="P2"><text:s text:c="2"/>};</text:p>
      <text:p text:style-name="P2">}</text:p>
      <text:p text:style-name="Standard">```</text:p>
      <text:p text:style-name="Standard"/>
      <text:p text:style-name="Standard">### Part 2: Managing Document Chunks</text:p>
      <text:p text:style-name="Standard"><text:soft-page-break/></text:p>
      <text:p text:style-name="Standard">When we upload a document, our server breaks it into smaller, manageable chunks. Let's create an interface to view and manage these chunks.</text:p>
      <text:p text:style-name="Standard"/>
      <text:p text:style-name="Standard">```typescript</text:p>
      <text:p text:style-name="P2">interface DocumentChunk {</text:p>
      <text:p text:style-name="P2"><text:s text:c="2"/>id: string; <text:s text:c="8"/>// Unique chunk identifier</text:p>
      <text:p text:style-name="P2"><text:s text:c="2"/>content: string; <text:s text:c="3"/>// Chunk content</text:p>
      <text:p text:style-name="P2"><text:s text:c="2"/>metadata: any; <text:s text:c="5"/>// Additional information about the chunk</text:p>
      <text:p text:style-name="P2">}</text:p>
      <text:p text:style-name="P2"/>
      <text:p text:style-name="P2">function ChunkManager() {</text:p>
      <text:p text:style-name="P2"><text:s text:c="2"/>const [documentChunks, setDocumentChunks] = useState&lt;DocumentChunk[]&gt;([]);</text:p>
      <text:p text:style-name="P2"><text:s text:c="2"/>const [loadingChunks, setLoadingChunks] = useState(false);</text:p>
      <text:p text:style-name="P2"/>
      <text:p text:style-name="P2"><text:s text:c="2"/>// Function to load chunks for a specific document</text:p>
      <text:p text:style-name="P2"><text:s text:c="2"/>const loadDocumentChunks = async (file: UploadedFile) =&gt; {</text:p>
      <text:p text:style-name="P2"><text:s text:c="4"/>setLoadingChunks(true);</text:p>
      <text:p text:style-name="P2"><text:s text:c="4"/>try {</text:p>
      <text:p text:style-name="P2"><text:s text:c="6"/>const response = await axios.post(`${localhost}/get_texts`, {</text:p>
      <text:p text:style-name="P2"><text:s text:c="8"/>ids: file.documentIds</text:p>
      <text:p text:style-name="P2"><text:s text:c="6"/>});</text:p>
      <text:p text:style-name="P2"/>
      <text:p text:style-name="P2"><text:s text:c="6"/>if (response.data.documents) {</text:p>
      <text:p text:style-name="P2"><text:s text:c="8"/>setDocumentChunks(response.data.documents);</text:p>
      <text:p text:style-name="P2"><text:s text:c="6"/>}</text:p>
      <text:p text:style-name="P2"><text:s text:c="4"/>} catch (error) {</text:p>
      <text:p text:style-name="P2"><text:s text:c="6"/>Alert.alert('Error', 'Failed to fetch document chunks');</text:p>
      <text:p text:style-name="P2"><text:s text:c="4"/>} finally {</text:p>
      <text:p text:style-name="P2"><text:s text:c="6"/>setLoadingChunks(false);</text:p>
      <text:p text:style-name="P2"><text:s text:c="4"/>}</text:p>
      <text:p text:style-name="P2"><text:s text:c="2"/>};</text:p>
      <text:p text:style-name="P2"/>
      <text:p text:style-name="P2"><text:s text:c="2"/>// Function to delete a specific chunk</text:p>
      <text:p text:style-name="P2"><text:s text:c="2"/>const handleDeleteChunk = async (chunkId: string) =&gt; {</text:p>
      <text:p text:style-name="P2"><text:s text:c="4"/>try {</text:p>
      <text:p text:style-name="P2"><text:s text:c="6"/>await axios.delete(`${localhost}/delete_chunk/${chunkId}`);</text:p>
      <text:p text:style-name="P2"><text:s text:c="6"/></text:p>
      <text:p text:style-name="P2"><text:s text:c="6"/>// Update UI after deletion</text:p>
      <text:p text:style-name="P2"><text:s text:c="6"/>setDocumentChunks(prevChunks =&gt; </text:p>
      <text:p text:style-name="P2"><text:s text:c="8"/>prevChunks.filter(chunk =&gt; chunk.id !== chunkId)</text:p>
      <text:p text:style-name="P2"><text:s text:c="6"/>);</text:p>
      <text:p text:style-name="P2"><text:s text:c="6"/></text:p>
      <text:p text:style-name="P2"><text:s text:c="4"/>} catch (error) {</text:p>
      <text:p text:style-name="P2"><text:s text:c="6"/>Alert.alert('Error', 'Failed to delete chunk');</text:p>
      <text:p text:style-name="P2"><text:s text:c="4"/>}</text:p>
      <text:p text:style-name="P2"><text:s text:c="2"/>};</text:p>
      <text:p text:style-name="P2">}</text:p>
      <text:p text:style-name="Standard">```</text:p>
      <text:p text:style-name="Standard"/>
      <text:p text:style-name="Standard">### Part 3: Implementing RAG Queries</text:p>
      <text:p text:style-name="Standard"/>
      <text:p text:style-name="Standard">Now let's implement the ability to ask questions about our documents:</text:p>
      <text:p text:style-name="Standard"/>
      <text:p text:style-name="Standard"><text:soft-page-break/>```typescript</text:p>
      <text:p text:style-name="P2">function DocumentQuerying() {</text:p>
      <text:p text:style-name="P2"><text:s text:c="2"/>const [text, setText] = useState('');</text:p>
      <text:p text:style-name="P2"><text:s text:c="2"/>const [response, setResponse] = useState('');</text:p>
      <text:p text:style-name="P2"><text:s text:c="2"/>const [loading, setLoading] = useState(false);</text:p>
      <text:p text:style-name="P2"/>
      <text:p text:style-name="P2"><text:s text:c="2"/>const handleSubmit = async () =&gt; {</text:p>
      <text:p text:style-name="P2"><text:s text:c="4"/>if (!text.trim()) {</text:p>
      <text:p text:style-name="P2"><text:s text:c="6"/>Alert.alert('Error', 'Please enter a question');</text:p>
      <text:p text:style-name="P2"><text:s text:c="6"/>return;</text:p>
      <text:p text:style-name="P2"><text:s text:c="4"/>}</text:p>
      <text:p text:style-name="P2"/>
      <text:p text:style-name="P2"><text:s text:c="4"/>setLoading(true);</text:p>
      <text:p text:style-name="P2"><text:s text:c="4"/>try {</text:p>
      <text:p text:style-name="P2"><text:s text:c="6"/>// Note the use_rag flag to enable RAG processing</text:p>
      <text:p text:style-name="P2"><text:s text:c="6"/>const result = await axios.get(`${localhost}/ask`, {</text:p>
      <text:p text:style-name="P2"><text:s text:c="8"/>params: {</text:p>
      <text:p text:style-name="P2"><text:s text:c="10"/>text: text.trim(),</text:p>
      <text:p text:style-name="P2"><text:s text:c="10"/>use_rag: true,</text:p>
      <text:p text:style-name="P2"><text:s text:c="8"/>}</text:p>
      <text:p text:style-name="P2"><text:s text:c="6"/>});</text:p>
      <text:p text:style-name="P2"><text:s text:c="6"/></text:p>
      <text:p text:style-name="P2"><text:s text:c="6"/>setResponse(result.data.response);</text:p>
      <text:p text:style-name="P2"><text:s text:c="6"/></text:p>
      <text:p text:style-name="P2"><text:s text:c="6"/>// Save to history with RAG flag</text:p>
      <text:p text:style-name="P2"><text:s text:c="6"/>await saveToHistory(text, result.data.response, modelName, true);</text:p>
      <text:p text:style-name="P2"><text:s text:c="6"/></text:p>
      <text:p text:style-name="P2"><text:s text:c="4"/>} catch (error) {</text:p>
      <text:p text:style-name="P2"><text:s text:c="6"/>Alert.alert('Error', 'Failed to get response');</text:p>
      <text:p text:style-name="P2"><text:s text:c="4"/>} finally {</text:p>
      <text:p text:style-name="P2"><text:s text:c="6"/>setLoading(false);</text:p>
      <text:p text:style-name="P2"><text:s text:c="4"/>}</text:p>
      <text:p text:style-name="P2"><text:s text:c="2"/>};</text:p>
      <text:p text:style-name="P2">}</text:p>
      <text:p text:style-name="Standard">```</text:p>
      <text:p text:style-name="Standard"/>
      <text:p text:style-name="Standard">### Part 4: Building the User Interface</text:p>
      <text:p text:style-name="Standard"/>
      <text:p text:style-name="Standard">Let's create a responsive interface that shows both the document list and query interface:</text:p>
      <text:p text:style-name="Standard"/>
      <text:p text:style-name="Standard">```typescript</text:p>
      <text:p text:style-name="P2">return (</text:p>
      <text:p text:style-name="P2"><text:s text:c="2"/>&lt;SafeAreaView style={styles.container}&gt;</text:p>
      <text:p text:style-name="P2"><text:s text:c="4"/>&lt;KeyboardAvoidingView</text:p>
      <text:p text:style-name="P2"><text:s text:c="6"/>behavior={Platform.OS === 'ios' ? 'padding' : 'height'}</text:p>
      <text:p text:style-name="P2"><text:s text:c="6"/>style={styles.keyboardAvoid}</text:p>
      <text:p text:style-name="P2"><text:s text:c="4"/>&gt;</text:p>
      <text:p text:style-name="P2"><text:s text:c="6"/>&lt;ScrollView</text:p>
      <text:p text:style-name="P2"><text:s text:c="8"/>style={styles.content}</text:p>
      <text:p text:style-name="P2"><text:s text:c="8"/>contentContainerStyle={styles.contentContainer}</text:p>
      <text:p text:style-name="P2"><text:s text:c="6"/>&gt;</text:p>
      <text:p text:style-name="P2"><text:s text:c="8"/>{/* Upload Section */}</text:p>
      <text:p text:style-name="P2"><text:s text:c="8"/>&lt;View style={styles.uploadSection}&gt;</text:p>
      <text:p text:style-name="P2"><text:s text:c="10"/>&lt;View style={styles.buttonRow}&gt;</text:p>
      <text:p text:style-name="P2"><text:s text:c="12"/>&lt;TouchableOpacity</text:p>
      <text:p text:style-name="P2"><text:soft-page-break/><text:s text:c="14"/>style={styles.uploadButton}</text:p>
      <text:p text:style-name="P2"><text:s text:c="14"/>onPress={handleUpload}</text:p>
      <text:p text:style-name="P2"><text:s text:c="14"/>disabled={uploading}</text:p>
      <text:p text:style-name="P2"><text:s text:c="12"/>&gt;</text:p>
      <text:p text:style-name="P2"><text:s text:c="14"/>{uploading ? (</text:p>
      <text:p text:style-name="P2"><text:s text:c="16"/>&lt;ActivityIndicator color="#fff" /&gt;</text:p>
      <text:p text:style-name="P2"><text:s text:c="14"/>) : (</text:p>
      <text:p text:style-name="P2"><text:s text:c="16"/>&lt;&gt;</text:p>
      <text:p text:style-name="P2"><text:s text:c="18"/>&lt;FontAwesome name="upload" size={20} color="#fff" /&gt;</text:p>
      <text:p text:style-name="P2"><text:s text:c="18"/>&lt;Text style={styles.uploadButtonText}&gt;</text:p>
      <text:p text:style-name="P2"><text:s text:c="20"/>Upload Document</text:p>
      <text:p text:style-name="P2"><text:s text:c="18"/>&lt;/Text&gt;</text:p>
      <text:p text:style-name="P2"><text:s text:c="16"/>&lt;/&gt;</text:p>
      <text:p text:style-name="P2"><text:s text:c="14"/>)}</text:p>
      <text:p text:style-name="P2"><text:s text:c="12"/>&lt;/TouchableOpacity&gt;</text:p>
      <text:p text:style-name="P2"><text:s text:c="10"/>&lt;/View&gt;</text:p>
      <text:p text:style-name="P2"/>
      <text:p text:style-name="P2"><text:s text:c="10"/>{/* Document List */}</text:p>
      <text:p text:style-name="P2"><text:s text:c="10"/>{uploadedFiles.length &gt; 0 &amp;&amp; (</text:p>
      <text:p text:style-name="P2"><text:s text:c="12"/>&lt;View style={styles.filesContainer}&gt;</text:p>
      <text:p text:style-name="P2"><text:s text:c="14"/>&lt;Text style={styles.filesTitle}&gt;Uploaded Documents:&lt;/Text&gt;</text:p>
      <text:p text:style-name="P2"><text:s text:c="14"/>{uploadedFiles.map((file) =&gt; (</text:p>
      <text:p text:style-name="P2"><text:s text:c="16"/>&lt;TouchableOpacity</text:p>
      <text:p text:style-name="P2"><text:s text:c="18"/>key={file.id}</text:p>
      <text:p text:style-name="P2"><text:s text:c="18"/>style={styles.fileItem}</text:p>
      <text:p text:style-name="P2"><text:s text:c="18"/>onPress={() =&gt; handleDocumentPress(file)}</text:p>
      <text:p text:style-name="P2"><text:s text:c="16"/>&gt;</text:p>
      <text:p text:style-name="P2"><text:s text:c="18"/>&lt;FontAwesome name="file-text-o" size={16} color="#666" /&gt;</text:p>
      <text:p text:style-name="P2"><text:s text:c="18"/>&lt;Text style={styles.fileName}&gt;{file.name}&lt;/Text&gt;</text:p>
      <text:p text:style-name="P2"><text:s text:c="18"/>&lt;Text style={styles.fileTimestamp}&gt;</text:p>
      <text:p text:style-name="P2"><text:s text:c="20"/>{file.timestamp}</text:p>
      <text:p text:style-name="P2"><text:s text:c="18"/>&lt;/Text&gt;</text:p>
      <text:p text:style-name="P2"><text:s text:c="16"/>&lt;/TouchableOpacity&gt;</text:p>
      <text:p text:style-name="P2"><text:s text:c="14"/>))}</text:p>
      <text:p text:style-name="P2"><text:s text:c="12"/>&lt;/View&gt;</text:p>
      <text:p text:style-name="P2"><text:s text:c="10"/>)}</text:p>
      <text:p text:style-name="P2"><text:s text:c="8"/>&lt;/View&gt;</text:p>
      <text:p text:style-name="P2"/>
      <text:p text:style-name="P2"><text:s text:c="8"/>{/* Query Section */}</text:p>
      <text:p text:style-name="P2"><text:s text:c="8"/>&lt;View style={styles.chatSection}&gt;</text:p>
      <text:p text:style-name="P2"><text:s text:c="10"/>&lt;TextInput</text:p>
      <text:p text:style-name="P2"><text:s text:c="12"/>style={styles.input}</text:p>
      <text:p text:style-name="P2"><text:s text:c="12"/>value={text}</text:p>
      <text:p text:style-name="P2"><text:s text:c="12"/>onChangeText={setText}</text:p>
      <text:p text:style-name="P2"><text:s text:c="12"/>placeholder="Ask about your documents..."</text:p>
      <text:p text:style-name="P2"><text:s text:c="12"/>multiline</text:p>
      <text:p text:style-name="P2"><text:s text:c="10"/>/&gt;</text:p>
      <text:p text:style-name="P2"/>
      <text:p text:style-name="P2"><text:s text:c="10"/>&lt;TouchableOpacity</text:p>
      <text:p text:style-name="P2"><text:s text:c="12"/>style={styles.button}</text:p>
      <text:p text:style-name="P2"><text:s text:c="12"/>onPress={handleSubmit}</text:p>
      <text:p text:style-name="P2"><text:s text:c="12"/>disabled={loading}</text:p>
      <text:p text:style-name="P2"><text:s text:c="10"/>&gt;</text:p>
      <text:p text:style-name="P2"><text:s text:c="12"/>{loading ? (</text:p>
      <text:p text:style-name="P2"><text:s text:c="14"/>&lt;ActivityIndicator color="#fff" /&gt;</text:p>
      <text:p text:style-name="P2"><text:s text:c="12"/>) : (</text:p>
      <text:p text:style-name="P2"><text:soft-page-break/><text:s text:c="14"/>&lt;Text style={styles.buttonText}&gt;Ask&lt;/Text&gt;</text:p>
      <text:p text:style-name="P2"><text:s text:c="12"/>)}</text:p>
      <text:p text:style-name="P2"><text:s text:c="10"/>&lt;/TouchableOpacity&gt;</text:p>
      <text:p text:style-name="P2"/>
      <text:p text:style-name="P2"><text:s text:c="10"/>{response &amp;&amp; (</text:p>
      <text:p text:style-name="P2"><text:s text:c="12"/>&lt;View style={styles.responseContainer}&gt;</text:p>
      <text:p text:style-name="P2"><text:s text:c="14"/>&lt;Text style={styles.responseTitle}&gt;Answer:&lt;/Text&gt;</text:p>
      <text:p text:style-name="P2"><text:s text:c="14"/>&lt;ScrollView style={styles.responseScroll}&gt;</text:p>
      <text:p text:style-name="P2"><text:s text:c="16"/>&lt;Text style={styles.responseText}&gt;{response}&lt;/Text&gt;</text:p>
      <text:p text:style-name="P2"><text:s text:c="14"/>&lt;/ScrollView&gt;</text:p>
      <text:p text:style-name="P2"><text:s text:c="12"/>&lt;/View&gt;</text:p>
      <text:p text:style-name="P2"><text:s text:c="10"/>)}</text:p>
      <text:p text:style-name="P2"><text:s text:c="8"/>&lt;/View&gt;</text:p>
      <text:p text:style-name="P2"><text:s text:c="6"/>&lt;/ScrollView&gt;</text:p>
      <text:p text:style-name="P2"><text:s text:c="4"/>&lt;/KeyboardAvoidingView&gt;</text:p>
      <text:p text:style-name="P2"><text:s text:c="2"/>&lt;/SafeAreaView&gt;</text:p>
      <text:p text:style-name="P2">);</text:p>
      <text:p text:style-name="Standard">```</text:p>
      <text:p text:style-name="Standard"/>
      <text:p text:style-name="Standard">## Understanding the Flow</text:p>
      <text:p text:style-name="Standard"/>
      <text:p text:style-name="Standard">Let's walk through how everything works together:</text:p>
      <text:p text:style-name="Standard"/>
      <text:p text:style-name="Standard">1. **Document Upload**</text:p>
      <text:p text:style-name="Standard"><text:s text:c="3"/>- User selects a document</text:p>
      <text:p text:style-name="Standard"><text:s text:c="3"/>- Document is sent to server</text:p>
      <text:p text:style-name="Standard"><text:s text:c="3"/>- Server processes document into chunks</text:p>
      <text:p text:style-name="Standard"><text:s text:c="3"/>- Chunks are stored in vector database</text:p>
      <text:p text:style-name="Standard"><text:s text:c="3"/>- Document metadata is saved locally</text:p>
      <text:p text:style-name="Standard"/>
      <text:p text:style-name="Standard">2. **Document Management**</text:p>
      <text:p text:style-name="Standard"><text:s text:c="3"/>- Users can view uploaded documents</text:p>
      <text:p text:style-name="Standard"><text:s text:c="3"/>- Each document can be expanded to see chunks</text:p>
      <text:p text:style-name="Standard"><text:s text:c="3"/>- Individual chunks can be deleted</text:p>
      <text:p text:style-name="Standard"><text:s text:c="3"/>- Entire documents can be removed</text:p>
      <text:p text:style-name="Standard"/>
      <text:p text:style-name="Standard">3. **RAG Query Process**</text:p>
      <text:p text:style-name="Standard"><text:s text:c="3"/>- User asks a question</text:p>
      <text:p text:style-name="Standard"><text:s text:c="3"/>- Question is sent to server with RAG flag</text:p>
      <text:p text:style-name="Standard"><text:s text:c="3"/>- Server:</text:p>
      <text:p text:style-name="Standard"><text:s text:c="5"/>- Searches for relevant chunks</text:p>
      <text:p text:style-name="Standard"><text:s text:c="5"/>- Combines chunks with question</text:p>
      <text:p text:style-name="Standard"><text:s text:c="5"/>- Generates response using LLM</text:p>
      <text:p text:style-name="Standard"><text:s text:c="3"/>- Response is displayed to user</text:p>
      <text:p text:style-name="Standard"/>
      <text:p text:style-name="Standard">## Practice Exercises</text:p>
      <text:p text:style-name="Standard"/>
      <text:p text:style-name="Standard">To better understand the system, try implementing these features:</text:p>
      <text:p text:style-name="Standard"/>
      <text:p text:style-name="Standard">1. Add support for more document types (e.g., DOCX, XLSX)</text:p>
      <text:p text:style-name="Standard">2. Implement a preview feature for uploaded documents</text:p>
      <text:p text:style-name="Standard"><text:soft-page-break/>3. Add the ability to edit chunk content</text:p>
      <text:p text:style-name="Standard">4. Create a visualization of chunk relationships</text:p>
      <text:p text:style-name="Standard">5. Add a feature to combine multiple chunks</text:p>
      <text:p text:style-name="Standard"/>
      <text:p text:style-name="Standard">## Common Challenges and Solutions</text:p>
      <text:p text:style-name="Standard"/>
      <text:p text:style-name="Standard">1. **Large File Handling**</text:p>
      <text:p text:style-name="Standard"><text:s text:c="3"/>- Implement file size checks</text:p>
      <text:p text:style-name="Standard"><text:s text:c="3"/>- Add progress indicators for uploads</text:p>
      <text:p text:style-name="Standard"><text:s text:c="3"/>- Consider chunk upload for very large files</text:p>
      <text:p text:style-name="Standard"/>
      <text:p text:style-name="Standard">2. **Performance Issues**</text:p>
      <text:p text:style-name="Standard"><text:s text:c="3"/>- Implement pagination for document lists</text:p>
      <text:p text:style-name="Standard"><text:s text:c="3"/>- Use lazy loading for chunk content</text:p>
      <text:p text:style-name="Standard"><text:s text:c="3"/>- Cache frequently accessed documents</text:p>
      <text:p text:style-name="Standard"/>
      <text:p text:style-name="Standard">3. **Error Handling**</text:p>
      <text:p text:style-name="Standard"><text:s text:c="3"/>- Implement retry logic for failed uploads</text:p>
      <text:p text:style-name="Standard"><text:s text:c="3"/>- Add meaningful error messages</text:p>
      <text:p text:style-name="Standard"><text:s text:c="3"/>- Handle network connectivity issues</text:p>
      <text:p text:style-name="Standard"/>
      <text:p text:style-name="Standard">## Advanced Topics</text:p>
      <text:p text:style-name="Standard"/>
      <text:p text:style-name="Standard">Once you're comfortable with the basics, consider exploring:</text:p>
      <text:p text:style-name="Standard"/>
      <text:p text:style-name="Standard">1. **Vector Database Optimization**</text:p>
      <text:p text:style-name="Standard"><text:s text:c="3"/>- Understanding embedding algorithms</text:p>
      <text:p text:style-name="Standard"><text:s text:c="3"/>- Tuning chunk sizes</text:p>
      <text:p text:style-name="Standard"><text:s text:c="3"/>- Optimizing search parameters</text:p>
      <text:p text:style-name="Standard"/>
      <text:p text:style-name="Standard">2. **Enhanced RAG Techniques**</text:p>
      <text:p text:style-name="Standard"><text:s text:c="3"/>- Implementing hybrid search</text:p>
      <text:p text:style-name="Standard"><text:s text:c="3"/>- Adding metadata filtering</text:p>
      <text:p text:style-name="Standard"><text:s text:c="3"/>- Using different chunking strategies</text:p>
      <text:p text:style-name="Standard"/>
      <text:p text:style-name="Standard">3. **User Experience Improvements**</text:p>
      <text:p text:style-name="Standard"><text:s text:c="3"/>- Adding drag-and-drop upload</text:p>
      <text:p text:style-name="Standard"><text:s text:c="3"/>- Implementing document categories</text:p>
      <text:p text:style-name="Standard"><text:s text:c="3"/>- Adding search within documents</text:p>
      <text:p text:style-name="Standard"/>
      <text:p text:style-name="Standard">## Conclusion</text:p>
      <text:p text:style-name="Standard"/>
      <text:p text:style-name="Standard">Document processing with RAG is a powerful way to give AI systems access to specific knowledge while maintaining context. The key points to remember are:</text:p>
      <text:p text:style-name="Standard"/>
      <text:p text:style-name="Standard">1. Proper file handling is crucial for reliability</text:p>
      <text:p text:style-name="Standard">2. Chunk management affects response quality</text:p>
      <text:p text:style-name="Standard">3. User interface should be intuitive and responsive</text:p>
      <text:p text:style-name="Standard">4. Error handling must be comprehensive</text:p>
      <text:p text:style-name="Standard"><text:soft-page-break/>5. Performance optimization is important for larger documents</text:p>
      <text:p text:style-name="Standard"/>
      <text:p text:style-name="Standard">Keep experimenting and refining your implementation to create a more powerful and user-friendly system!</text:p>
      <text:p text:style-name="Standard"/>
      <text:p text:style-name="P1"># Understanding Client-Side Components in the LLM Chat Application</text:p>
      <text:p text:style-name="Standard"/>
      <text:p text:style-name="Standard">## Introduction</text:p>
      <text:p text:style-name="Standard"/>
      <text:p text:style-name="Standard">Imagine you're building a house. Just as a house needs a solid foundation, well-structured walls, and carefully planned rooms, our application needs a robust architecture. Today, we'll explore how different components work together to create a seamless user experience in our LLM chat application.</text:p>
      <text:p text:style-name="Standard"/>
      <text:p text:style-name="Standard">## The Foundation: Tab Navigation System</text:p>
      <text:p text:style-name="Standard"/>
      <text:p text:style-name="Standard">Think of our tab navigation system as the floor plan of our application. Just as a house has different rooms for different purposes, our app has different tabs for specific functionalities. Let's explore how this is implemented:</text:p>
      <text:p text:style-name="Standard"/>
      <text:p text:style-name="Standard">```typescript</text:p>
      <text:p text:style-name="P2">// app/(tabs)/_layout.tsx</text:p>
      <text:p text:style-name="P2">import { Tabs } from 'expo-router';</text:p>
      <text:p text:style-name="P2">import { useColorScheme } from 'react-native';</text:p>
      <text:p text:style-name="P2">import { FontAwesome } from '@expo/vector-icons';</text:p>
      <text:p text:style-name="P2"/>
      <text:p text:style-name="P2">export default function TabLayout() {</text:p>
      <text:p text:style-name="P2"><text:s text:c="2"/>// Get the device's color scheme (light/dark)</text:p>
      <text:p text:style-name="P2"><text:s text:c="2"/>const colorScheme = useColorScheme();</text:p>
      <text:p text:style-name="P2"/>
      <text:p text:style-name="P2"><text:s text:c="2"/>return (</text:p>
      <text:p text:style-name="P2"><text:s text:c="4"/>&lt;Tabs</text:p>
      <text:p text:style-name="P2"><text:s text:c="6"/>screenOptions={{</text:p>
      <text:p text:style-name="P2"><text:s text:c="8"/>// Configure common options for all tabs</text:p>
      <text:p text:style-name="P2"><text:s text:c="8"/>tabBarActiveTintColor: colorScheme === 'dark' ? '#fff' : '#2f95dc',</text:p>
      <text:p text:style-name="P2"><text:s text:c="8"/>tabBarStyle: {</text:p>
      <text:p text:style-name="P2"><text:s text:c="10"/>height: 60,</text:p>
      <text:p text:style-name="P2"><text:s text:c="10"/>paddingBottom: 5,</text:p>
      <text:p text:style-name="P2"><text:s text:c="8"/>},</text:p>
      <text:p text:style-name="P2"><text:s text:c="6"/>}}&gt;</text:p>
      <text:p text:style-name="P2"><text:s text:c="6"/></text:p>
      <text:p text:style-name="P2"><text:s text:c="6"/>{/* Home Tab - Quick Q&amp;A Interface */}</text:p>
      <text:p text:style-name="P2"><text:s text:c="6"/>&lt;Tabs.Screen</text:p>
      <text:p text:style-name="P2"><text:s text:c="8"/>name="index"</text:p>
      <text:p text:style-name="P2"><text:s text:c="8"/>options={{</text:p>
      <text:p text:style-name="P2"><text:s text:c="10"/>title: 'AMA',</text:p>
      <text:p text:style-name="P2"><text:s text:c="10"/>tabBarIcon: ({ color }) =&gt; (</text:p>
      <text:p text:style-name="P2"><text:s text:c="12"/>&lt;FontAwesome name="comments" size={28} color={color} /&gt;</text:p>
      <text:p text:style-name="P2"><text:s text:c="10"/>),</text:p>
      <text:p text:style-name="P2"><text:s text:c="10"/>headerTitle: 'Chat GP Me!',</text:p>
      <text:p text:style-name="P2"><text:s text:c="8"/>}}</text:p>
      <text:p text:style-name="P2"><text:s text:c="6"/>/&gt;</text:p>
      <text:p text:style-name="P2"/>
      <text:p text:style-name="P2"><text:s text:c="6"/>{/* Chat Tab - Full Chat Experience */}</text:p>
      <text:p text:style-name="P2"><text:s text:c="6"/>&lt;Tabs.Screen</text:p>
      <text:p text:style-name="P2"><text:s text:c="8"/>name="chat"</text:p>
      <text:p text:style-name="P2"><text:s text:c="8"/>options={{</text:p>
      <text:p text:style-name="P2"><text:s text:c="10"/>title: 'Chat',</text:p>
      <text:p text:style-name="P2"><text:s text:c="10"/>tabBarIcon: ({ color }) =&gt; (</text:p>
      <text:p text:style-name="P2"><text:s text:c="12"/>&lt;FontAwesome name="comments" size={28} color={color} /&gt;</text:p>
      <text:p text:style-name="P2"><text:soft-page-break/><text:s text:c="10"/>),</text:p>
      <text:p text:style-name="P2"><text:s text:c="8"/>}}</text:p>
      <text:p text:style-name="P2"><text:s text:c="6"/>/&gt;</text:p>
      <text:p text:style-name="P2"/>
      <text:p text:style-name="P2"><text:s text:c="6"/>{/* History Tab - Past Conversations */}</text:p>
      <text:p text:style-name="P2"><text:s text:c="6"/>&lt;Tabs.Screen</text:p>
      <text:p text:style-name="P2"><text:s text:c="8"/>name="two"</text:p>
      <text:p text:style-name="P2"><text:s text:c="8"/>options={{</text:p>
      <text:p text:style-name="P2"><text:s text:c="10"/>title: 'History',</text:p>
      <text:p text:style-name="P2"><text:s text:c="10"/>tabBarIcon: ({ color }) =&gt; (</text:p>
      <text:p text:style-name="P2"><text:s text:c="12"/>&lt;FontAwesome name="history" size={28} color={color} /&gt;</text:p>
      <text:p text:style-name="P2"><text:s text:c="10"/>),</text:p>
      <text:p text:style-name="P2"><text:s text:c="8"/>}}</text:p>
      <text:p text:style-name="P2"><text:s text:c="6"/>/&gt;</text:p>
      <text:p text:style-name="P2"/>
      <text:p text:style-name="P2"><text:s text:c="6"/>{/* Documents Tab - RAG Interface */}</text:p>
      <text:p text:style-name="P2"><text:s text:c="6"/>&lt;Tabs.Screen</text:p>
      <text:p text:style-name="P2"><text:s text:c="8"/>name="rag"</text:p>
      <text:p text:style-name="P2"><text:s text:c="8"/>options={{</text:p>
      <text:p text:style-name="P2"><text:s text:c="10"/>title: 'Docs',</text:p>
      <text:p text:style-name="P2"><text:s text:c="10"/>tabBarIcon: ({ color }) =&gt; (</text:p>
      <text:p text:style-name="P2"><text:s text:c="12"/>&lt;FontAwesome name="file-text" size={28} color={color} /&gt;</text:p>
      <text:p text:style-name="P2"><text:s text:c="10"/>),</text:p>
      <text:p text:style-name="P2"><text:s text:c="8"/>}}</text:p>
      <text:p text:style-name="P2"><text:s text:c="6"/>/&gt;</text:p>
      <text:p text:style-name="P2"><text:s text:c="4"/>&lt;/Tabs&gt;</text:p>
      <text:p text:style-name="P2"><text:s text:c="2"/>);</text:p>
      <text:p text:style-name="P2">}</text:p>
      <text:p text:style-name="P2">```</text:p>
      <text:p text:style-name="P2"/>
      <text:p text:style-name="P2">Let's examine each tab's purpose and implementation:</text:p>
      <text:p text:style-name="P2"/>
      <text:p text:style-name="P2">### Home Tab (index.tsx)</text:p>
      <text:p text:style-name="P2">This tab provides a simple, direct interaction with the LLM. Think of it as a quick consultation room where users can ask one-off questions. Here's how it works:</text:p>
      <text:p text:style-name="P2"/>
      <text:p text:style-name="P2">```typescript</text:p>
      <text:p text:style-name="P2">// app/(tabs)/index.tsx</text:p>
      <text:p text:style-name="P2">export default function HomeTab() {</text:p>
      <text:p text:style-name="P2"><text:s text:c="2"/>const [text, setText] = useState('');</text:p>
      <text:p text:style-name="P2"><text:s text:c="2"/>const [response, setResponse] = useState('');</text:p>
      <text:p text:style-name="P2"><text:s text:c="2"/></text:p>
      <text:p text:style-name="P2"><text:s text:c="2"/>const handleSubmit = async () =&gt; {</text:p>
      <text:p text:style-name="P2"><text:s text:c="4"/>try {</text:p>
      <text:p text:style-name="P2"><text:s text:c="6"/>const result = await axios.get(`${localhost}/ask`, {</text:p>
      <text:p text:style-name="P2"><text:s text:c="8"/>params: { text: text.trim() }</text:p>
      <text:p text:style-name="P2"><text:s text:c="6"/>});</text:p>
      <text:p text:style-name="P2"><text:s text:c="6"/>setResponse(result.data.response);</text:p>
      <text:p text:style-name="P2"><text:s text:c="6"/></text:p>
      <text:p text:style-name="P2"><text:s text:c="6"/>// Save interaction to history</text:p>
      <text:p text:style-name="P2"><text:s text:c="6"/>await saveToHistory(text, result.data.response, modelName);</text:p>
      <text:p text:style-name="P2"><text:s text:c="4"/>} catch (error) {</text:p>
      <text:p text:style-name="P2"><text:s text:c="6"/>Alert.alert('Error', error.message);</text:p>
      <text:p text:style-name="P2"><text:s text:c="4"/>}</text:p>
      <text:p text:style-name="P2"><text:s text:c="2"/>};</text:p>
      <text:p text:style-name="P2">}</text:p>
      <text:p text:style-name="Standard"><text:soft-page-break/>```</text:p>
      <text:p text:style-name="Standard"/>
      <text:p text:style-name="Standard">### Chat Tab (chat.tsx)</text:p>
      <text:p text:style-name="Standard">The chat tab is like a meeting room where users can have extended conversations. It maintains context and history within each chat session:</text:p>
      <text:p text:style-name="Standard"/>
      <text:p text:style-name="Standard">```typescript</text:p>
      <text:p text:style-name="P2">// app/(tabs)/chat.tsx</text:p>
      <text:p text:style-name="P2">export default function ChatTab() {</text:p>
      <text:p text:style-name="P2"><text:s text:c="2"/>const [sessions, setSessions] = useState&lt;ChatSession[]&gt;([]);</text:p>
      <text:p text:style-name="P2"><text:s text:c="2"/>const [currentSession, setCurrentSession] = useState&lt;string | null&gt;(null);</text:p>
      <text:p text:style-name="P2"><text:s text:c="2"/>const [messages, setMessages] = useState&lt;Message[]&gt;([]);</text:p>
      <text:p text:style-name="P2"/>
      <text:p text:style-name="P2"><text:s text:c="2"/>const sendMessage = async (content: string) =&gt; {</text:p>
      <text:p text:style-name="P2"><text:s text:c="4"/>try {</text:p>
      <text:p text:style-name="P2"><text:s text:c="6"/>const response = await axios.post(`${localhost}/chat/message`, {</text:p>
      <text:p text:style-name="P2"><text:s text:c="8"/>sessionId: currentSession,</text:p>
      <text:p text:style-name="P2"><text:s text:c="8"/>message: content</text:p>
      <text:p text:style-name="P2"><text:s text:c="6"/>});</text:p>
      <text:p text:style-name="P2"><text:s text:c="6"/></text:p>
      <text:p text:style-name="P2"><text:s text:c="6"/>// Update messages and session information</text:p>
      <text:p text:style-name="P2"><text:s text:c="6"/>setMessages(response.data.messages);</text:p>
      <text:p text:style-name="P2"><text:s text:c="6"/>updateSessionLastMessage(currentSession, content);</text:p>
      <text:p text:style-name="P2"><text:s text:c="4"/>} catch (error) {</text:p>
      <text:p text:style-name="P2"><text:s text:c="6"/>Alert.alert('Error', error.message);</text:p>
      <text:p text:style-name="P2"><text:s text:c="4"/>}</text:p>
      <text:p text:style-name="P2"><text:s text:c="2"/>};</text:p>
      <text:p text:style-name="P2">}</text:p>
      <text:p text:style-name="Standard">```</text:p>
      <text:p text:style-name="Standard"/>
      <text:p text:style-name="Standard">### History Tab (two.tsx)</text:p>
      <text:p text:style-name="Standard">This tab serves as our archive room, where users can review past interactions:</text:p>
      <text:p text:style-name="Standard"/>
      <text:p text:style-name="Standard">```typescript</text:p>
      <text:p text:style-name="P2">// app/(tabs)/two.tsx</text:p>
      <text:p text:style-name="P2">export default function HistoryTab() {</text:p>
      <text:p text:style-name="P2"><text:s text:c="2"/>const [history, setHistory] = useState&lt;FeedbackItem[]&gt;([]);</text:p>
      <text:p text:style-name="P2"/>
      <text:p text:style-name="P2"><text:s text:c="2"/>// Load history when component mounts</text:p>
      <text:p text:style-name="P2"><text:s text:c="2"/>useEffect(() =&gt; {</text:p>
      <text:p text:style-name="P2"><text:s text:c="4"/>loadHistory();</text:p>
      <text:p text:style-name="P2"><text:s text:c="2"/>}, []);</text:p>
      <text:p text:style-name="P2"/>
      <text:p text:style-name="P2"><text:s text:c="2"/>const loadHistory = async () =&gt; {</text:p>
      <text:p text:style-name="P2"><text:s text:c="4"/>try {</text:p>
      <text:p text:style-name="P2"><text:s text:c="6"/>const savedHistory = await AsyncStorage.getItem('feedbackHistory');</text:p>
      <text:p text:style-name="P2"><text:s text:c="6"/>if (savedHistory) {</text:p>
      <text:p text:style-name="P2"><text:s text:c="8"/>setHistory(JSON.parse(savedHistory));</text:p>
      <text:p text:style-name="P2"><text:s text:c="6"/>}</text:p>
      <text:p text:style-name="P2"><text:s text:c="4"/>} catch (error) {</text:p>
      <text:p text:style-name="P2"><text:s text:c="6"/>Alert.alert('Error', 'Failed to load history');</text:p>
      <text:p text:style-name="P2"><text:s text:c="4"/>}</text:p>
      <text:p text:style-name="P2"><text:s text:c="2"/>};</text:p>
      <text:p text:style-name="P2">}</text:p>
      <text:p text:style-name="Standard"><text:soft-page-break/>```</text:p>
      <text:p text:style-name="Standard"/>
      <text:p text:style-name="Standard">## State Management: The Nervous System</text:p>
      <text:p text:style-name="Standard"/>
      <text:p text:style-name="Standard">Just as our nervous system coordinates different parts of our body, our state management system coordinates different parts of our application. We use React Context for this purpose:</text:p>
      <text:p text:style-name="Standard"/>
      <text:p text:style-name="Standard">```typescript</text:p>
      <text:p text:style-name="P2">// app/context/AppContext.tsx</text:p>
      <text:p text:style-name="P2">interface AppContextType {</text:p>
      <text:p text:style-name="P2"><text:s text:c="2"/>modelName: string;</text:p>
      <text:p text:style-name="P2"><text:s text:c="2"/>setModelName: (name: string) =&gt; void;</text:p>
      <text:p text:style-name="P2"><text:s text:c="2"/>logThis: (label: string, data: any) =&gt; void;</text:p>
      <text:p text:style-name="P2">}</text:p>
      <text:p text:style-name="P2"/>
      <text:p text:style-name="P2">export const AppProvider: React.FC&lt;AppProviderProps&gt; = ({ children }) =&gt; {</text:p>
      <text:p text:style-name="P2"><text:s text:c="2"/>// Global state for model selection</text:p>
      <text:p text:style-name="P2"><text:s text:c="2"/>const [modelName, setModelName] = useState(defaultContext.modelName);</text:p>
      <text:p text:style-name="P2"/>
      <text:p text:style-name="P2"><text:s text:c="2"/>// Utility function for debugging</text:p>
      <text:p text:style-name="P2"><text:s text:c="2"/>const logThis = (label: string, data: any) =&gt; {</text:p>
      <text:p text:style-name="P2"><text:s text:c="4"/>console.log(`[${label}]`, data);</text:p>
      <text:p text:style-name="P2"><text:s text:c="2"/>};</text:p>
      <text:p text:style-name="P2"/>
      <text:p text:style-name="P2"><text:s text:c="2"/>return (</text:p>
      <text:p text:style-name="P2"><text:s text:c="4"/>&lt;AppContext.Provider</text:p>
      <text:p text:style-name="P2"><text:s text:c="6"/>value={{</text:p>
      <text:p text:style-name="P2"><text:s text:c="8"/>modelName,</text:p>
      <text:p text:style-name="P2"><text:s text:c="8"/>setModelName,</text:p>
      <text:p text:style-name="P2"><text:s text:c="8"/>logThis,</text:p>
      <text:p text:style-name="P2"><text:s text:c="6"/>}}</text:p>
      <text:p text:style-name="P2"><text:s text:c="4"/>&gt;</text:p>
      <text:p text:style-name="P2"><text:s text:c="6"/>{children}</text:p>
      <text:p text:style-name="P2"><text:s text:c="4"/>&lt;/AppContext.Provider&gt;</text:p>
      <text:p text:style-name="P2"><text:s text:c="2"/>);</text:p>
      <text:p text:style-name="P2">};</text:p>
      <text:p text:style-name="Standard">```</text:p>
      <text:p text:style-name="Standard"/>
      <text:p text:style-name="Standard">To use this global state in any component:</text:p>
      <text:p text:style-name="Standard"/>
      <text:p text:style-name="Standard">```typescript</text:p>
      <text:p text:style-name="P2">function MyComponent() {</text:p>
      <text:p text:style-name="P2"><text:s text:c="2"/>const { modelName, setModelName } = useAppContext();</text:p>
      <text:p text:style-name="P2"><text:s text:c="2"/></text:p>
      <text:p text:style-name="P2"><text:s text:c="2"/>// Now you can access and modify the global state</text:p>
      <text:p text:style-name="P2"><text:s text:c="2"/>const changeModel = (newModel: string) =&gt; {</text:p>
      <text:p text:style-name="P2"><text:s text:c="4"/>setModelName(newModel);</text:p>
      <text:p text:style-name="P2"><text:s text:c="2"/>};</text:p>
      <text:p text:style-name="P2">}</text:p>
      <text:p text:style-name="Standard">```</text:p>
      <text:p text:style-name="Standard"/>
      <text:p text:style-name="Standard">## UI Components: The Building Blocks</text:p>
      <text:p text:style-name="Standard"/>
      <text:p text:style-name="Standard"><text:soft-page-break/>Just as we use standard building materials to construct different parts of a house, we use reusable UI components to build our interface. Let's explore some key components:</text:p>
      <text:p text:style-name="Standard"/>
      <text:p text:style-name="Standard">### AlertModal: The Communication System</text:p>
      <text:p text:style-name="Standard"/>
      <text:p text:style-name="Standard">This component handles important notifications and confirmations:</text:p>
      <text:p text:style-name="Standard"/>
      <text:p text:style-name="Standard">```typescript</text:p>
      <text:p text:style-name="P2">// components/AlertModal.tsx</text:p>
      <text:p text:style-name="P2">interface AlertModalProps {</text:p>
      <text:p text:style-name="P2"><text:s text:c="2"/>visible: boolean;</text:p>
      <text:p text:style-name="P2"><text:s text:c="2"/>onClose: () =&gt; void;</text:p>
      <text:p text:style-name="P2"><text:s text:c="2"/>title: string;</text:p>
      <text:p text:style-name="P2"><text:s text:c="2"/>message: string;</text:p>
      <text:p text:style-name="P2"><text:s text:c="2"/>buttons: Button[];</text:p>
      <text:p text:style-name="P2">}</text:p>
      <text:p text:style-name="P2"/>
      <text:p text:style-name="P2">const AlertModal: React.FC&lt;AlertModalProps&gt; = ({</text:p>
      <text:p text:style-name="P2"><text:s text:c="2"/>visible,</text:p>
      <text:p text:style-name="P2"><text:s text:c="2"/>onClose,</text:p>
      <text:p text:style-name="P2"><text:s text:c="2"/>title,</text:p>
      <text:p text:style-name="P2"><text:s text:c="2"/>message,</text:p>
      <text:p text:style-name="P2"><text:s text:c="2"/>buttons,</text:p>
      <text:p text:style-name="P2">}) =&gt; {</text:p>
      <text:p text:style-name="P2"><text:s text:c="2"/>return (</text:p>
      <text:p text:style-name="P2"><text:s text:c="4"/>&lt;Modal</text:p>
      <text:p text:style-name="P2"><text:s text:c="6"/>visible={visible}</text:p>
      <text:p text:style-name="P2"><text:s text:c="6"/>transparent</text:p>
      <text:p text:style-name="P2"><text:s text:c="6"/>animationType="fade"</text:p>
      <text:p text:style-name="P2"><text:s text:c="6"/>onRequestClose={onClose}</text:p>
      <text:p text:style-name="P2"><text:s text:c="4"/>&gt;</text:p>
      <text:p text:style-name="P2"><text:s text:c="6"/>&lt;View style={styles.overlay}&gt;</text:p>
      <text:p text:style-name="P2"><text:s text:c="8"/>&lt;View style={styles.content}&gt;</text:p>
      <text:p text:style-name="P2"><text:s text:c="10"/>&lt;Text style={styles.title}&gt;{title}&lt;/Text&gt;</text:p>
      <text:p text:style-name="P2"><text:s text:c="10"/>&lt;Text style={styles.message}&gt;{message}&lt;/Text&gt;</text:p>
      <text:p text:style-name="P2"><text:s text:c="10"/>&lt;View style={styles.buttonContainer}&gt;</text:p>
      <text:p text:style-name="P2"><text:s text:c="12"/>{buttons.map((button, index) =&gt; (</text:p>
      <text:p text:style-name="P2"><text:s text:c="14"/>&lt;TouchableOpacity</text:p>
      <text:p text:style-name="P2"><text:s text:c="16"/>key={index}</text:p>
      <text:p text:style-name="P2"><text:s text:c="16"/>style={[styles.button, getButtonStyle(button.style)]}</text:p>
      <text:p text:style-name="P2"><text:s text:c="16"/>onPress={button.onPress}</text:p>
      <text:p text:style-name="P2"><text:s text:c="14"/>&gt;</text:p>
      <text:p text:style-name="P2"><text:s text:c="16"/>&lt;Text style={styles.buttonText}&gt;{button.text}&lt;/Text&gt;</text:p>
      <text:p text:style-name="P2"><text:s text:c="14"/>&lt;/TouchableOpacity&gt;</text:p>
      <text:p text:style-name="P2"><text:s text:c="12"/>))}</text:p>
      <text:p text:style-name="P2"><text:s text:c="10"/>&lt;/View&gt;</text:p>
      <text:p text:style-name="P2"><text:s text:c="8"/>&lt;/View&gt;</text:p>
      <text:p text:style-name="P2"><text:s text:c="6"/>&lt;/View&gt;</text:p>
      <text:p text:style-name="P2"><text:s text:c="4"/>&lt;/Modal&gt;</text:p>
      <text:p text:style-name="P2"><text:s text:c="2"/>);</text:p>
      <text:p text:style-name="P2">};</text:p>
      <text:p text:style-name="Standard">```</text:p>
      <text:p text:style-name="Standard"/>
      <text:p text:style-name="Standard">### ThemedText and ThemedView: The Adaptive Interface</text:p>
      <text:p text:style-name="Standard"><text:soft-page-break/></text:p>
      <text:p text:style-name="Standard">These components automatically adjust their appearance based on the device's theme:</text:p>
      <text:p text:style-name="Standard"/>
      <text:p text:style-name="Standard">```typescript</text:p>
      <text:p text:style-name="P2">// components/ThemedText.tsx</text:p>
      <text:p text:style-name="P2">export function ThemedText({</text:p>
      <text:p text:style-name="P2"><text:s text:c="2"/>style,</text:p>
      <text:p text:style-name="P2"><text:s text:c="2"/>lightColor,</text:p>
      <text:p text:style-name="P2"><text:s text:c="2"/>darkColor,</text:p>
      <text:p text:style-name="P2"><text:s text:c="2"/>type = 'default',</text:p>
      <text:p text:style-name="P2"><text:s text:c="2"/>...rest</text:p>
      <text:p text:style-name="P2">}: ThemedTextProps) {</text:p>
      <text:p text:style-name="P2"><text:s text:c="2"/>// Get the appropriate color based on theme</text:p>
      <text:p text:style-name="P2"><text:s text:c="2"/>const color = useThemeColor({ light: lightColor, dark: darkColor }, 'text');</text:p>
      <text:p text:style-name="P2"/>
      <text:p text:style-name="P2"><text:s text:c="2"/>return (</text:p>
      <text:p text:style-name="P2"><text:s text:c="4"/>&lt;Text</text:p>
      <text:p text:style-name="P2"><text:s text:c="6"/>style={[</text:p>
      <text:p text:style-name="P2"><text:s text:c="8"/>{ color },</text:p>
      <text:p text:style-name="P2"><text:s text:c="8"/>getTypeStyle(type),</text:p>
      <text:p text:style-name="P2"><text:s text:c="8"/>style,</text:p>
      <text:p text:style-name="P2"><text:s text:c="6"/>]}</text:p>
      <text:p text:style-name="P2"><text:s text:c="6"/>{...rest}</text:p>
      <text:p text:style-name="P2"><text:s text:c="4"/>/&gt;</text:p>
      <text:p text:style-name="P2"><text:s text:c="2"/>);</text:p>
      <text:p text:style-name="P2">}</text:p>
      <text:p text:style-name="P2"/>
      <text:p text:style-name="P2">// components/ThemedView.tsx</text:p>
      <text:p text:style-name="P2">export function ThemedView({ style, lightColor, darkColor, ...otherProps }: ThemedViewProps) {</text:p>
      <text:p text:style-name="P2"><text:s text:c="2"/>const backgroundColor = useThemeColor(</text:p>
      <text:p text:style-name="P2"><text:s text:c="4"/>{ light: lightColor, dark: darkColor },</text:p>
      <text:p text:style-name="P2"><text:s text:c="4"/>'background'</text:p>
      <text:p text:style-name="P2"><text:s text:c="2"/>);</text:p>
      <text:p text:style-name="P2"/>
      <text:p text:style-name="P2"><text:s text:c="2"/>return &lt;View style={[{ backgroundColor }, style]} {...otherProps} /&gt;;</text:p>
      <text:p text:style-name="P2">}</text:p>
      <text:p text:style-name="Standard">```</text:p>
      <text:p text:style-name="Standard"/>
      <text:p text:style-name="Standard">### Collapsible: The Expandable Sections</text:p>
      <text:p text:style-name="Standard"/>
      <text:p text:style-name="Standard">This component creates expandable sections for organizing content:</text:p>
      <text:p text:style-name="Standard"/>
      <text:p text:style-name="Standard">```typescript</text:p>
      <text:p text:style-name="P2">// components/Collapsible.tsx</text:p>
      <text:p text:style-name="P2">export function Collapsible({</text:p>
      <text:p text:style-name="P2"><text:s text:c="2"/>children,</text:p>
      <text:p text:style-name="P2"><text:s text:c="2"/>title</text:p>
      <text:p text:style-name="P2">}: PropsWithChildren &amp; { title: string }) {</text:p>
      <text:p text:style-name="P2"><text:s text:c="2"/>const [isOpen, setIsOpen] = useState(false);</text:p>
      <text:p text:style-name="P2"><text:s text:c="2"/>const theme = useColorScheme() ?? 'light';</text:p>
      <text:p text:style-name="P2"/>
      <text:p text:style-name="P2"><text:s text:c="2"/>return (</text:p>
      <text:p text:style-name="P2"><text:s text:c="4"/>&lt;ThemedView&gt;</text:p>
      <text:p text:style-name="P2"><text:soft-page-break/><text:s text:c="6"/>&lt;TouchableOpacity</text:p>
      <text:p text:style-name="P2"><text:s text:c="8"/>style={styles.heading}</text:p>
      <text:p text:style-name="P2"><text:s text:c="8"/>onPress={() =&gt; setIsOpen(!isOpen)}</text:p>
      <text:p text:style-name="P2"><text:s text:c="6"/>&gt;</text:p>
      <text:p text:style-name="P2"><text:s text:c="8"/>&lt;IconSymbol</text:p>
      <text:p text:style-name="P2"><text:s text:c="10"/>name="chevron.right"</text:p>
      <text:p text:style-name="P2"><text:s text:c="10"/>size={18}</text:p>
      <text:p text:style-name="P2"><text:s text:c="10"/>weight="medium"</text:p>
      <text:p text:style-name="P2"><text:s text:c="10"/>color={getIconColor(theme)}</text:p>
      <text:p text:style-name="P2"><text:s text:c="10"/>style={{</text:p>
      <text:p text:style-name="P2"><text:s text:c="12"/>transform: [{ rotate: isOpen ? '90deg' : '0deg' }]</text:p>
      <text:p text:style-name="P2"><text:s text:c="10"/>}}</text:p>
      <text:p text:style-name="P2"><text:s text:c="8"/>/&gt;</text:p>
      <text:p text:style-name="P2"><text:s text:c="8"/>&lt;ThemedText type="defaultSemiBold"&gt;{title}&lt;/ThemedText&gt;</text:p>
      <text:p text:style-name="P2"><text:s text:c="6"/>&lt;/TouchableOpacity&gt;</text:p>
      <text:p text:style-name="P2"><text:s text:c="6"/>{isOpen &amp;&amp; (</text:p>
      <text:p text:style-name="P2"><text:s text:c="8"/>&lt;ThemedView style={styles.content}&gt;</text:p>
      <text:p text:style-name="P2"><text:s text:c="10"/>{children}</text:p>
      <text:p text:style-name="P2"><text:s text:c="8"/>&lt;/ThemedView&gt;</text:p>
      <text:p text:style-name="P2"><text:s text:c="6"/>)}</text:p>
      <text:p text:style-name="P2"><text:s text:c="4"/>&lt;/ThemedView&gt;</text:p>
      <text:p text:style-name="P2"><text:s text:c="2"/>);</text:p>
      <text:p text:style-name="P2">}</text:p>
      <text:p text:style-name="Standard">```</text:p>
      <text:p text:style-name="Standard"/>
      <text:p text:style-name="Standard">## Putting It All Together</text:p>
      <text:p text:style-name="Standard"/>
      <text:p text:style-name="Standard">Let's see how these components work together in a real scenario:</text:p>
      <text:p text:style-name="Standard"/>
      <text:p text:style-name="Standard">```typescript</text:p>
      <text:p text:style-name="P2">function ExampleScreen() {</text:p>
      <text:p text:style-name="P2"><text:s text:c="2"/>const { modelName } = useAppContext();</text:p>
      <text:p text:style-name="P2"><text:s text:c="2"/>const [showAlert, setShowAlert] = useState(false);</text:p>
      <text:p text:style-name="P2"/>
      <text:p text:style-name="P2"><text:s text:c="2"/>return (</text:p>
      <text:p text:style-name="P2"><text:s text:c="4"/>&lt;ThemedView style={styles.container}&gt;</text:p>
      <text:p text:style-name="P2"><text:s text:c="6"/>&lt;Collapsible title="Settings"&gt;</text:p>
      <text:p text:style-name="P2"><text:s text:c="8"/>&lt;ThemedText&gt;Selected Model: {modelName}&lt;/ThemedText&gt;</text:p>
      <text:p text:style-name="P2"><text:s text:c="6"/>&lt;/Collapsible&gt;</text:p>
      <text:p text:style-name="P2"/>
      <text:p text:style-name="P2"><text:s text:c="6"/>&lt;AlertModal</text:p>
      <text:p text:style-name="P2"><text:s text:c="8"/>visible={showAlert}</text:p>
      <text:p text:style-name="P2"><text:s text:c="8"/>title="Confirmation"</text:p>
      <text:p text:style-name="P2"><text:s text:c="8"/>message="Are you sure?"</text:p>
      <text:p text:style-name="P2"><text:s text:c="8"/>buttons={[</text:p>
      <text:p text:style-name="P2"><text:s text:c="10"/>{</text:p>
      <text:p text:style-name="P2"><text:s text:c="12"/>text: "Cancel",</text:p>
      <text:p text:style-name="P2"><text:s text:c="12"/>style: "cancel",</text:p>
      <text:p text:style-name="P2"><text:s text:c="12"/>onPress: () =&gt; setShowAlert(false)</text:p>
      <text:p text:style-name="P2"><text:s text:c="10"/>},</text:p>
      <text:p text:style-name="P2"><text:s text:c="10"/>{</text:p>
      <text:p text:style-name="P2"><text:s text:c="12"/>text: "Confirm",</text:p>
      <text:p text:style-name="P2"><text:s text:c="12"/>onPress: () =&gt; handleConfirmation()</text:p>
      <text:p text:style-name="P2"><text:s text:c="10"/>}</text:p>
      <text:p text:style-name="P2"><text:s text:c="8"/>]}</text:p>
      <text:p text:style-name="P2"><text:soft-page-break/><text:s text:c="6"/>/&gt;</text:p>
      <text:p text:style-name="P2"><text:s text:c="4"/>&lt;/ThemedView&gt;</text:p>
      <text:p text:style-name="P2"><text:s text:c="2"/>);</text:p>
      <text:p text:style-name="P2">}</text:p>
      <text:p text:style-name="Standard">```</text:p>
      <text:p text:style-name="Standard"/>
      <text:p text:style-name="Standard">## Practice Exercises</text:p>
      <text:p text:style-name="Standard"/>
      <text:p text:style-name="Standard">To better understand these components, try these exercises:</text:p>
      <text:p text:style-name="Standard"/>
      <text:p text:style-name="Standard">1. Create a new tab that combines features from different existing tabs</text:p>
      <text:p text:style-name="Standard">2. Add a new theme color and implement it across the application</text:p>
      <text:p text:style-name="Standard">3. Create a new reusable component that uses the theming system</text:p>
      <text:p text:style-name="Standard">4. Implement a new context provider for managing user preferences</text:p>
      <text:p text:style-name="Standard">5. Build a custom modal component using the existing components</text:p>
      <text:p text:style-name="Standard"/>
      <text:p text:style-name="Standard">## Common Challenges and Solutions</text:p>
      <text:p text:style-name="Standard"/>
      <text:p text:style-name="Standard">1. Theme Consistency</text:p>
      <text:p text:style-name="Standard"><text:s text:c="3"/>- Always use ThemedText and ThemedView for consistent appearance</text:p>
      <text:p text:style-name="Standard"><text:s text:c="3"/>- Create a central theme configuration file</text:p>
      <text:p text:style-name="Standard"><text:s text:c="3"/>- Test in both light and dark modes</text:p>
      <text:p text:style-name="Standard"/>
      <text:p text:style-name="Standard">2. State Management</text:p>
      <text:p text:style-name="Standard"><text:s text:c="3"/>- Keep context providers focused on specific concerns</text:p>
      <text:p text:style-name="Standard"><text:s text:c="3"/>- Use local state for component-specific data</text:p>
      <text:p text:style-name="Standard"><text:s text:c="3"/>- Consider performance implications of context updates</text:p>
      <text:p text:style-name="Standard"/>
      <text:p text:style-name="Standard">3. Navigation</text:p>
      <text:p text:style-name="Standard"><text:s text:c="3"/>- Handle deep linking properly</text:p>
      <text:p text:style-name="Standard"><text:s text:c="3"/>- Manage navigation state persistence</text:p>
      <text:p text:style-name="Standard"><text:s text:c="3"/>- Handle navigation edge cases</text:p>
      <text:p text:style-name="Standard"/>
      <text:p text:style-name="Standard">## Conclusion</text:p>
      <text:p text:style-name="Standard"/>
      <text:p text:style-name="Standard">Understanding how these components work together is crucial for building a robust application. Remember:</text:p>
      <text:p text:style-name="Standard"/>
      <text:p text:style-name="Standard">1. The tab navigation system provides the core structure</text:p>
      <text:p text:style-name="Standard">2. Context management handles global state effectively</text:p>
      <text:p text:style-name="Standard">3. Reusable UI components ensure consistency</text:p>
      <text:p text:style-name="Standard">4. Proper component organization improves maintainability</text:p>
      <text:p text:style-name="Standard">5. Theme awareness creates a better user experience</text:p>
      <text:p text:style-name="Standard"/>
      <text:p text:style-name="Standard">Keep practicing with these components, and you'll become proficient at building complex, maintainable React Native applications!</text:p>
      <text:p text:style-name="Standard"/>
      <text:p text:style-name="Standard"/>
      <text:p text:style-name="P1"># Vector Database Optimization: From Theory to Practice</text:p>
      <text:p text:style-name="Standard"/>
      <text:p text:style-name="Standard">## Introduction</text:p>
      <text:p text:style-name="Standard"/>
      <text:p text:style-name="Standard">Imagine you're organizing a vast library where instead of using traditional alphabetical or subject-based organization, you're arranging books based on how similar they are to each other. Books about similar topics would be placed close together, even if they have different titles or authors. This is essentially what we're doing with vector databases, but instead of physical books, we're organizing pieces of text in a multidimensional space.</text:p>
      <text:p text:style-name="Standard"/>
      <text:p text:style-name="Standard">## Part 1: Understanding Embedding Algorithms</text:p>
      <text:p text:style-name="Standard"/>
      <text:p text:style-name="Standard">### What Are Embeddings?</text:p>
      <text:p text:style-name="Standard"/>
      <text:p text:style-name="Standard">An embedding is a way to represent text (or other data) as a series of numbers that capture its meaning. Think of it like converting words into coordinates on a map, where similar meanings are closer together.</text:p>
      <text:p text:style-name="Standard"/>
      <text:p text:style-name="Standard">Let's look at a simple example:</text:p>
      <text:p text:style-name="Standard"/>
      <text:p text:style-name="Standard">```python</text:p>
      <text:p text:style-name="P2">from sentence_transformers import SentenceTransformer</text:p>
      <text:p text:style-name="P2"/>
      <text:p text:style-name="P2">def create_embeddings(text_list):</text:p>
      <text:p text:style-name="P2"><text:s text:c="4"/># Initialize the embedding model</text:p>
      <text:p text:style-name="P2"><text:s text:c="4"/>model = SentenceTransformer('all-MiniLM-L6-v2')</text:p>
      <text:p text:style-name="P2"><text:s text:c="4"/></text:p>
      <text:p text:style-name="P2"><text:s text:c="4"/># Generate embeddings</text:p>
      <text:p text:style-name="P2"><text:s text:c="4"/>embeddings = model.encode(text_list)</text:p>
      <text:p text:style-name="P2"><text:s text:c="4"/></text:p>
      <text:p text:style-name="P2"><text:s text:c="4"/>return embeddings</text:p>
      <text:p text:style-name="P2"/>
      <text:p text:style-name="P2"># Example usage</text:p>
      <text:p text:style-name="P2">texts = [</text:p>
      <text:p text:style-name="P2"><text:s text:c="4"/>"The cat sat on the mat",</text:p>
      <text:p text:style-name="P2"><text:s text:c="4"/>"A feline rested on the rug",</text:p>
      <text:p text:style-name="P2"><text:s text:c="4"/>"Python is a programming language",</text:p>
      <text:p text:style-name="P2">]</text:p>
      <text:p text:style-name="P2"/>
      <text:p text:style-name="P2">embeddings = create_embeddings(texts)</text:p>
      <text:p text:style-name="Standard">```</text:p>
      <text:p text:style-name="Standard"/>
      <text:p text:style-name="Standard">In this example, the first two sentences would have similar embeddings because they mean nearly the same thing, while the third sentence would have a very different embedding.</text:p>
      <text:p text:style-name="Standard"/>
      <text:p text:style-name="Standard">### Choosing the Right Embedding Model</text:p>
      <text:p text:style-name="Standard"/>
      <text:p text:style-name="Standard">The choice of embedding model is crucial for performance. Here are some key factors to consider:</text:p>
      <text:p text:style-name="Standard"/>
      <text:p text:style-name="Standard">```python</text:p>
      <text:p text:style-name="P2">def analyze_embedding_quality(model_name, test_cases):</text:p>
      <text:p text:style-name="P2"><text:soft-page-break/><text:s text:c="4"/>model = SentenceTransformer(model_name)</text:p>
      <text:p text:style-name="P2"><text:s text:c="4"/></text:p>
      <text:p text:style-name="P2"><text:s text:c="4"/>results = []</text:p>
      <text:p text:style-name="P2"><text:s text:c="4"/>for case in test_cases:</text:p>
      <text:p text:style-name="P2"><text:s text:c="8"/># Generate embeddings for test pairs</text:p>
      <text:p text:style-name="P2"><text:s text:c="8"/>emb1 = model.encode(case['text1'])</text:p>
      <text:p text:style-name="P2"><text:s text:c="8"/>emb2 = model.encode(case['text2'])</text:p>
      <text:p text:style-name="P2"><text:s text:c="8"/></text:p>
      <text:p text:style-name="P2"><text:s text:c="8"/># Calculate similarity</text:p>
      <text:p text:style-name="P2"><text:s text:c="8"/>similarity = cosine_similarity([emb1], [emb2])[0][0]</text:p>
      <text:p text:style-name="P2"><text:s text:c="8"/></text:p>
      <text:p text:style-name="P2"><text:s text:c="8"/>results.append({</text:p>
      <text:p text:style-name="P2"><text:s text:c="12"/>'pair': f"{case['text1']} vs {case['text2']}",</text:p>
      <text:p text:style-name="P2"><text:s text:c="12"/>'expected_similarity': case['expected'],</text:p>
      <text:p text:style-name="P2"><text:s text:c="12"/>'actual_similarity': similarity,</text:p>
      <text:p text:style-name="P2"><text:s text:c="12"/>'difference': abs(case['expected'] - similarity)</text:p>
      <text:p text:style-name="P2"><text:s text:c="8"/>})</text:p>
      <text:p text:style-name="P2"><text:s text:c="4"/></text:p>
      <text:p text:style-name="P2"><text:s text:c="4"/>return results</text:p>
      <text:p text:style-name="P2"/>
      <text:p text:style-name="P2"># Example test cases</text:p>
      <text:p text:style-name="P2">test_cases = [</text:p>
      <text:p text:style-name="P2"><text:s text:c="4"/>{</text:p>
      <text:p text:style-name="P2"><text:s text:c="8"/>'text1': "The weather is sunny today",</text:p>
      <text:p text:style-name="P2"><text:s text:c="8"/>'text2': "It's a bright and clear day",</text:p>
      <text:p text:style-name="P2"><text:s text:c="8"/>'expected': 0.8 <text:s/># High similarity expected</text:p>
      <text:p text:style-name="P2"><text:s text:c="4"/>},</text:p>
      <text:p text:style-name="P2"><text:s text:c="4"/>{</text:p>
      <text:p text:style-name="P2"><text:s text:c="8"/>'text1': "The weather is sunny today",</text:p>
      <text:p text:style-name="P2"><text:s text:c="8"/>'text2': "Python is a programming language",</text:p>
      <text:p text:style-name="P2"><text:s text:c="8"/>'expected': 0.1 <text:s/># Low similarity expected</text:p>
      <text:p text:style-name="P2"><text:s text:c="4"/>}</text:p>
      <text:p text:style-name="P2">]</text:p>
      <text:p text:style-name="Standard">```</text:p>
      <text:p text:style-name="Standard"/>
      <text:p text:style-name="Standard">## Part 2: Tuning Chunk Sizes</text:p>
      <text:p text:style-name="Standard"/>
      <text:p text:style-name="Standard">The way we break down documents into chunks can significantly impact the quality of our search results. Let's explore different chunking strategies:</text:p>
      <text:p text:style-name="Standard"/>
      <text:p text:style-name="Standard">### Basic Chunking Strategy</text:p>
      <text:p text:style-name="Standard"/>
      <text:p text:style-name="Standard">```python</text:p>
      <text:p text:style-name="P2">def chunk_document(text, chunk_size, overlap):</text:p>
      <text:p text:style-name="P2"><text:s text:c="4"/>"""</text:p>
      <text:p text:style-name="P2"><text:s text:c="4"/>Break document into overlapping chunks.</text:p>
      <text:p text:style-name="P2"><text:s text:c="4"/></text:p>
      <text:p text:style-name="P2"><text:s text:c="4"/>Args:</text:p>
      <text:p text:style-name="P2"><text:s text:c="8"/>text (str): The document text</text:p>
      <text:p text:style-name="P2"><text:s text:c="8"/>chunk_size (int): Number of characters per chunk</text:p>
      <text:p text:style-name="P2"><text:s text:c="8"/>overlap (int): Number of overlapping characters</text:p>
      <text:p text:style-name="P2"><text:s text:c="8"/></text:p>
      <text:p text:style-name="P2"><text:s text:c="4"/>Returns:</text:p>
      <text:p text:style-name="P2"><text:s text:c="8"/>list: List of text chunks</text:p>
      <text:p text:style-name="P2"><text:s text:c="4"/>"""</text:p>
      <text:p text:style-name="P2"><text:soft-page-break/><text:s text:c="4"/>chunks = []</text:p>
      <text:p text:style-name="P2"><text:s text:c="4"/>start = 0</text:p>
      <text:p text:style-name="P2"><text:s text:c="4"/></text:p>
      <text:p text:style-name="P2"><text:s text:c="4"/>while start &lt; len(text):</text:p>
      <text:p text:style-name="P2"><text:s text:c="8"/># Find the end of this chunk</text:p>
      <text:p text:style-name="P2"><text:s text:c="8"/>end = start + chunk_size</text:p>
      <text:p text:style-name="P2"><text:s text:c="8"/></text:p>
      <text:p text:style-name="P2"><text:s text:c="8"/># Don't cut words in the middle</text:p>
      <text:p text:style-name="P2"><text:s text:c="8"/>if end &lt; len(text):</text:p>
      <text:p text:style-name="P2"><text:s text:c="12"/># Find the last space before the end</text:p>
      <text:p text:style-name="P2"><text:s text:c="12"/>while end &gt; start and text[end] != ' ':</text:p>
      <text:p text:style-name="P2"><text:s text:c="16"/>end -= 1</text:p>
      <text:p text:style-name="P2"><text:s text:c="16"/></text:p>
      <text:p text:style-name="P2"><text:s text:c="8"/># Extract the chunk</text:p>
      <text:p text:style-name="P2"><text:s text:c="8"/>chunk = text[start:end].strip()</text:p>
      <text:p text:style-name="P2"><text:s text:c="8"/>chunks.append(chunk)</text:p>
      <text:p text:style-name="P2"><text:s text:c="8"/></text:p>
      <text:p text:style-name="P2"><text:s text:c="8"/># Move to next chunk with overlap</text:p>
      <text:p text:style-name="P2"><text:s text:c="8"/>start = end - overlap</text:p>
      <text:p text:style-name="P2"><text:s text:c="8"/></text:p>
      <text:p text:style-name="P2"><text:s text:c="4"/>return chunks</text:p>
      <text:p text:style-name="Standard">```</text:p>
      <text:p text:style-name="Standard"/>
      <text:p text:style-name="Standard">### Advanced Chunking with Semantic Awareness</text:p>
      <text:p text:style-name="Standard"/>
      <text:p text:style-name="Standard">```python</text:p>
      <text:p text:style-name="P2">def semantic_chunk_document(text, nlp, target_size=1000):</text:p>
      <text:p text:style-name="P2"><text:s text:c="4"/>"""</text:p>
      <text:p text:style-name="P2"><text:s text:c="4"/>Chunk document while preserving semantic units.</text:p>
      <text:p text:style-name="P2"><text:s text:c="4"/></text:p>
      <text:p text:style-name="P2"><text:s text:c="4"/>Args:</text:p>
      <text:p text:style-name="P2"><text:s text:c="8"/>text (str): The document text</text:p>
      <text:p text:style-name="P2"><text:s text:c="8"/>nlp: Spacy language model</text:p>
      <text:p text:style-name="P2"><text:s text:c="8"/>target_size (int): Target chunk size in characters</text:p>
      <text:p text:style-name="P2"><text:s text:c="8"/></text:p>
      <text:p text:style-name="P2"><text:s text:c="4"/>Returns:</text:p>
      <text:p text:style-name="P2"><text:s text:c="8"/>list: List of semantic chunks</text:p>
      <text:p text:style-name="P2"><text:s text:c="4"/>"""</text:p>
      <text:p text:style-name="P2"><text:s text:c="4"/>doc = nlp(text)</text:p>
      <text:p text:style-name="P2"><text:s text:c="4"/>chunks = []</text:p>
      <text:p text:style-name="P2"><text:s text:c="4"/>current_chunk = []</text:p>
      <text:p text:style-name="P2"><text:s text:c="4"/>current_size = 0</text:p>
      <text:p text:style-name="P2"><text:s text:c="4"/></text:p>
      <text:p text:style-name="P2"><text:s text:c="4"/>for sent in doc.sents:</text:p>
      <text:p text:style-name="P2"><text:s text:c="8"/># If adding this sentence exceeds target size</text:p>
      <text:p text:style-name="P2"><text:s text:c="8"/>if current_size + len(sent.text) &gt; target_size and current_chunk:</text:p>
      <text:p text:style-name="P2"><text:s text:c="12"/># Store current chunk and start a new one</text:p>
      <text:p text:style-name="P2"><text:s text:c="12"/>chunks.append(' '.join(current_chunk))</text:p>
      <text:p text:style-name="P2"><text:s text:c="12"/>current_chunk = []</text:p>
      <text:p text:style-name="P2"><text:s text:c="12"/>current_size = 0</text:p>
      <text:p text:style-name="P2"><text:s text:c="12"/></text:p>
      <text:p text:style-name="P2"><text:s text:c="8"/>current_chunk.append(sent.text)</text:p>
      <text:p text:style-name="P2"><text:s text:c="8"/>current_size += len(sent.text)</text:p>
      <text:p text:style-name="P2"><text:s text:c="4"/></text:p>
      <text:p text:style-name="P2"><text:s text:c="4"/># Don't forget the last chunk</text:p>
      <text:p text:style-name="P2"><text:soft-page-break/><text:s text:c="4"/>if current_chunk:</text:p>
      <text:p text:style-name="P2"><text:s text:c="8"/>chunks.append(' '.join(current_chunk))</text:p>
      <text:p text:style-name="P2"><text:s text:c="4"/></text:p>
      <text:p text:style-name="P2"><text:s text:c="4"/>return chunks</text:p>
      <text:p text:style-name="Standard">```</text:p>
      <text:p text:style-name="Standard"/>
      <text:p text:style-name="Standard">### Finding the Optimal Chunk Size</text:p>
      <text:p text:style-name="Standard"/>
      <text:p text:style-name="Standard">The optimal chunk size depends on several factors:</text:p>
      <text:p text:style-name="Standard"/>
      <text:p text:style-name="Standard">```python</text:p>
      <text:p text:style-name="P2">def analyze_chunk_sizes(document, size_range, embedding_model):</text:p>
      <text:p text:style-name="P2"><text:s text:c="4"/>"""</text:p>
      <text:p text:style-name="P2"><text:s text:c="4"/>Analyze the effect of different chunk sizes.</text:p>
      <text:p text:style-name="P2"><text:s text:c="4"/></text:p>
      <text:p text:style-name="P2"><text:s text:c="4"/>Args:</text:p>
      <text:p text:style-name="P2"><text:s text:c="8"/>document (str): The document to analyze</text:p>
      <text:p text:style-name="P2"><text:s text:c="8"/>size_range (list): List of chunk sizes to try</text:p>
      <text:p text:style-name="P2"><text:s text:c="8"/>embedding_model: The embedding model to use</text:p>
      <text:p text:style-name="P2"><text:s text:c="8"/></text:p>
      <text:p text:style-name="P2"><text:s text:c="4"/>Returns:</text:p>
      <text:p text:style-name="P2"><text:s text:c="8"/>dict: Analysis results</text:p>
      <text:p text:style-name="P2"><text:s text:c="4"/>"""</text:p>
      <text:p text:style-name="P2"><text:s text:c="4"/>results = {}</text:p>
      <text:p text:style-name="P2"><text:s text:c="4"/></text:p>
      <text:p text:style-name="P2"><text:s text:c="4"/>for size in size_range:</text:p>
      <text:p text:style-name="P2"><text:s text:c="8"/># Generate chunks</text:p>
      <text:p text:style-name="P2"><text:s text:c="8"/>chunks = chunk_document(document, size, size//4)</text:p>
      <text:p text:style-name="P2"><text:s text:c="8"/></text:p>
      <text:p text:style-name="P2"><text:s text:c="8"/># Create embeddings</text:p>
      <text:p text:style-name="P2"><text:s text:c="8"/>embeddings = embedding_model.encode(chunks)</text:p>
      <text:p text:style-name="P2"><text:s text:c="8"/></text:p>
      <text:p text:style-name="P2"><text:s text:c="8"/># Analyze chunk quality</text:p>
      <text:p text:style-name="P2"><text:s text:c="8"/>results[size] = {</text:p>
      <text:p text:style-name="P2"><text:s text:c="12"/>'num_chunks': len(chunks),</text:p>
      <text:p text:style-name="P2"><text:s text:c="12"/>'avg_chunk_length': sum(len(c) for c in chunks) / len(chunks),</text:p>
      <text:p text:style-name="P2"><text:s text:c="12"/>'embedding_dims': embeddings.shape,</text:p>
      <text:p text:style-name="P2"><text:s text:c="12"/>'memory_usage': embeddings.nbytes / 1024 <text:s/># KB</text:p>
      <text:p text:style-name="P2"><text:s text:c="8"/>}</text:p>
      <text:p text:style-name="P2"><text:s text:c="4"/></text:p>
      <text:p text:style-name="P2"><text:s text:c="4"/>return results</text:p>
      <text:p text:style-name="Standard">```</text:p>
      <text:p text:style-name="Standard"/>
      <text:p text:style-name="Standard">## Part 3: Optimizing Search Parameters</text:p>
      <text:p text:style-name="Standard"/>
      <text:p text:style-name="Standard">### Vector Similarity Search</text:p>
      <text:p text:style-name="Standard"/>
      <text:p text:style-name="Standard">We can optimize our search by tuning various parameters:</text:p>
      <text:p text:style-name="Standard"/>
      <text:p text:style-name="Standard">```python</text:p>
      <text:p text:style-name="P2">def optimized_vector_search(</text:p>
      <text:p text:style-name="P2"><text:s text:c="4"/>query_embedding,</text:p>
      <text:p text:style-name="P2"><text:s text:c="4"/>document_embeddings,</text:p>
      <text:p text:style-name="P2"><text:s text:c="4"/>k=5,</text:p>
      <text:p text:style-name="P2"><text:soft-page-break/><text:s text:c="4"/>distance_threshold=0.7,</text:p>
      <text:p text:style-name="P2"><text:s text:c="4"/>use_approximate=True</text:p>
      <text:p text:style-name="P2">):</text:p>
      <text:p text:style-name="P2"><text:s text:c="4"/>"""</text:p>
      <text:p text:style-name="P2"><text:s text:c="4"/>Perform optimized vector similarity search.</text:p>
      <text:p text:style-name="P2"><text:s text:c="4"/></text:p>
      <text:p text:style-name="P2"><text:s text:c="4"/>Args:</text:p>
      <text:p text:style-name="P2"><text:s text:c="8"/>query_embedding: The query vector</text:p>
      <text:p text:style-name="P2"><text:s text:c="8"/>document_embeddings: Matrix of document vectors</text:p>
      <text:p text:style-name="P2"><text:s text:c="8"/>k: Number of results to return</text:p>
      <text:p text:style-name="P2"><text:s text:c="8"/>distance_threshold: Minimum similarity threshold</text:p>
      <text:p text:style-name="P2"><text:s text:c="8"/>use_approximate: Whether to use approximate nearest neighbors</text:p>
      <text:p text:style-name="P2"><text:s text:c="8"/></text:p>
      <text:p text:style-name="P2"><text:s text:c="4"/>Returns:</text:p>
      <text:p text:style-name="P2"><text:s text:c="8"/>list: Top k matching documents</text:p>
      <text:p text:style-name="P2"><text:s text:c="4"/>"""</text:p>
      <text:p text:style-name="P2"><text:s text:c="4"/>if use_approximate:</text:p>
      <text:p text:style-name="P2"><text:s text:c="8"/># Use HNSW index for approximate search</text:p>
      <text:p text:style-name="P2"><text:s text:c="8"/>index = hnswlib.Index(space='cosine', dim=query_embedding.shape[0])</text:p>
      <text:p text:style-name="P2"><text:s text:c="8"/>index.init_index(max_elements=len(document_embeddings))</text:p>
      <text:p text:style-name="P2"><text:s text:c="8"/>index.add_items(document_embeddings)</text:p>
      <text:p text:style-name="P2"><text:s text:c="8"/></text:p>
      <text:p text:style-name="P2"><text:s text:c="8"/># Get approximate nearest neighbors</text:p>
      <text:p text:style-name="P2"><text:s text:c="8"/>labels, distances = index.knn_query(query_embedding, k=k)</text:p>
      <text:p text:style-name="P2"><text:s text:c="4"/>else:</text:p>
      <text:p text:style-name="P2"><text:s text:c="8"/># Exact search using cosine similarity</text:p>
      <text:p text:style-name="P2"><text:s text:c="8"/>similarities = cosine_similarity([query_embedding], document_embeddings)[0]</text:p>
      <text:p text:style-name="P2"><text:s text:c="8"/></text:p>
      <text:p text:style-name="P2"><text:s text:c="8"/># Get top k results above threshold</text:p>
      <text:p text:style-name="P2"><text:s text:c="8"/>top_indices = np.where(similarities &gt;= distance_threshold)[0]</text:p>
      <text:p text:style-name="P2"><text:s text:c="8"/>top_indices = top_indices[np.argsort(similarities[top_indices])[-k:]]</text:p>
      <text:p text:style-name="P2"><text:s text:c="8"/></text:p>
      <text:p text:style-name="P2"><text:s text:c="8"/>distances = similarities[top_indices]</text:p>
      <text:p text:style-name="P2"><text:s text:c="8"/>labels = top_indices</text:p>
      <text:p text:style-name="P2"><text:s text:c="4"/></text:p>
      <text:p text:style-name="P2"><text:s text:c="4"/>return labels, distances</text:p>
      <text:p text:style-name="Standard">```</text:p>
      <text:p text:style-name="Standard"/>
      <text:p text:style-name="Standard">### Performance Monitoring and Optimization</text:p>
      <text:p text:style-name="Standard"/>
      <text:p text:style-name="Standard">To ensure our vector database performs optimally, we should monitor various metrics:</text:p>
      <text:p text:style-name="Standard"/>
      <text:p text:style-name="Standard">```python</text:p>
      <text:p text:style-name="P2">class VectorDBMonitor:</text:p>
      <text:p text:style-name="P2"><text:s text:c="4"/>def __init__(self):</text:p>
      <text:p text:style-name="P2"><text:s text:c="8"/>self.metrics = {</text:p>
      <text:p text:style-name="P2"><text:s text:c="12"/>'query_times': [],</text:p>
      <text:p text:style-name="P2"><text:s text:c="12"/>'memory_usage': [],</text:p>
      <text:p text:style-name="P2"><text:s text:c="12"/>'index_size': [],</text:p>
      <text:p text:style-name="P2"><text:s text:c="8"/>}</text:p>
      <text:p text:style-name="P2"><text:s text:c="4"/></text:p>
      <text:p text:style-name="P2"><text:s text:c="4"/>def measure_query_performance(self, query_func):</text:p>
      <text:p text:style-name="P2"><text:s text:c="8"/>"""Measure query performance metrics."""</text:p>
      <text:p text:style-name="P2"><text:s text:c="8"/>start_time = time.time()</text:p>
      <text:p text:style-name="P2"><text:s text:c="8"/>result = query_func()</text:p>
      <text:p text:style-name="P2"><text:soft-page-break/><text:s text:c="8"/>query_time = time.time() - start_time</text:p>
      <text:p text:style-name="P2"><text:s text:c="8"/></text:p>
      <text:p text:style-name="P2"><text:s text:c="8"/>self.metrics['query_times'].append(query_time)</text:p>
      <text:p text:style-name="P2"><text:s text:c="8"/></text:p>
      <text:p text:style-name="P2"><text:s text:c="8"/>return {</text:p>
      <text:p text:style-name="P2"><text:s text:c="12"/>'result': result,</text:p>
      <text:p text:style-name="P2"><text:s text:c="12"/>'query_time': query_time,</text:p>
      <text:p text:style-name="P2"><text:s text:c="12"/>'avg_query_time': np.mean(self.metrics['query_times']),</text:p>
      <text:p text:style-name="P2"><text:s text:c="12"/>'memory_usage': resource.getrusage(resource.RUSAGE_SELF).ru_maxrss</text:p>
      <text:p text:style-name="P2"><text:s text:c="8"/>}</text:p>
      <text:p text:style-name="Standard">```</text:p>
      <text:p text:style-name="Standard"/>
      <text:p text:style-name="Standard">## Practical Implementation Tips</text:p>
      <text:p text:style-name="Standard"/>
      <text:p text:style-name="Standard">When implementing these optimizations in your application, consider the following:</text:p>
      <text:p text:style-name="Standard"/>
      <text:p text:style-name="Standard">1. Monitor and Adjust Chunk Sizes</text:p>
      <text:p text:style-name="Standard">Start with a moderate chunk size (around 1000 characters) and adjust based on your specific use case. Monitor these metrics:</text:p>
      <text:p text:style-name="Standard">- Query response times</text:p>
      <text:p text:style-name="Standard">- Relevance of results</text:p>
      <text:p text:style-name="Standard">- Memory usage</text:p>
      <text:p text:style-name="Standard"/>
      <text:p text:style-name="Standard">```python</text:p>
      <text:p text:style-name="P2">def adaptive_chunking(document, initial_size=1000):</text:p>
      <text:p text:style-name="P2"><text:s text:c="4"/>"""Adaptively adjust chunk size based on content."""</text:p>
      <text:p text:style-name="P2"><text:s text:c="4"/># Start with baseline chunking</text:p>
      <text:p text:style-name="P2"><text:s text:c="4"/>chunks = chunk_document(document, initial_size, initial_size//4)</text:p>
      <text:p text:style-name="P2"><text:s text:c="4"/></text:p>
      <text:p text:style-name="P2"><text:s text:c="4"/># Analyze chunk quality</text:p>
      <text:p text:style-name="P2"><text:s text:c="4"/>quality_metrics = analyze_chunks(chunks)</text:p>
      <text:p text:style-name="P2"><text:s text:c="4"/></text:p>
      <text:p text:style-name="P2"><text:s text:c="4"/># Adjust size if needed</text:p>
      <text:p text:style-name="P2"><text:s text:c="4"/>if quality_metrics['coherence_score'] &lt; 0.7:</text:p>
      <text:p text:style-name="P2"><text:s text:c="8"/># Try larger chunks</text:p>
      <text:p text:style-name="P2"><text:s text:c="8"/>return chunk_document(document, initial_size * 1.5, initial_size//3)</text:p>
      <text:p text:style-name="P2"><text:s text:c="4"/></text:p>
      <text:p text:style-name="P2"><text:s text:c="4"/>return chunks</text:p>
      <text:p text:style-name="Standard">```</text:p>
      <text:p text:style-name="Standard"/>
      <text:p text:style-name="Standard">2. Regular Index Optimization</text:p>
      <text:p text:style-name="Standard">Periodically optimize your vector index:</text:p>
      <text:p text:style-name="Standard"/>
      <text:p text:style-name="Standard">```python</text:p>
      <text:p text:style-name="P2">def optimize_vector_index(index):</text:p>
      <text:p text:style-name="P2"><text:s text:c="4"/>"""Optimize the vector index periodically."""</text:p>
      <text:p text:style-name="P2"><text:s text:c="4"/># Measure current performance</text:p>
      <text:p text:style-name="P2"><text:s text:c="4"/>initial_metrics = measure_index_performance(index)</text:p>
      <text:p text:style-name="P2"><text:s text:c="4"/></text:p>
      <text:p text:style-name="P2"><text:s text:c="4"/># Perform optimization</text:p>
      <text:p text:style-name="P2"><text:s text:c="4"/>index.optimize()</text:p>
      <text:p text:style-name="P2"><text:s text:c="4"/></text:p>
      <text:p text:style-name="P2"><text:s text:c="4"/># Measure improvement</text:p>
      <text:p text:style-name="P2"><text:soft-page-break/><text:s text:c="4"/>final_metrics = measure_index_performance(index)</text:p>
      <text:p text:style-name="P2"><text:s text:c="4"/></text:p>
      <text:p text:style-name="P2"><text:s text:c="4"/>return {</text:p>
      <text:p text:style-name="P2"><text:s text:c="8"/>'improvement': {</text:p>
      <text:p text:style-name="P2"><text:s text:c="12"/>'query_time': initial_metrics['avg_query_time'] - </text:p>
      <text:p text:style-name="P2"><text:s text:c="25"/>final_metrics['avg_query_time'],</text:p>
      <text:p text:style-name="P2"><text:s text:c="12"/>'memory_usage': initial_metrics['memory_usage'] - </text:p>
      <text:p text:style-name="P2"><text:s text:c="27"/>final_metrics['memory_usage']</text:p>
      <text:p text:style-name="P2"><text:s text:c="8"/>}</text:p>
      <text:p text:style-name="P2"><text:s text:c="4"/>}</text:p>
      <text:p text:style-name="Standard">```</text:p>
      <text:p text:style-name="Standard"/>
      <text:p text:style-name="Standard">3. Dynamic Parameter Tuning</text:p>
      <text:p text:style-name="Standard">Implement dynamic parameter tuning based on query patterns:</text:p>
      <text:p text:style-name="Standard"/>
      <text:p text:style-name="Standard">```python</text:p>
      <text:p text:style-name="P2">def tune_search_parameters(search_history):</text:p>
      <text:p text:style-name="P2"><text:s text:c="4"/>"""Dynamically tune search parameters based on usage patterns."""</text:p>
      <text:p text:style-name="P2"><text:s text:c="4"/># Analyze recent queries</text:p>
      <text:p text:style-name="P2"><text:s text:c="4"/>avg_query_length = np.mean([len(q) for q in search_history['queries']])</text:p>
      <text:p text:style-name="P2"><text:s text:c="4"/>avg_result_count = np.mean(search_history['result_counts'])</text:p>
      <text:p text:style-name="P2"><text:s text:c="4"/></text:p>
      <text:p text:style-name="P2"><text:s text:c="4"/># Adjust parameters</text:p>
      <text:p text:style-name="P2"><text:s text:c="4"/>return {</text:p>
      <text:p text:style-name="P2"><text:s text:c="8"/>'k': max(5, int(avg_result_count * 1.2)),</text:p>
      <text:p text:style-name="P2"><text:s text:c="8"/>'distance_threshold': 0.6 if avg_query_length &gt; 50 else 0.7,</text:p>
      <text:p text:style-name="P2"><text:s text:c="8"/>'use_approximate': len(search_history['queries']) &gt; 1000</text:p>
      <text:p text:style-name="P2"><text:s text:c="4"/>}</text:p>
      <text:p text:style-name="Standard">```</text:p>
      <text:p text:style-name="Standard"/>
      <text:p text:style-name="Standard">## Exercises to Deepen Understanding</text:p>
      <text:p text:style-name="Standard"/>
      <text:p text:style-name="Standard">1. Experiment with different chunk sizes and measure their impact on search quality:</text:p>
      <text:p text:style-name="Standard">```python</text:p>
      <text:p text:style-name="P2">def chunk_size_experiment():</text:p>
      <text:p text:style-name="P2"><text:s text:c="4"/>document = load_sample_document()</text:p>
      <text:p text:style-name="P2"><text:s text:c="4"/>sizes = [500, 1000, 1500, 2000]</text:p>
      <text:p text:style-name="P2"><text:s text:c="4"/>results = analyze_chunk_sizes(document, sizes, embedding_model)</text:p>
      <text:p text:style-name="P2"><text:s text:c="4"/>visualize_results(results)</text:p>
      <text:p text:style-name="Standard">```</text:p>
      <text:p text:style-name="Standard"/>
      <text:p text:style-name="Standard">2. Compare different embedding models:</text:p>
      <text:p text:style-name="Standard">```python</text:p>
      <text:p text:style-name="P2">def embedding_model_comparison():</text:p>
      <text:p text:style-name="P2"><text:s text:c="4"/>models = [</text:p>
      <text:p text:style-name="P2"><text:s text:c="8"/>'all-MiniLM-L6-v2',</text:p>
      <text:p text:style-name="P2"><text:s text:c="8"/>'all-mpnet-base-v2',</text:p>
      <text:p text:style-name="P2"><text:s text:c="8"/>'paraphrase-multilingual-MiniLM-L12-v2'</text:p>
      <text:p text:style-name="P2"><text:s text:c="4"/>]</text:p>
      <text:p text:style-name="P2"><text:s text:c="4"/>compare_embeddings(models, test_cases)</text:p>
      <text:p text:style-name="Standard">```</text:p>
      <text:p text:style-name="Standard"/>
      <text:p text:style-name="Standard">3. Implement and test different chunking strategies:</text:p>
      <text:p text:style-name="Standard"><text:soft-page-break/>```python</text:p>
      <text:p text:style-name="P2">def chunking_strategy_comparison():</text:p>
      <text:p text:style-name="P2"><text:s text:c="4"/>text = load_sample_document()</text:p>
      <text:p text:style-name="P2"><text:s text:c="4"/></text:p>
      <text:p text:style-name="P2"><text:s text:c="4"/>strategies = {</text:p>
      <text:p text:style-name="P2"><text:s text:c="8"/>'fixed_size': basic_chunking,</text:p>
      <text:p text:style-name="P2"><text:s text:c="8"/>'sentence_based': sentence_chunking,</text:p>
      <text:p text:style-name="P2"><text:s text:c="8"/>'paragraph_based': paragraph_chunking,</text:p>
      <text:p text:style-name="P2"><text:s text:c="8"/>'semantic': semantic_chunking</text:p>
      <text:p text:style-name="P2"><text:s text:c="4"/>}</text:p>
      <text:p text:style-name="P2"><text:s text:c="4"/></text:p>
      <text:p text:style-name="P2"><text:s text:c="4"/>compare_chunking_strategies(text, strategies)</text:p>
      <text:p text:style-name="Standard">```</text:p>
      <text:p text:style-name="Standard"/>
      <text:p text:style-name="Standard">## Conclusion</text:p>
      <text:p text:style-name="Standard"/>
      <text:p text:style-name="Standard">Vector database optimization is a continuous process that requires careful balance between speed, accuracy, and resource usage. Remember:</text:p>
      <text:p text:style-name="Standard"/>
      <text:p text:style-name="Standard">1. Choose embedding models based on your specific needs</text:p>
      <text:p text:style-name="Standard">2. Regularly monitor and adjust chunk sizes</text:p>
      <text:p text:style-name="Standard">3. Fine-tune search parameters based on usage patterns</text:p>
      <text:p text:style-name="Standard">4. Implement performance monitoring</text:p>
      <text:p text:style-name="Standard">5. Consider the trade-offs between accuracy and speed</text:p>
      <text:p text:style-name="Standard"/>
      <text:p text:style-name="Standard">Keep experimenting with these parameters and monitoring the results to find the optimal configuration for your specific use case.</text:p>
      <text:p text:style-name="Standard"/>
      <text:p text:style-name="P1"># Enhanced RAG Techniques: Building Advanced Document Retrieval Systems</text:p>
      <text:p text:style-name="Standard"/>
      <text:p text:style-name="Standard">## Introduction</text:p>
      <text:p text:style-name="Standard"/>
      <text:p text:style-name="Standard">Imagine you're a librarian with a magical ability to not only find books by their titles but also understand their contents, recognize patterns across different books, and even find connections that aren't immediately obvious. This is what we're aiming to achieve with enhanced RAG (Retrieval-Augmented Generation) techniques. Today, we'll explore how to build such a system step by step.</text:p>
      <text:p text:style-name="Standard"/>
      <text:p text:style-name="Standard">## Part 1: Implementing Hybrid Search</text:p>
      <text:p text:style-name="Standard"/>
      <text:p text:style-name="Standard">Let's start by understanding why hybrid search is important. Traditional keyword search is like looking at a book's index, while semantic search is like understanding the meaning of the content. Hybrid search combines both approaches to get the best of both worlds.</text:p>
      <text:p text:style-name="Standard"/>
      <text:p text:style-name="Standard">### Building a Hybrid Search System</text:p>
      <text:p text:style-name="Standard"/>
      <text:p text:style-name="Standard">```python</text:p>
      <text:p text:style-name="P2">from typing import List, Dict</text:p>
      <text:p text:style-name="P2">import numpy as np</text:p>
      <text:p text:style-name="P2">from rank_bm25 import BM25Okapi</text:p>
      <text:p text:style-name="P2">from sentence_transformers import SentenceTransformer</text:p>
      <text:p text:style-name="P2"/>
      <text:p text:style-name="P2">class HybridSearcher:</text:p>
      <text:p text:style-name="P2"><text:s text:c="4"/>def __init__(self, documents: List[Dict]):</text:p>
      <text:p text:style-name="P2"><text:s text:c="8"/>"""</text:p>
      <text:p text:style-name="P2"><text:s text:c="8"/>Initialize the hybrid searcher with documents.</text:p>
      <text:p text:style-name="P2"><text:s text:c="8"/>Each document should have 'content' and 'metadata' fields.</text:p>
      <text:p text:style-name="P2"><text:s text:c="8"/>"""</text:p>
      <text:p text:style-name="P2"><text:s text:c="8"/>self.documents = documents</text:p>
      <text:p text:style-name="P2"><text:s text:c="8"/></text:p>
      <text:p text:style-name="P2"><text:s text:c="8"/># Initialize semantic search components</text:p>
      <text:p text:style-name="P2"><text:s text:c="8"/>self.embedding_model = SentenceTransformer('all-MiniLM-L6-v2')</text:p>
      <text:p text:style-name="P2"><text:s text:c="8"/>self.document_embeddings = self._create_embeddings()</text:p>
      <text:p text:style-name="P2"><text:s text:c="8"/></text:p>
      <text:p text:style-name="P2"><text:s text:c="8"/># Initialize keyword search components</text:p>
      <text:p text:style-name="P2"><text:s text:c="8"/>tokenized_docs = [doc['content'].split() for doc in documents]</text:p>
      <text:p text:style-name="P2"><text:s text:c="8"/>self.bm25 = BM25Okapi(tokenized_docs)</text:p>
      <text:p text:style-name="P2"><text:s text:c="8"/></text:p>
      <text:p text:style-name="P2"><text:s text:c="4"/>def _create_embeddings(self):</text:p>
      <text:p text:style-name="P2"><text:s text:c="8"/>"""Create embeddings for all documents."""</text:p>
      <text:p text:style-name="P2"><text:s text:c="8"/>texts = [doc['content'] for doc in documents]</text:p>
      <text:p text:style-name="P2"><text:s text:c="8"/>return self.embedding_model.encode(texts)</text:p>
      <text:p text:style-name="P2"><text:s text:c="4"/></text:p>
      <text:p text:style-name="P2"><text:s text:c="4"/>def hybrid_search(self, query: str, k: int = 5, alpha: float = 0.5):</text:p>
      <text:p text:style-name="P2"><text:s text:c="8"/>"""</text:p>
      <text:p text:style-name="P2"><text:s text:c="8"/>Perform hybrid search combining semantic and keyword search.</text:p>
      <text:p text:style-name="P2"><text:s text:c="8"/></text:p>
      <text:p text:style-name="P2"><text:s text:c="8"/>Args:</text:p>
      <text:p text:style-name="P2"><text:s text:c="12"/>query: The search query</text:p>
      <text:p text:style-name="P2"><text:s text:c="12"/>k: Number of results to return</text:p>
      <text:p text:style-name="P2"><text:s text:c="12"/>alpha: Weight between keyword (0) and semantic (1) search</text:p>
      <text:p text:style-name="P2"><text:s text:c="8"/>"""</text:p>
      <text:p text:style-name="P2"><text:soft-page-break/><text:s text:c="8"/># Get semantic search scores</text:p>
      <text:p text:style-name="P2"><text:s text:c="8"/>query_embedding = self.embedding_model.encode(query)</text:p>
      <text:p text:style-name="P2"><text:s text:c="8"/>semantic_scores = cosine_similarity([query_embedding], self.document_embeddings)[0]</text:p>
      <text:p text:style-name="P2"><text:s text:c="8"/></text:p>
      <text:p text:style-name="P2"><text:s text:c="8"/># Get keyword search scores</text:p>
      <text:p text:style-name="P2"><text:s text:c="8"/>keyword_scores = np.array(self.bm25.get_scores(query.split()))</text:p>
      <text:p text:style-name="P2"><text:s text:c="8"/></text:p>
      <text:p text:style-name="P2"><text:s text:c="8"/># Normalize scores</text:p>
      <text:p text:style-name="P2"><text:s text:c="8"/>semantic_scores = (semantic_scores - semantic_scores.min()) / (semantic_scores.max() - semantic_scores.min())</text:p>
      <text:p text:style-name="P2"><text:s text:c="8"/>keyword_scores = (keyword_scores - keyword_scores.min()) / (keyword_scores.max() - keyword_scores.min())</text:p>
      <text:p text:style-name="P2"><text:s text:c="8"/></text:p>
      <text:p text:style-name="P2"><text:s text:c="8"/># Combine scores</text:p>
      <text:p text:style-name="P2"><text:s text:c="8"/>combined_scores = (alpha * semantic_scores) + ((1 - alpha) * keyword_scores)</text:p>
      <text:p text:style-name="P2"><text:s text:c="8"/></text:p>
      <text:p text:style-name="P2"><text:s text:c="8"/># Get top k results</text:p>
      <text:p text:style-name="P2"><text:s text:c="8"/>top_indices = np.argsort(combined_scores)[-k:][::-1]</text:p>
      <text:p text:style-name="P2"><text:s text:c="8"/></text:p>
      <text:p text:style-name="P2"><text:s text:c="8"/>return [</text:p>
      <text:p text:style-name="P2"><text:s text:c="12"/>{</text:p>
      <text:p text:style-name="P2"><text:s text:c="16"/>'document': self.documents[idx],</text:p>
      <text:p text:style-name="P2"><text:s text:c="16"/>'score': combined_scores[idx],</text:p>
      <text:p text:style-name="P2"><text:s text:c="16"/>'semantic_score': semantic_scores[idx],</text:p>
      <text:p text:style-name="P2"><text:s text:c="16"/>'keyword_score': keyword_scores[idx]</text:p>
      <text:p text:style-name="P2"><text:s text:c="12"/>}</text:p>
      <text:p text:style-name="P2"><text:s text:c="12"/>for idx in top_indices</text:p>
      <text:p text:style-name="P2"><text:s text:c="8"/>]</text:p>
      <text:p text:style-name="Standard">```</text:p>
      <text:p text:style-name="Standard"/>
      <text:p text:style-name="Standard">Let's examine how this system works with a practical example:</text:p>
      <text:p text:style-name="Standard"/>
      <text:p text:style-name="Standard">```python</text:p>
      <text:p text:style-name="P2"># Example usage of hybrid search</text:p>
      <text:p text:style-name="P2">documents = [</text:p>
      <text:p text:style-name="P2"><text:s text:c="4"/>{</text:p>
      <text:p text:style-name="P2"><text:s text:c="8"/>'content': 'The quick brown fox jumps over the lazy dog',</text:p>
      <text:p text:style-name="P2"><text:s text:c="8"/>'metadata': {'type': 'sentence', 'category': 'example'}</text:p>
      <text:p text:style-name="P2"><text:s text:c="4"/>},</text:p>
      <text:p text:style-name="P2"><text:s text:c="4"/>{</text:p>
      <text:p text:style-name="P2"><text:s text:c="8"/>'content': 'A fox that is brown and fast leaps above a dog that is lazy',</text:p>
      <text:p text:style-name="P2"><text:s text:c="8"/>'metadata': {'type': 'sentence', 'category': 'example'}</text:p>
      <text:p text:style-name="P2"><text:s text:c="4"/>}</text:p>
      <text:p text:style-name="P2">]</text:p>
      <text:p text:style-name="P2"/>
      <text:p text:style-name="P2">searcher = HybridSearcher(documents)</text:p>
      <text:p text:style-name="P2">results = searcher.hybrid_search("fast fox jumping", k=2)</text:p>
      <text:p text:style-name="P2"/>
      <text:p text:style-name="P2"># This query will match both documents, but with different scores:</text:p>
      <text:p text:style-name="P2"># - First document: High keyword match for "fox", moderate semantic match</text:p>
      <text:p text:style-name="P2"># - Second document: High semantic match for "fast", moderate keyword match</text:p>
      <text:p text:style-name="Standard">```</text:p>
      <text:p text:style-name="Standard"/>
      <text:p text:style-name="Standard"><text:soft-page-break/>## Part 2: Adding Metadata Filtering</text:p>
      <text:p text:style-name="Standard"/>
      <text:p text:style-name="Standard">Metadata filtering allows us to narrow down our search based on document properties. Think of it as having special tags on library books that help you find exactly what you need.</text:p>
      <text:p text:style-name="Standard"/>
      <text:p text:style-name="Standard">```python</text:p>
      <text:p text:style-name="P2">class MetadataEnhancedSearcher(HybridSearcher):</text:p>
      <text:p text:style-name="P2"><text:s text:c="4"/>def filtered_search(self, </text:p>
      <text:p text:style-name="P2"><text:s text:c="23"/>query: str, </text:p>
      <text:p text:style-name="P2"><text:s text:c="23"/>metadata_filters: Dict,</text:p>
      <text:p text:style-name="P2"><text:s text:c="23"/>k: int = 5, </text:p>
      <text:p text:style-name="P2"><text:s text:c="23"/>alpha: float = 0.5):</text:p>
      <text:p text:style-name="P2"><text:s text:c="8"/>"""</text:p>
      <text:p text:style-name="P2"><text:s text:c="8"/>Perform hybrid search with metadata filtering.</text:p>
      <text:p text:style-name="P2"><text:s text:c="8"/></text:p>
      <text:p text:style-name="P2"><text:s text:c="8"/>Args:</text:p>
      <text:p text:style-name="P2"><text:s text:c="12"/>query: Search query</text:p>
      <text:p text:style-name="P2"><text:s text:c="12"/>metadata_filters: Dictionary of metadata field:value pairs</text:p>
      <text:p text:style-name="P2"><text:s text:c="12"/>k: Number of results</text:p>
      <text:p text:style-name="P2"><text:s text:c="12"/>alpha: Weight between keyword and semantic search</text:p>
      <text:p text:style-name="P2"><text:s text:c="8"/>"""</text:p>
      <text:p text:style-name="P2"><text:s text:c="8"/>def matches_filters(doc_metadata):</text:p>
      <text:p text:style-name="P2"><text:s text:c="12"/>"""Check if document matches all metadata filters."""</text:p>
      <text:p text:style-name="P2"><text:s text:c="12"/>for key, value in metadata_filters.items():</text:p>
      <text:p text:style-name="P2"><text:s text:c="16"/>if key not in doc_metadata:</text:p>
      <text:p text:style-name="P2"><text:s text:c="20"/>return False</text:p>
      <text:p text:style-name="P2"><text:s text:c="20"/></text:p>
      <text:p text:style-name="P2"><text:s text:c="16"/>if isinstance(value, list):</text:p>
      <text:p text:style-name="P2"><text:s text:c="20"/>if doc_metadata[key] not in value:</text:p>
      <text:p text:style-name="P2"><text:s text:c="24"/>return False</text:p>
      <text:p text:style-name="P2"><text:s text:c="16"/>elif doc_metadata[key] != value:</text:p>
      <text:p text:style-name="P2"><text:s text:c="20"/>return False</text:p>
      <text:p text:style-name="P2"><text:s text:c="12"/>return True</text:p>
      <text:p text:style-name="P2"><text:s text:c="8"/></text:p>
      <text:p text:style-name="P2"><text:s text:c="8"/># First, filter documents by metadata</text:p>
      <text:p text:style-name="P2"><text:s text:c="8"/>filtered_indices = [</text:p>
      <text:p text:style-name="P2"><text:s text:c="12"/>i for i, doc in enumerate(self.documents)</text:p>
      <text:p text:style-name="P2"><text:s text:c="12"/>if matches_filters(doc['metadata'])</text:p>
      <text:p text:style-name="P2"><text:s text:c="8"/>]</text:p>
      <text:p text:style-name="P2"><text:s text:c="8"/></text:p>
      <text:p text:style-name="P2"><text:s text:c="8"/>if not filtered_indices:</text:p>
      <text:p text:style-name="P2"><text:s text:c="12"/>return []</text:p>
      <text:p text:style-name="P2"><text:s text:c="12"/></text:p>
      <text:p text:style-name="P2"><text:s text:c="8"/># Get scores only for filtered documents</text:p>
      <text:p text:style-name="P2"><text:s text:c="8"/>query_embedding = self.embedding_model.encode(query)</text:p>
      <text:p text:style-name="P2"><text:s text:c="8"/>filtered_embeddings = self.document_embeddings[filtered_indices]</text:p>
      <text:p text:style-name="P2"><text:s text:c="8"/></text:p>
      <text:p text:style-name="P2"><text:s text:c="8"/>semantic_scores = cosine_similarity(</text:p>
      <text:p text:style-name="P2"><text:s text:c="12"/>[query_embedding], </text:p>
      <text:p text:style-name="P2"><text:s text:c="12"/>filtered_embeddings</text:p>
      <text:p text:style-name="P2"><text:s text:c="8"/>)[0]</text:p>
      <text:p text:style-name="P2"><text:s text:c="8"/></text:p>
      <text:p text:style-name="P2"><text:s text:c="8"/>keyword_scores = np.array([</text:p>
      <text:p text:style-name="P2"><text:s text:c="12"/>self.bm25.get_score(query.split(), idx)</text:p>
      <text:p text:style-name="P2"><text:s text:c="12"/>for idx in filtered_indices</text:p>
      <text:p text:style-name="P2"><text:soft-page-break/><text:s text:c="8"/>])</text:p>
      <text:p text:style-name="P2"><text:s text:c="8"/></text:p>
      <text:p text:style-name="P2"><text:s text:c="8"/># Normalize and combine scores</text:p>
      <text:p text:style-name="P2"><text:s text:c="8"/>combined_scores = self._combine_scores(</text:p>
      <text:p text:style-name="P2"><text:s text:c="12"/>semantic_scores, </text:p>
      <text:p text:style-name="P2"><text:s text:c="12"/>keyword_scores, </text:p>
      <text:p text:style-name="P2"><text:s text:c="12"/>alpha</text:p>
      <text:p text:style-name="P2"><text:s text:c="8"/>)</text:p>
      <text:p text:style-name="P2"><text:s text:c="8"/></text:p>
      <text:p text:style-name="P2"><text:s text:c="8"/># Get top k results from filtered set</text:p>
      <text:p text:style-name="P2"><text:s text:c="8"/>k = min(k, len(filtered_indices))</text:p>
      <text:p text:style-name="P2"><text:s text:c="8"/>top_k_indices = np.argsort(combined_scores)[-k:][::-1]</text:p>
      <text:p text:style-name="P2"><text:s text:c="8"/></text:p>
      <text:p text:style-name="P2"><text:s text:c="8"/>return [</text:p>
      <text:p text:style-name="P2"><text:s text:c="12"/>{</text:p>
      <text:p text:style-name="P2"><text:s text:c="16"/>'document': self.documents[filtered_indices[idx]],</text:p>
      <text:p text:style-name="P2"><text:s text:c="16"/>'score': combined_scores[idx]</text:p>
      <text:p text:style-name="P2"><text:s text:c="12"/>}</text:p>
      <text:p text:style-name="P2"><text:s text:c="12"/>for idx in top_k_indices</text:p>
      <text:p text:style-name="P2"><text:s text:c="8"/>]</text:p>
      <text:p text:style-name="Standard">```</text:p>
      <text:p text:style-name="Standard"/>
      <text:p text:style-name="Standard">## Part 3: Advanced Chunking Strategies</text:p>
      <text:p text:style-name="Standard"/>
      <text:p text:style-name="Standard">Different types of documents require different chunking strategies. Let's implement a flexible chunking system that can adapt to various document types.</text:p>
      <text:p text:style-name="Standard"/>
      <text:p text:style-name="Standard">```python</text:p>
      <text:p text:style-name="P2">class AdaptiveChunker:</text:p>
      <text:p text:style-name="P2"><text:s text:c="4"/>def __init__(self):</text:p>
      <text:p text:style-name="P2"><text:s text:c="8"/>"""Initialize the adaptive chunking system."""</text:p>
      <text:p text:style-name="P2"><text:s text:c="8"/>self.nlp = spacy.load('en_core_web_sm')</text:p>
      <text:p text:style-name="P2"><text:s text:c="8"/></text:p>
      <text:p text:style-name="P2"><text:s text:c="4"/>def chunk_by_semantic_units(self, </text:p>
      <text:p text:style-name="P2"><text:s text:c="30"/>text: str, </text:p>
      <text:p text:style-name="P2"><text:s text:c="30"/>target_size: int = 1000,</text:p>
      <text:p text:style-name="P2"><text:s text:c="30"/>overlap: int = 100):</text:p>
      <text:p text:style-name="P2"><text:s text:c="8"/>"""</text:p>
      <text:p text:style-name="P2"><text:s text:c="8"/>Chunk text by semantic units (sentences and paragraphs).</text:p>
      <text:p text:style-name="P2"><text:s text:c="8"/></text:p>
      <text:p text:style-name="P2"><text:s text:c="8"/>Args:</text:p>
      <text:p text:style-name="P2"><text:s text:c="12"/>text: Input text</text:p>
      <text:p text:style-name="P2"><text:s text:c="12"/>target_size: Target chunk size in characters</text:p>
      <text:p text:style-name="P2"><text:s text:c="12"/>overlap: Number of characters to overlap between chunks</text:p>
      <text:p text:style-name="P2"><text:s text:c="8"/>"""</text:p>
      <text:p text:style-name="P2"><text:s text:c="8"/>doc = self.nlp(text)</text:p>
      <text:p text:style-name="P2"><text:s text:c="8"/>chunks = []</text:p>
      <text:p text:style-name="P2"><text:s text:c="8"/>current_chunk = []</text:p>
      <text:p text:style-name="P2"><text:s text:c="8"/>current_size = 0</text:p>
      <text:p text:style-name="P2"><text:s text:c="8"/></text:p>
      <text:p text:style-name="P2"><text:s text:c="8"/>for sent in doc.sents:</text:p>
      <text:p text:style-name="P2"><text:s text:c="12"/># If adding this sentence would exceed target size</text:p>
      <text:p text:style-name="P2"><text:s text:c="12"/>if current_size + len(sent.text) &gt; target_size and current_chunk:</text:p>
      <text:p text:style-name="P2"><text:s text:c="16"/># Store current chunk</text:p>
      <text:p text:style-name="P2"><text:s text:c="16"/>chunk_text = ' '.join(current_chunk)</text:p>
      <text:p text:style-name="P2"><text:soft-page-break/><text:s text:c="16"/>chunks.append(chunk_text)</text:p>
      <text:p text:style-name="P2"><text:s text:c="16"/></text:p>
      <text:p text:style-name="P2"><text:s text:c="16"/># Start new chunk with overlap</text:p>
      <text:p text:style-name="P2"><text:s text:c="16"/>overlap_tokens = current_chunk[-2:] <text:s/># Keep last 2 sentences</text:p>
      <text:p text:style-name="P2"><text:s text:c="16"/>current_chunk = overlap_tokens</text:p>
      <text:p text:style-name="P2"><text:s text:c="16"/>current_size = sum(len(s) for s in overlap_tokens)</text:p>
      <text:p text:style-name="P2"><text:s text:c="12"/></text:p>
      <text:p text:style-name="P2"><text:s text:c="12"/>current_chunk.append(sent.text)</text:p>
      <text:p text:style-name="P2"><text:s text:c="12"/>current_size += len(sent.text)</text:p>
      <text:p text:style-name="P2"><text:s text:c="8"/></text:p>
      <text:p text:style-name="P2"><text:s text:c="8"/># Add final chunk</text:p>
      <text:p text:style-name="P2"><text:s text:c="8"/>if current_chunk:</text:p>
      <text:p text:style-name="P2"><text:s text:c="12"/>chunks.append(' '.join(current_chunk))</text:p>
      <text:p text:style-name="P2"><text:s text:c="12"/></text:p>
      <text:p text:style-name="P2"><text:s text:c="8"/>return chunks</text:p>
      <text:p text:style-name="P2"><text:s text:c="8"/></text:p>
      <text:p text:style-name="P2"><text:s text:c="4"/>def chunk_by_section_markers(self, </text:p>
      <text:p text:style-name="P2"><text:s text:c="31"/>text: str,</text:p>
      <text:p text:style-name="P2"><text:s text:c="31"/>markers: List[str] = ['##', 'Chapter', 'Section']):</text:p>
      <text:p text:style-name="P2"><text:s text:c="8"/>"""</text:p>
      <text:p text:style-name="P2"><text:s text:c="8"/>Chunk text based on section markers.</text:p>
      <text:p text:style-name="P2"><text:s text:c="8"/></text:p>
      <text:p text:style-name="P2"><text:s text:c="8"/>Args:</text:p>
      <text:p text:style-name="P2"><text:s text:c="12"/>text: Input text</text:p>
      <text:p text:style-name="P2"><text:s text:c="12"/>markers: List of strings that indicate section breaks</text:p>
      <text:p text:style-name="P2"><text:s text:c="8"/>"""</text:p>
      <text:p text:style-name="P2"><text:s text:c="8"/>chunks = []</text:p>
      <text:p text:style-name="P2"><text:s text:c="8"/>current_chunk = []</text:p>
      <text:p text:style-name="P2"><text:s text:c="8"/></text:p>
      <text:p text:style-name="P2"><text:s text:c="8"/>for line in text.split('\n'):</text:p>
      <text:p text:style-name="P2"><text:s text:c="12"/># Check if line starts with any marker</text:p>
      <text:p text:style-name="P2"><text:s text:c="12"/>is_marker = any(line.strip().startswith(m) for m in markers)</text:p>
      <text:p text:style-name="P2"><text:s text:c="12"/></text:p>
      <text:p text:style-name="P2"><text:s text:c="12"/>if is_marker and current_chunk:</text:p>
      <text:p text:style-name="P2"><text:s text:c="16"/># Store current chunk</text:p>
      <text:p text:style-name="P2"><text:s text:c="16"/>chunks.append('\n'.join(current_chunk))</text:p>
      <text:p text:style-name="P2"><text:s text:c="16"/>current_chunk = []</text:p>
      <text:p text:style-name="P2"><text:s text:c="12"/></text:p>
      <text:p text:style-name="P2"><text:s text:c="12"/>current_chunk.append(line)</text:p>
      <text:p text:style-name="P2"><text:s text:c="8"/></text:p>
      <text:p text:style-name="P2"><text:s text:c="8"/># Add final chunk</text:p>
      <text:p text:style-name="P2"><text:s text:c="8"/>if current_chunk:</text:p>
      <text:p text:style-name="P2"><text:s text:c="12"/>chunks.append('\n'.join(current_chunk))</text:p>
      <text:p text:style-name="P2"><text:s text:c="12"/></text:p>
      <text:p text:style-name="P2"><text:s text:c="8"/>return chunks</text:p>
      <text:p text:style-name="Standard">```</text:p>
      <text:p text:style-name="Standard"/>
      <text:p text:style-name="Standard">### Putting It All Together</text:p>
      <text:p text:style-name="Standard"/>
      <text:p text:style-name="Standard">Now let's combine all these techniques into a complete RAG system:</text:p>
      <text:p text:style-name="Standard"/>
      <text:p text:style-name="Standard">```python</text:p>
      <text:p text:style-name="P2">class EnhancedRAGSystem:</text:p>
      <text:p text:style-name="P2"><text:s text:c="4"/>def __init__(self):</text:p>
      <text:p text:style-name="P2"><text:s text:c="8"/>self.chunker = AdaptiveChunker()</text:p>
      <text:p text:style-name="P2"><text:soft-page-break/><text:s text:c="8"/>self.searcher = None</text:p>
      <text:p text:style-name="P2"><text:s text:c="8"/></text:p>
      <text:p text:style-name="P2"><text:s text:c="4"/>def process_documents(self, </text:p>
      <text:p text:style-name="P2"><text:s text:c="25"/>documents: List[Dict],</text:p>
      <text:p text:style-name="P2"><text:s text:c="25"/>chunk_strategy: str = 'semantic'):</text:p>
      <text:p text:style-name="P2"><text:s text:c="8"/>"""</text:p>
      <text:p text:style-name="P2"><text:s text:c="8"/>Process documents using specified chunking strategy.</text:p>
      <text:p text:style-name="P2"><text:s text:c="8"/></text:p>
      <text:p text:style-name="P2"><text:s text:c="8"/>Args:</text:p>
      <text:p text:style-name="P2"><text:s text:c="12"/>documents: List of document dictionaries</text:p>
      <text:p text:style-name="P2"><text:s text:c="12"/>chunk_strategy: 'semantic' or 'section'</text:p>
      <text:p text:style-name="P2"><text:s text:c="8"/>"""</text:p>
      <text:p text:style-name="P2"><text:s text:c="8"/>processed_chunks = []</text:p>
      <text:p text:style-name="P2"><text:s text:c="8"/></text:p>
      <text:p text:style-name="P2"><text:s text:c="8"/>for doc in documents:</text:p>
      <text:p text:style-name="P2"><text:s text:c="12"/>content = doc['content']</text:p>
      <text:p text:style-name="P2"><text:s text:c="12"/>metadata = doc['metadata']</text:p>
      <text:p text:style-name="P2"><text:s text:c="12"/></text:p>
      <text:p text:style-name="P2"><text:s text:c="12"/># Choose chunking strategy</text:p>
      <text:p text:style-name="P2"><text:s text:c="12"/>if chunk_strategy == 'semantic':</text:p>
      <text:p text:style-name="P2"><text:s text:c="16"/>chunks = self.chunker.chunk_by_semantic_units(content)</text:p>
      <text:p text:style-name="P2"><text:s text:c="12"/>else:</text:p>
      <text:p text:style-name="P2"><text:s text:c="16"/>chunks = self.chunker.chunk_by_section_markers(content)</text:p>
      <text:p text:style-name="P2"><text:s text:c="12"/></text:p>
      <text:p text:style-name="P2"><text:s text:c="12"/># Create chunk documents with metadata</text:p>
      <text:p text:style-name="P2"><text:s text:c="12"/>for i, chunk in enumerate(chunks):</text:p>
      <text:p text:style-name="P2"><text:s text:c="16"/>processed_chunks.append({</text:p>
      <text:p text:style-name="P2"><text:s text:c="20"/>'content': chunk,</text:p>
      <text:p text:style-name="P2"><text:s text:c="20"/>'metadata': {</text:p>
      <text:p text:style-name="P2"><text:s text:c="24"/>**metadata,</text:p>
      <text:p text:style-name="P2"><text:s text:c="24"/>'chunk_index': i,</text:p>
      <text:p text:style-name="P2"><text:s text:c="24"/>'source_id': doc.get('id')</text:p>
      <text:p text:style-name="P2"><text:s text:c="20"/>}</text:p>
      <text:p text:style-name="P2"><text:s text:c="16"/>})</text:p>
      <text:p text:style-name="P2"><text:s text:c="8"/></text:p>
      <text:p text:style-name="P2"><text:s text:c="8"/># Initialize searcher with processed chunks</text:p>
      <text:p text:style-name="P2"><text:s text:c="8"/>self.searcher = MetadataEnhancedSearcher(processed_chunks)</text:p>
      <text:p text:style-name="P2"><text:s text:c="8"/></text:p>
      <text:p text:style-name="P2"><text:s text:c="4"/>def query(self, </text:p>
      <text:p text:style-name="P2"><text:s text:c="14"/>query: str, </text:p>
      <text:p text:style-name="P2"><text:s text:c="14"/>metadata_filters: Dict = None,</text:p>
      <text:p text:style-name="P2"><text:s text:c="14"/>k: int = 5):</text:p>
      <text:p text:style-name="P2"><text:s text:c="8"/>"""</text:p>
      <text:p text:style-name="P2"><text:s text:c="8"/>Query the RAG system.</text:p>
      <text:p text:style-name="P2"><text:s text:c="8"/></text:p>
      <text:p text:style-name="P2"><text:s text:c="8"/>Args:</text:p>
      <text:p text:style-name="P2"><text:s text:c="12"/>query: User query</text:p>
      <text:p text:style-name="P2"><text:s text:c="12"/>metadata_filters: Optional metadata filters</text:p>
      <text:p text:style-name="P2"><text:s text:c="12"/>k: Number of results to return</text:p>
      <text:p text:style-name="P2"><text:s text:c="8"/>"""</text:p>
      <text:p text:style-name="P2"><text:s text:c="8"/>if metadata_filters:</text:p>
      <text:p text:style-name="P2"><text:s text:c="12"/>results = self.searcher.filtered_search(</text:p>
      <text:p text:style-name="P2"><text:s text:c="16"/>query, </text:p>
      <text:p text:style-name="P2"><text:s text:c="16"/>metadata_filters,</text:p>
      <text:p text:style-name="P2"><text:s text:c="16"/>k=k</text:p>
      <text:p text:style-name="P2"><text:s text:c="12"/>)</text:p>
      <text:p text:style-name="P2"><text:soft-page-break/><text:s text:c="8"/>else:</text:p>
      <text:p text:style-name="P2"><text:s text:c="12"/>results = self.searcher.hybrid_search(query, k=k)</text:p>
      <text:p text:style-name="P2"><text:s text:c="12"/></text:p>
      <text:p text:style-name="P2"><text:s text:c="8"/>return results</text:p>
      <text:p text:style-name="Standard">```</text:p>
      <text:p text:style-name="Standard"/>
      <text:p text:style-name="Standard">## Practical Examples</text:p>
      <text:p text:style-name="Standard"/>
      <text:p text:style-name="Standard">Let's see how these enhanced techniques work in practice:</text:p>
      <text:p text:style-name="Standard"/>
      <text:p text:style-name="Standard">```python</text:p>
      <text:p text:style-name="P2"># Initialize the RAG system</text:p>
      <text:p text:style-name="P2">rag_system = EnhancedRAGSystem()</text:p>
      <text:p text:style-name="P2"/>
      <text:p text:style-name="P2"># Example documents</text:p>
      <text:p text:style-name="P2">documents = [</text:p>
      <text:p text:style-name="P2"><text:s text:c="4"/>{</text:p>
      <text:p text:style-name="P2"><text:s text:c="8"/>'content': 'Chapter 1\nIntroduction to Python...',</text:p>
      <text:p text:style-name="P2"><text:s text:c="8"/>'metadata': {</text:p>
      <text:p text:style-name="P2"><text:s text:c="12"/>'type': 'tutorial',</text:p>
      <text:p text:style-name="P2"><text:s text:c="12"/>'subject': 'programming',</text:p>
      <text:p text:style-name="P2"><text:s text:c="12"/>'level': 'beginner'</text:p>
      <text:p text:style-name="P2"><text:s text:c="8"/>}</text:p>
      <text:p text:style-name="P2"><text:s text:c="4"/>},</text:p>
      <text:p text:style-name="P2"><text:s text:c="4"/>{</text:p>
      <text:p text:style-name="P2"><text:s text:c="8"/>'content': 'Advanced Python Concepts...',</text:p>
      <text:p text:style-name="P2"><text:s text:c="8"/>'metadata': {</text:p>
      <text:p text:style-name="P2"><text:s text:c="12"/>'type': 'tutorial',</text:p>
      <text:p text:style-name="P2"><text:s text:c="12"/>'subject': 'programming',</text:p>
      <text:p text:style-name="P2"><text:s text:c="12"/>'level': 'advanced'</text:p>
      <text:p text:style-name="P2"><text:s text:c="8"/>}</text:p>
      <text:p text:style-name="P2"><text:s text:c="4"/>}</text:p>
      <text:p text:style-name="P2">]</text:p>
      <text:p text:style-name="P2"/>
      <text:p text:style-name="P2"># Process documents</text:p>
      <text:p text:style-name="P2">rag_system.process_documents(documents, chunk_strategy='section')</text:p>
      <text:p text:style-name="P2"/>
      <text:p text:style-name="P2"># Query with metadata filtering</text:p>
      <text:p text:style-name="P2">results = rag_system.query(</text:p>
      <text:p text:style-name="P2"><text:s text:c="4"/>"How do I start programming?",</text:p>
      <text:p text:style-name="P2"><text:s text:c="4"/>metadata_filters={'level': 'beginner'}</text:p>
      <text:p text:style-name="P2">)</text:p>
      <text:p text:style-name="Standard">```</text:p>
      <text:p text:style-name="Standard"/>
      <text:p text:style-name="Standard">## Exercises for Understanding</text:p>
      <text:p text:style-name="Standard"/>
      <text:p text:style-name="Standard">1. Try Different Chunking Strategies:</text:p>
      <text:p text:style-name="Standard"><text:s text:c="3"/>Experiment with different chunking approaches and observe their impact on search quality:</text:p>
      <text:p text:style-name="Standard"/>
      <text:p text:style-name="Standard">```python</text:p>
      <text:p text:style-name="P2">def chunking_experiment():</text:p>
      <text:p text:style-name="P2"><text:s text:c="4"/>text = load_sample_document()</text:p>
      <text:p text:style-name="P2"><text:s text:c="4"/>chunker = AdaptiveChunker()</text:p>
      <text:p text:style-name="P2"><text:s text:c="4"/></text:p>
      <text:p text:style-name="P2"><text:soft-page-break/><text:s text:c="4"/># Try different strategies</text:p>
      <text:p text:style-name="P2"><text:s text:c="4"/>semantic_chunks = chunker.chunk_by_semantic_units(text)</text:p>
      <text:p text:style-name="P2"><text:s text:c="4"/>section_chunks = chunker.chunk_by_section_markers(text)</text:p>
      <text:p text:style-name="P2"><text:s text:c="4"/></text:p>
      <text:p text:style-name="P2"><text:s text:c="4"/># Compare results</text:p>
      <text:p text:style-name="P2"><text:s text:c="4"/>analyze_chunk_quality(semantic_chunks, section_chunks)</text:p>
      <text:p text:style-name="Standard">```</text:p>
      <text:p text:style-name="Standard"/>
      <text:p text:style-name="Standard">2. Optimize Hybrid Search Weights:</text:p>
      <text:p text:style-name="Standard"><text:s text:c="3"/>Experiment with different weights between semantic and keyword search:</text:p>
      <text:p text:style-name="Standard"/>
      <text:p text:style-name="Standard">```python</text:p>
      <text:p text:style-name="P2">def optimize_hybrid_weights(test_queries):</text:p>
      <text:p text:style-name="P2"><text:s text:c="4"/>weights = [0.2, 0.4, 0.6, 0.8]</text:p>
      <text:p text:style-name="P2"><text:s text:c="4"/>results = {}</text:p>
      <text:p text:style-name="P2"><text:s text:c="4"/></text:p>
      <text:p text:style-name="P2"><text:s text:c="4"/>for alpha in weights:</text:p>
      <text:p text:style-name="P2"><text:s text:c="8"/>results[alpha] = [</text:p>
      <text:p text:style-name="P2"><text:s text:c="12"/>searcher.hybrid_search(query, alpha=alpha)</text:p>
      <text:p text:style-name="P2"><text:s text:c="12"/>for query in test_queries</text:p>
      <text:p text:style-name="P2"><text:s text:c="8"/>]</text:p>
      <text:p text:style-name="P2"><text:s text:c="4"/></text:p>
      <text:p text:style-name="P2"><text:s text:c="4"/>analyze_search_quality(results)</text:p>
      <text:p text:style-name="Standard">```</text:p>
      <text:p text:style-name="Standard"/>
      <text:p text:style-name="Standard">## Best Practices and Tips</text:p>
      <text:p text:style-name="Standard"/>
      <text:p text:style-name="Standard">1. Document Pre-processing</text:p>
      <text:p text:style-name="Standard"><text:s text:c="3"/>- Clean and normalize text before chunking</text:p>
      <text:p text:style-name="Standard"><text:s text:c="3"/>- Remove irrelevant content</text:p>
      <text:p text:style-name="Standard"><text:s text:c="3"/>- Standardize formatting</text:p>
      <text:p text:style-name="Standard"/>
      <text:p text:style-name="Standard">2. Metadata Design</text:p>
      <text:p text:style-name="Standard"><text:s text:c="3"/>- Choose meaningful metadata fields</text:p>
      <text:p text:style-name="Standard"><text:s text:c="3"/>- Use consistent metadata schemas</text:p>
      <text:p text:style-name="Standard"><text:s text:c="3"/>- Consider hierarchical metadata</text:p>
      <text:p text:style-name="Standard"/>
      <text:p text:style-name="Standard">3. Performance Optimization</text:p>
      <text:p text:style-name="Standard"><text:s text:c="3"/>- Cache frequently accessed results</text:p>
      <text:p text:style-name="Standard"><text:s text:c="3"/>- Implement batch processing for large documents</text:p>
      <text:p text:style-name="Standard"><text:s text:c="3"/>- Monitor and adjust chunk sizes</text:p>
      <text:p text:style-name="Standard"/>
      <text:p text:style-name="Standard">4. Quality Assurance</text:p>
      <text:p text:style-name="Standard"><text:s text:c="3"/>- Regularly evaluate search quality</text:p>
      <text:p text:style-name="Standard"><text:s text:c="3"/>- Collect user feedback</text:p>
      <text:p text:style-name="Standard"><text:s text:c="3"/>- Monitor system performance</text:p>
      <text:p text:style-name="Standard"/>
      <text:p text:style-name="Standard">## Conclusion</text:p>
      <text:p text:style-name="Standard"/>
      <text:p text:style-name="Standard">Enhanced RAG techniques provide powerful tools for building sophisticated document retrieval systems. Remember:</text:p>
      <text:p text:style-name="Standard"><text:soft-page-break/></text:p>
      <text:p text:style-name="Standard">1. Hybrid search combines the strengths of keyword and semantic search</text:p>
      <text:p text:style-name="Standard">2. Metadata filtering adds precision to search results</text:p>
      <text:p text:style-name="Standard">3. Adaptive chunking strategies improve result quality</text:p>
      <text:p text:style-name="Standard">4. Regular monitoring and optimization are essential</text:p>
      <text:p text:style-name="Standard"/>
      <text:p text:style-name="Standard">Keep experimenting with these techniques and adjusting them to your specific use case to build the most effective RAG system for your needs.</text:p>
      <text:p text:style-name="P1"># Advanced Chat Features: Enhancing User Experience and Functionality</text:p>
      <text:p text:style-name="Standard"/>
      <text:p text:style-name="Standard">## Introduction</text:p>
      <text:p text:style-name="Standard"/>
      <text:p text:style-name="Standard">Think about your favorite messaging app. What makes it special? Is it the ability to express yourself with rich text formatting? The ease of sharing files and images? The satisfaction of reacting to messages? Today, we'll learn how to implement these engaging features in our chat application, making it more powerful and user-friendly.</text:p>
      <text:p text:style-name="Standard"/>
      <text:p text:style-name="Standard">## Part 1: Message Formatting and Markdown Support</text:p>
      <text:p text:style-name="Standard"/>
      <text:p text:style-name="Standard">Let's begin by implementing rich text formatting. We'll use a markdown parser to transform text markers into styled content.</text:p>
      <text:p text:style-name="Standard"/>
      <text:p text:style-name="Standard">```typescript</text:p>
      <text:p text:style-name="P2">import MarkdownIt from 'markdown-it';</text:p>
      <text:p text:style-name="P2">import { StyleSheet } from 'react-native';</text:p>
      <text:p text:style-name="P2"/>
      <text:p text:style-name="P2">class MessageFormatter {</text:p>
      <text:p text:style-name="P2"><text:s text:c="4"/>private md: MarkdownIt;</text:p>
      <text:p text:style-name="P2"><text:s text:c="4"/></text:p>
      <text:p text:style-name="P2"><text:s text:c="4"/>constructor() {</text:p>
      <text:p text:style-name="P2"><text:s text:c="8"/>// Initialize markdown parser with specific features enabled</text:p>
      <text:p text:style-name="P2"><text:s text:c="8"/>this.md = new MarkdownIt({</text:p>
      <text:p text:style-name="P2"><text:s text:c="12"/>html: false, <text:s text:c="7"/>// Disable HTML for security</text:p>
      <text:p text:style-name="P2"><text:s text:c="12"/>breaks: true, <text:s text:c="6"/>// Convert \n to &lt;br&gt;</text:p>
      <text:p text:style-name="P2"><text:s text:c="12"/>linkify: true, <text:s text:c="5"/>// Detect URLs and convert to links</text:p>
      <text:p text:style-name="P2"><text:s text:c="12"/>typographer: true <text:s text:c="2"/>// Enable smart quotes and other features</text:p>
      <text:p text:style-name="P2"><text:s text:c="8"/>});</text:p>
      <text:p text:style-name="P2"><text:s text:c="8"/></text:p>
      <text:p text:style-name="P2"><text:s text:c="8"/>// Add custom plugins for additional formatting</text:p>
      <text:p text:style-name="P2"><text:s text:c="8"/>this.addCustomFormatting();</text:p>
      <text:p text:style-name="P2"><text:s text:c="4"/>}</text:p>
      <text:p text:style-name="P2"><text:s text:c="4"/></text:p>
      <text:p text:style-name="P2"><text:s text:c="4"/>private addCustomFormatting() {</text:p>
      <text:p text:style-name="P2"><text:s text:c="8"/>// Add support for code highlighting</text:p>
      <text:p text:style-name="P2"><text:s text:c="8"/>this.md.use(require('markdown-it-prism'));</text:p>
      <text:p text:style-name="P2"><text:s text:c="8"/></text:p>
      <text:p text:style-name="P2"><text:s text:c="8"/>// Add support for task lists</text:p>
      <text:p text:style-name="P2"><text:s text:c="8"/>this.md.use(require('markdown-it-task-lists'));</text:p>
      <text:p text:style-name="P2"><text:s text:c="4"/>}</text:p>
      <text:p text:style-name="P2"><text:s text:c="4"/></text:p>
      <text:p text:style-name="P2"><text:s text:c="4"/>public formatMessage(text: string): string {</text:p>
      <text:p text:style-name="P2"><text:s text:c="8"/>return this.md.render(text);</text:p>
      <text:p text:style-name="P2"><text:s text:c="4"/>}</text:p>
      <text:p text:style-name="P2">}</text:p>
      <text:p text:style-name="P2"/>
      <text:p text:style-name="P2">// Component for displaying formatted messages</text:p>
      <text:p text:style-name="P2">const FormattedMessage: React.FC&lt;{content: string}&gt; = ({ content }) =&gt; {</text:p>
      <text:p text:style-name="P2"><text:s text:c="4"/>const formatter = new MessageFormatter();</text:p>
      <text:p text:style-name="P2"><text:s text:c="4"/>const formattedContent = formatter.formatMessage(content);</text:p>
      <text:p text:style-name="P2"><text:s text:c="4"/></text:p>
      <text:p text:style-name="P2"><text:s text:c="4"/>return (</text:p>
      <text:p text:style-name="P2"><text:s text:c="8"/>&lt;View style={styles.messageContainer}&gt;</text:p>
      <text:p text:style-name="P2"><text:soft-page-break/><text:s text:c="12"/>&lt;RenderHtml</text:p>
      <text:p text:style-name="P2"><text:s text:c="16"/>contentWidth={width}</text:p>
      <text:p text:style-name="P2"><text:s text:c="16"/>source={{ html: formattedContent }}</text:p>
      <text:p text:style-name="P2"><text:s text:c="16"/>tagsStyles={markdownStyles}</text:p>
      <text:p text:style-name="P2"><text:s text:c="12"/>/&gt;</text:p>
      <text:p text:style-name="P2"><text:s text:c="8"/>&lt;/View&gt;</text:p>
      <text:p text:style-name="P2"><text:s text:c="4"/>);</text:p>
      <text:p text:style-name="P2">};</text:p>
      <text:p text:style-name="P2"/>
      <text:p text:style-name="P2">const markdownStyles = StyleSheet.create({</text:p>
      <text:p text:style-name="P2"><text:s text:c="4"/>p: {</text:p>
      <text:p text:style-name="P2"><text:s text:c="8"/>fontSize: 16,</text:p>
      <text:p text:style-name="P2"><text:s text:c="8"/>lineHeight: 24,</text:p>
      <text:p text:style-name="P2"><text:s text:c="4"/>},</text:p>
      <text:p text:style-name="P2"><text:s text:c="4"/>code: {</text:p>
      <text:p text:style-name="P2"><text:s text:c="8"/>fontFamily: 'monospace',</text:p>
      <text:p text:style-name="P2"><text:s text:c="8"/>backgroundColor: '#f5f5f5',</text:p>
      <text:p text:style-name="P2"><text:s text:c="8"/>padding: 4,</text:p>
      <text:p text:style-name="P2"><text:s text:c="4"/>},</text:p>
      <text:p text:style-name="P2"><text:s text:c="4"/>blockquote: {</text:p>
      <text:p text:style-name="P2"><text:s text:c="8"/>borderLeftWidth: 4,</text:p>
      <text:p text:style-name="P2"><text:s text:c="8"/>borderLeftColor: '#ddd',</text:p>
      <text:p text:style-name="P2"><text:s text:c="8"/>paddingLeft: 16,</text:p>
      <text:p text:style-name="P2"><text:s text:c="8"/>marginLeft: 0,</text:p>
      <text:p text:style-name="P2"><text:s text:c="4"/>}</text:p>
      <text:p text:style-name="P2">});</text:p>
      <text:p text:style-name="Standard">```</text:p>
      <text:p text:style-name="Standard"/>
      <text:p text:style-name="Standard">Now let's create an input component that provides formatting shortcuts:</text:p>
      <text:p text:style-name="Standard"/>
      <text:p text:style-name="Standard">```typescript</text:p>
      <text:p text:style-name="P2">const MessageInput: React.FC&lt;{onSend: (text: string) =&gt; void}&gt; = ({ onSend }) =&gt; {</text:p>
      <text:p text:style-name="P2"><text:s text:c="4"/>const [text, setText] = useState('');</text:p>
      <text:p text:style-name="P2"><text:s text:c="4"/></text:p>
      <text:p text:style-name="P2"><text:s text:c="4"/>const formatSelection = (marker: string) =&gt; {</text:p>
      <text:p text:style-name="P2"><text:s text:c="8"/>const input = inputRef.current;</text:p>
      <text:p text:style-name="P2"><text:s text:c="8"/>if (input) {</text:p>
      <text:p text:style-name="P2"><text:s text:c="12"/>const { selectionStart, selectionEnd } = input;</text:p>
      <text:p text:style-name="P2"><text:s text:c="12"/>const selectedText = text.slice(selectionStart, selectionEnd);</text:p>
      <text:p text:style-name="P2"><text:s text:c="12"/>const newText = text.slice(0, selectionStart) +</text:p>
      <text:p text:style-name="P2"><text:s text:c="26"/>`${marker}${selectedText}${marker}` +</text:p>
      <text:p text:style-name="P2"><text:s text:c="26"/>text.slice(selectionEnd);</text:p>
      <text:p text:style-name="P2"><text:s text:c="12"/>setText(newText);</text:p>
      <text:p text:style-name="P2"><text:s text:c="8"/>}</text:p>
      <text:p text:style-name="P2"><text:s text:c="4"/>};</text:p>
      <text:p text:style-name="P2"><text:s text:c="4"/></text:p>
      <text:p text:style-name="P2"><text:s text:c="4"/>return (</text:p>
      <text:p text:style-name="P2"><text:s text:c="8"/>&lt;View style={styles.inputContainer}&gt;</text:p>
      <text:p text:style-name="P2"><text:s text:c="12"/>&lt;View style={styles.formatBar}&gt;</text:p>
      <text:p text:style-name="P2"><text:s text:c="16"/>&lt;TouchableOpacity onPress={() =&gt; formatSelection('**')}&gt;</text:p>
      <text:p text:style-name="P2"><text:s text:c="20"/>&lt;FontAwesome name="bold" size={20} /&gt;</text:p>
      <text:p text:style-name="P2"><text:s text:c="16"/>&lt;/TouchableOpacity&gt;</text:p>
      <text:p text:style-name="P2"><text:s text:c="16"/>&lt;TouchableOpacity onPress={() =&gt; formatSelection('*')}&gt;</text:p>
      <text:p text:style-name="P2"><text:s text:c="20"/>&lt;FontAwesome name="italic" size={20} /&gt;</text:p>
      <text:p text:style-name="P2"><text:s text:c="16"/>&lt;/TouchableOpacity&gt;</text:p>
      <text:p text:style-name="P2"><text:soft-page-break/><text:s text:c="16"/>&lt;TouchableOpacity onPress={() =&gt; formatSelection('`')}&gt;</text:p>
      <text:p text:style-name="P2"><text:s text:c="20"/>&lt;FontAwesome name="code" size={20} /&gt;</text:p>
      <text:p text:style-name="P2"><text:s text:c="16"/>&lt;/TouchableOpacity&gt;</text:p>
      <text:p text:style-name="P2"><text:s text:c="12"/>&lt;/View&gt;</text:p>
      <text:p text:style-name="P2"><text:s text:c="12"/>&lt;TextInput</text:p>
      <text:p text:style-name="P2"><text:s text:c="16"/>ref={inputRef}</text:p>
      <text:p text:style-name="P2"><text:s text:c="16"/>value={text}</text:p>
      <text:p text:style-name="P2"><text:s text:c="16"/>onChangeText={setText}</text:p>
      <text:p text:style-name="P2"><text:s text:c="16"/>multiline</text:p>
      <text:p text:style-name="P2"><text:s text:c="16"/>style={styles.input}</text:p>
      <text:p text:style-name="P2"><text:s text:c="12"/>/&gt;</text:p>
      <text:p text:style-name="P2"><text:s text:c="12"/>&lt;TouchableOpacity onPress={() =&gt; onSend(text)}&gt;</text:p>
      <text:p text:style-name="P2"><text:s text:c="16"/>&lt;FontAwesome name="send" size={24} /&gt;</text:p>
      <text:p text:style-name="P2"><text:s text:c="12"/>&lt;/TouchableOpacity&gt;</text:p>
      <text:p text:style-name="P2"><text:s text:c="8"/>&lt;/View&gt;</text:p>
      <text:p text:style-name="P2"><text:s text:c="4"/>);</text:p>
      <text:p text:style-name="P2">};</text:p>
      <text:p text:style-name="Standard">```</text:p>
      <text:p text:style-name="Standard"/>
      <text:p text:style-name="Standard">## Part 2: File Attachments and Image Sharing</text:p>
      <text:p text:style-name="Standard"/>
      <text:p text:style-name="Standard">Let's implement a robust file handling system that supports multiple file types and provides progress feedback:</text:p>
      <text:p text:style-name="Standard"/>
      <text:p text:style-name="Standard">```typescript</text:p>
      <text:p text:style-name="P2">import * as DocumentPicker from 'expo-document-picker';</text:p>
      <text:p text:style-name="P2">import * as ImagePicker from 'expo-image-picker';</text:p>
      <text:p text:style-name="P2">import * as FileSystem from 'expo-file-system';</text:p>
      <text:p text:style-name="P2"/>
      <text:p text:style-name="P2">class FileHandler {</text:p>
      <text:p text:style-name="P2"><text:s text:c="4"/>// Maximum file size in bytes (10MB)</text:p>
      <text:p text:style-name="P2"><text:s text:c="4"/>private static MAX_FILE_SIZE = 10 * 1024 * 1024;</text:p>
      <text:p text:style-name="P2"><text:s text:c="4"/></text:p>
      <text:p text:style-name="P2"><text:s text:c="4"/>// Supported file types</text:p>
      <text:p text:style-name="P2"><text:s text:c="4"/>private static SUPPORTED_TYPES = {</text:p>
      <text:p text:style-name="P2"><text:s text:c="8"/>images: ['image/jpeg', 'image/png', 'image/gif'],</text:p>
      <text:p text:style-name="P2"><text:s text:c="8"/>documents: ['application/pdf', 'text/plain'],</text:p>
      <text:p text:style-name="P2"><text:s text:c="4"/>};</text:p>
      <text:p text:style-name="P2"><text:s text:c="4"/></text:p>
      <text:p text:style-name="P2"><text:s text:c="4"/>public async pickFile(): Promise&lt;FileInfo | null&gt; {</text:p>
      <text:p text:style-name="P2"><text:s text:c="8"/>try {</text:p>
      <text:p text:style-name="P2"><text:s text:c="12"/>const result = await DocumentPicker.getDocumentAsync({</text:p>
      <text:p text:style-name="P2"><text:s text:c="16"/>type: [...this.SUPPORTED_TYPES.images, </text:p>
      <text:p text:style-name="P2"><text:s text:c="23"/>...this.SUPPORTED_TYPES.documents],</text:p>
      <text:p text:style-name="P2"><text:s text:c="16"/>copyToCacheDirectory: true</text:p>
      <text:p text:style-name="P2"><text:s text:c="12"/>});</text:p>
      <text:p text:style-name="P2"><text:s text:c="12"/></text:p>
      <text:p text:style-name="P2"><text:s text:c="12"/>if (result.canceled) {</text:p>
      <text:p text:style-name="P2"><text:s text:c="16"/>return null;</text:p>
      <text:p text:style-name="P2"><text:s text:c="12"/>}</text:p>
      <text:p text:style-name="P2"><text:s text:c="12"/></text:p>
      <text:p text:style-name="P2"><text:s text:c="12"/>const file = result.assets[0];</text:p>
      <text:p text:style-name="P2"><text:s text:c="12"/></text:p>
      <text:p text:style-name="P2"><text:s text:c="12"/>// Validate file size</text:p>
      <text:p text:style-name="P2"><text:s text:c="12"/>if (file.size &gt; FileHandler.MAX_FILE_SIZE) {</text:p>
      <text:p text:style-name="P2"><text:soft-page-break/><text:s text:c="16"/>throw new Error('File size exceeds limit');</text:p>
      <text:p text:style-name="P2"><text:s text:c="12"/>}</text:p>
      <text:p text:style-name="P2"><text:s text:c="12"/></text:p>
      <text:p text:style-name="P2"><text:s text:c="12"/>return this.prepareFileForUpload(file);</text:p>
      <text:p text:style-name="P2"><text:s text:c="12"/></text:p>
      <text:p text:style-name="P2"><text:s text:c="8"/>} catch (error) {</text:p>
      <text:p text:style-name="P2"><text:s text:c="12"/>console.error('Error picking file:', error);</text:p>
      <text:p text:style-name="P2"><text:s text:c="12"/>return null;</text:p>
      <text:p text:style-name="P2"><text:s text:c="8"/>}</text:p>
      <text:p text:style-name="P2"><text:s text:c="4"/>}</text:p>
      <text:p text:style-name="P2"><text:s text:c="4"/></text:p>
      <text:p text:style-name="P2"><text:s text:c="4"/>private async prepareFileForUpload(file: any): Promise&lt;FileInfo&gt; {</text:p>
      <text:p text:style-name="P2"><text:s text:c="8"/>const fileInfo: FileInfo = {</text:p>
      <text:p text:style-name="P2"><text:s text:c="12"/>uri: file.uri,</text:p>
      <text:p text:style-name="P2"><text:s text:c="12"/>name: file.name,</text:p>
      <text:p text:style-name="P2"><text:s text:c="12"/>type: file.mimeType,</text:p>
      <text:p text:style-name="P2"><text:s text:c="12"/>size: file.size,</text:p>
      <text:p text:style-name="P2"><text:s text:c="12"/>thumbnail: null</text:p>
      <text:p text:style-name="P2"><text:s text:c="8"/>};</text:p>
      <text:p text:style-name="P2"><text:s text:c="8"/></text:p>
      <text:p text:style-name="P2"><text:s text:c="8"/>// Generate thumbnail for images</text:p>
      <text:p text:style-name="P2"><text:s text:c="8"/>if (this.SUPPORTED_TYPES.images.includes(file.mimeType)) {</text:p>
      <text:p text:style-name="P2"><text:s text:c="12"/>fileInfo.thumbnail = await this.generateThumbnail(file.uri);</text:p>
      <text:p text:style-name="P2"><text:s text:c="8"/>}</text:p>
      <text:p text:style-name="P2"><text:s text:c="8"/></text:p>
      <text:p text:style-name="P2"><text:s text:c="8"/>return fileInfo;</text:p>
      <text:p text:style-name="P2"><text:s text:c="4"/>}</text:p>
      <text:p text:style-name="P2"><text:s text:c="4"/></text:p>
      <text:p text:style-name="P2"><text:s text:c="4"/>private async generateThumbnail(uri: string): Promise&lt;string&gt; {</text:p>
      <text:p text:style-name="P2"><text:s text:c="8"/>// Implement thumbnail generation logic</text:p>
      <text:p text:style-name="P2"><text:s text:c="8"/>// This could use Image manipulation libraries</text:p>
      <text:p text:style-name="P2"><text:s text:c="8"/>// Return thumbnail URI</text:p>
      <text:p text:style-name="P2"><text:s text:c="4"/>}</text:p>
      <text:p text:style-name="P2">}</text:p>
      <text:p text:style-name="P2"/>
      <text:p text:style-name="P2">// Component for displaying file attachments</text:p>
      <text:p text:style-name="P2">const FileAttachment: React.FC&lt;{file: FileInfo}&gt; = ({ file }) =&gt; {</text:p>
      <text:p text:style-name="P2"><text:s text:c="4"/>const [downloadProgress, setDownloadProgress] = useState(0);</text:p>
      <text:p text:style-name="P2"><text:s text:c="4"/></text:p>
      <text:p text:style-name="P2"><text:s text:c="4"/>const handleDownload = async () =&gt; {</text:p>
      <text:p text:style-name="P2"><text:s text:c="8"/>const callback = (progress: number) =&gt; {</text:p>
      <text:p text:style-name="P2"><text:s text:c="12"/>setDownloadProgress(progress);</text:p>
      <text:p text:style-name="P2"><text:s text:c="8"/>};</text:p>
      <text:p text:style-name="P2"><text:s text:c="8"/></text:p>
      <text:p text:style-name="P2"><text:s text:c="8"/>await FileSystem.downloadAsync(</text:p>
      <text:p text:style-name="P2"><text:s text:c="12"/>file.uri,</text:p>
      <text:p text:style-name="P2"><text:s text:c="12"/>FileSystem.documentDirectory + file.name,</text:p>
      <text:p text:style-name="P2"><text:s text:c="12"/>{</text:p>
      <text:p text:style-name="P2"><text:s text:c="16"/>md5: true,</text:p>
      <text:p text:style-name="P2"><text:s text:c="16"/>callback</text:p>
      <text:p text:style-name="P2"><text:s text:c="12"/>}</text:p>
      <text:p text:style-name="P2"><text:s text:c="8"/>);</text:p>
      <text:p text:style-name="P2"><text:s text:c="4"/>};</text:p>
      <text:p text:style-name="P2"><text:s text:c="4"/></text:p>
      <text:p text:style-name="P2"><text:s text:c="4"/>return (</text:p>
      <text:p text:style-name="P2"><text:s text:c="8"/>&lt;View style={styles.attachmentContainer}&gt;</text:p>
      <text:p text:style-name="P2"><text:soft-page-break/><text:s text:c="12"/>{file.thumbnail ? (</text:p>
      <text:p text:style-name="P2"><text:s text:c="16"/>&lt;Image source={{ uri: file.thumbnail }} </text:p>
      <text:p text:style-name="P2"><text:s text:c="23"/>style={styles.thumbnail} /&gt;</text:p>
      <text:p text:style-name="P2"><text:s text:c="12"/>) : (</text:p>
      <text:p text:style-name="P2"><text:s text:c="16"/>&lt;FileIcon type={file.type} /&gt;</text:p>
      <text:p text:style-name="P2"><text:s text:c="12"/>)}</text:p>
      <text:p text:style-name="P2"><text:s text:c="12"/>&lt;Text&gt;{file.name}&lt;/Text&gt;</text:p>
      <text:p text:style-name="P2"><text:s text:c="12"/>&lt;TouchableOpacity onPress={handleDownload}&gt;</text:p>
      <text:p text:style-name="P2"><text:s text:c="16"/>&lt;FontAwesome name="download" size={20} /&gt;</text:p>
      <text:p text:style-name="P2"><text:s text:c="12"/>&lt;/TouchableOpacity&gt;</text:p>
      <text:p text:style-name="P2"><text:s text:c="12"/>{downloadProgress &gt; 0 &amp;&amp; (</text:p>
      <text:p text:style-name="P2"><text:s text:c="16"/>&lt;ProgressBar progress={downloadProgress} /&gt;</text:p>
      <text:p text:style-name="P2"><text:s text:c="12"/>)}</text:p>
      <text:p text:style-name="P2"><text:s text:c="8"/>&lt;/View&gt;</text:p>
      <text:p text:style-name="P2"><text:s text:c="4"/>);</text:p>
      <text:p text:style-name="P2">};</text:p>
      <text:p text:style-name="Standard">```</text:p>
      <text:p text:style-name="Standard"/>
      <text:p text:style-name="Standard">## Part 3: Voice Input Integration</text:p>
      <text:p text:style-name="Standard"/>
      <text:p text:style-name="Standard">Let's add voice input support using the device's speech recognition capabilities:</text:p>
      <text:p text:style-name="Standard"/>
      <text:p text:style-name="Standard">```typescript</text:p>
      <text:p text:style-name="P2">import * as Speech from 'expo-speech-recognition';</text:p>
      <text:p text:style-name="P2"/>
      <text:p text:style-name="P2">class VoiceInputHandler {</text:p>
      <text:p text:style-name="P2"><text:s text:c="4"/>private isListening: boolean = false;</text:p>
      <text:p text:style-name="P2"><text:s text:c="4"/></text:p>
      <text:p text:style-name="P2"><text:s text:c="4"/>constructor() {</text:p>
      <text:p text:style-name="P2"><text:s text:c="8"/>this.requestPermissions();</text:p>
      <text:p text:style-name="P2"><text:s text:c="4"/>}</text:p>
      <text:p text:style-name="P2"><text:s text:c="4"/></text:p>
      <text:p text:style-name="P2"><text:s text:c="4"/>private async requestPermissions() {</text:p>
      <text:p text:style-name="P2"><text:s text:c="8"/>const { status } = await Speech.requestPermissionsAsync();</text:p>
      <text:p text:style-name="P2"><text:s text:c="8"/>if (status !== 'granted') {</text:p>
      <text:p text:style-name="P2"><text:s text:c="12"/>throw new Error('Voice input permission denied');</text:p>
      <text:p text:style-name="P2"><text:s text:c="8"/>}</text:p>
      <text:p text:style-name="P2"><text:s text:c="4"/>}</text:p>
      <text:p text:style-name="P2"><text:s text:c="4"/></text:p>
      <text:p text:style-name="P2"><text:s text:c="4"/>public async startListening(onResult: (text: string) =&gt; void) {</text:p>
      <text:p text:style-name="P2"><text:s text:c="8"/>if (this.isListening) return;</text:p>
      <text:p text:style-name="P2"><text:s text:c="8"/></text:p>
      <text:p text:style-name="P2"><text:s text:c="8"/>this.isListening = true;</text:p>
      <text:p text:style-name="P2"><text:s text:c="8"/></text:p>
      <text:p text:style-name="P2"><text:s text:c="8"/>try {</text:p>
      <text:p text:style-name="P2"><text:s text:c="12"/>await Speech.startListeningAsync({</text:p>
      <text:p text:style-name="P2"><text:s text:c="16"/>partialResults: true,</text:p>
      <text:p text:style-name="P2"><text:s text:c="16"/>onResults: (results) =&gt; {</text:p>
      <text:p text:style-name="P2"><text:s text:c="20"/>const text = results.value[0];</text:p>
      <text:p text:style-name="P2"><text:s text:c="20"/>onResult(text);</text:p>
      <text:p text:style-name="P2"><text:s text:c="16"/>}</text:p>
      <text:p text:style-name="P2"><text:s text:c="12"/>});</text:p>
      <text:p text:style-name="P2"><text:s text:c="8"/>} catch (error) {</text:p>
      <text:p text:style-name="P2"><text:s text:c="12"/>console.error('Error starting voice input:', error);</text:p>
      <text:p text:style-name="P2"><text:s text:c="12"/>this.isListening = false;</text:p>
      <text:p text:style-name="P2"><text:soft-page-break/><text:s text:c="8"/>}</text:p>
      <text:p text:style-name="P2"><text:s text:c="4"/>}</text:p>
      <text:p text:style-name="P2"><text:s text:c="4"/></text:p>
      <text:p text:style-name="P2"><text:s text:c="4"/>public async stopListening() {</text:p>
      <text:p text:style-name="P2"><text:s text:c="8"/>if (!this.isListening) return;</text:p>
      <text:p text:style-name="P2"><text:s text:c="8"/></text:p>
      <text:p text:style-name="P2"><text:s text:c="8"/>try {</text:p>
      <text:p text:style-name="P2"><text:s text:c="12"/>await Speech.stopListeningAsync();</text:p>
      <text:p text:style-name="P2"><text:s text:c="8"/>} finally {</text:p>
      <text:p text:style-name="P2"><text:s text:c="12"/>this.isListening = false;</text:p>
      <text:p text:style-name="P2"><text:s text:c="8"/>}</text:p>
      <text:p text:style-name="P2"><text:s text:c="4"/>}</text:p>
      <text:p text:style-name="P2">}</text:p>
      <text:p text:style-name="P2"/>
      <text:p text:style-name="P2">// Voice input button component</text:p>
      <text:p text:style-name="P2">const VoiceInputButton: React.FC&lt;{onText: (text: string) =&gt; void}&gt; = </text:p>
      <text:p text:style-name="P2"><text:s text:c="4"/>({ onText }) =&gt; {</text:p>
      <text:p text:style-name="P2"><text:s text:c="4"/>const [isRecording, setIsRecording] = useState(false);</text:p>
      <text:p text:style-name="P2"><text:s text:c="4"/>const voiceHandler = new VoiceInputHandler();</text:p>
      <text:p text:style-name="P2"><text:s text:c="4"/></text:p>
      <text:p text:style-name="P2"><text:s text:c="4"/>const toggleRecording = async () =&gt; {</text:p>
      <text:p text:style-name="P2"><text:s text:c="8"/>if (isRecording) {</text:p>
      <text:p text:style-name="P2"><text:s text:c="12"/>await voiceHandler.stopListening();</text:p>
      <text:p text:style-name="P2"><text:s text:c="8"/>} else {</text:p>
      <text:p text:style-name="P2"><text:s text:c="12"/>await voiceHandler.startListening(onText);</text:p>
      <text:p text:style-name="P2"><text:s text:c="8"/>}</text:p>
      <text:p text:style-name="P2"><text:s text:c="8"/>setIsRecording(!isRecording);</text:p>
      <text:p text:style-name="P2"><text:s text:c="4"/>};</text:p>
      <text:p text:style-name="P2"><text:s text:c="4"/></text:p>
      <text:p text:style-name="P2"><text:s text:c="4"/>return (</text:p>
      <text:p text:style-name="P2"><text:s text:c="8"/>&lt;TouchableOpacity </text:p>
      <text:p text:style-name="P2"><text:s text:c="12"/>onPress={toggleRecording}</text:p>
      <text:p text:style-name="P2"><text:s text:c="12"/>style={[</text:p>
      <text:p text:style-name="P2"><text:s text:c="16"/>styles.voiceButton,</text:p>
      <text:p text:style-name="P2"><text:s text:c="16"/>isRecording &amp;&amp; styles.voiceButtonRecording</text:p>
      <text:p text:style-name="P2"><text:s text:c="12"/>]}</text:p>
      <text:p text:style-name="P2"><text:s text:c="8"/>&gt;</text:p>
      <text:p text:style-name="P2"><text:s text:c="12"/>&lt;FontAwesome </text:p>
      <text:p text:style-name="P2"><text:s text:c="16"/>name={isRecording ? "microphone-slash" : "microphone"} </text:p>
      <text:p text:style-name="P2"><text:s text:c="16"/>size={24} </text:p>
      <text:p text:style-name="P2"><text:s text:c="12"/>/&gt;</text:p>
      <text:p text:style-name="P2"><text:s text:c="8"/>&lt;/TouchableOpacity&gt;</text:p>
      <text:p text:style-name="P2"><text:s text:c="4"/>);</text:p>
      <text:p text:style-name="P2">};</text:p>
      <text:p text:style-name="Standard">```</text:p>
      <text:p text:style-name="Standard"/>
      <text:p text:style-name="Standard">## Part 4: Chat Export Functionality</text:p>
      <text:p text:style-name="Standard"/>
      <text:p text:style-name="Standard">Let's implement a system to export chat history in different formats:</text:p>
      <text:p text:style-name="Standard"/>
      <text:p text:style-name="Standard">```typescript</text:p>
      <text:p text:style-name="P2">class ChatExporter {</text:p>
      <text:p text:style-name="P2"><text:s text:c="4"/>constructor(private messages: Message[]) {}</text:p>
      <text:p text:style-name="P2"><text:s text:c="4"/></text:p>
      <text:p text:style-name="P2"><text:s text:c="4"/>public async exportToFormat(format: 'txt' | 'json' | 'html'): Promise&lt;string&gt; {</text:p>
      <text:p text:style-name="P2"><text:soft-page-break/><text:s text:c="8"/>switch (format) {</text:p>
      <text:p text:style-name="P2"><text:s text:c="12"/>case 'txt':</text:p>
      <text:p text:style-name="P2"><text:s text:c="16"/>return this.exportToText();</text:p>
      <text:p text:style-name="P2"><text:s text:c="12"/>case 'json':</text:p>
      <text:p text:style-name="P2"><text:s text:c="16"/>return this.exportToJson();</text:p>
      <text:p text:style-name="P2"><text:s text:c="12"/>case 'html':</text:p>
      <text:p text:style-name="P2"><text:s text:c="16"/>return this.exportToHtml();</text:p>
      <text:p text:style-name="P2"><text:s text:c="12"/>default:</text:p>
      <text:p text:style-name="P2"><text:s text:c="16"/>throw new Error('Unsupported format');</text:p>
      <text:p text:style-name="P2"><text:s text:c="8"/>}</text:p>
      <text:p text:style-name="P2"><text:s text:c="4"/>}</text:p>
      <text:p text:style-name="P2"><text:s text:c="4"/></text:p>
      <text:p text:style-name="P2"><text:s text:c="4"/>private exportToText(): string {</text:p>
      <text:p text:style-name="P2"><text:s text:c="8"/>return this.messages.map(msg =&gt; {</text:p>
      <text:p text:style-name="P2"><text:s text:c="12"/>const timestamp = new Date(msg.timestamp)</text:p>
      <text:p text:style-name="P2"><text:s text:c="16"/>.toLocaleString();</text:p>
      <text:p text:style-name="P2"><text:s text:c="12"/>return `[${timestamp}] ${msg.sender}: ${msg.content}`;</text:p>
      <text:p text:style-name="P2"><text:s text:c="8"/>}).join('\n');</text:p>
      <text:p text:style-name="P2"><text:s text:c="4"/>}</text:p>
      <text:p text:style-name="P2"><text:s text:c="4"/></text:p>
      <text:p text:style-name="P2"><text:s text:c="4"/>private exportToJson(): string {</text:p>
      <text:p text:style-name="P2"><text:s text:c="8"/>return JSON.stringify(this.messages, null, 2);</text:p>
      <text:p text:style-name="P2"><text:s text:c="4"/>}</text:p>
      <text:p text:style-name="P2"><text:s text:c="4"/></text:p>
      <text:p text:style-name="P2"><text:s text:c="4"/>private exportToHtml(): string {</text:p>
      <text:p text:style-name="P2"><text:s text:c="8"/>// Create a styled HTML document with messages</text:p>
      <text:p text:style-name="P2"><text:s text:c="8"/>const template = `</text:p>
      <text:p text:style-name="P2"><text:s text:c="12"/>&lt;!DOCTYPE html&gt;</text:p>
      <text:p text:style-name="P2"><text:s text:c="12"/>&lt;html&gt;</text:p>
      <text:p text:style-name="P2"><text:s text:c="12"/>&lt;head&gt;</text:p>
      <text:p text:style-name="P2"><text:s text:c="16"/>&lt;style&gt;</text:p>
      <text:p text:style-name="P2"><text:s text:c="20"/>.message { margin: 10px 0; }</text:p>
      <text:p text:style-name="P2"><text:s text:c="20"/>.timestamp { color: #666; }</text:p>
      <text:p text:style-name="P2"><text:s text:c="20"/>.sender { font-weight: bold; }</text:p>
      <text:p text:style-name="P2"><text:s text:c="16"/>&lt;/style&gt;</text:p>
      <text:p text:style-name="P2"><text:s text:c="12"/>&lt;/head&gt;</text:p>
      <text:p text:style-name="P2"><text:s text:c="12"/>&lt;body&gt;</text:p>
      <text:p text:style-name="P2"><text:s text:c="16"/>${this.messages.map(msg =&gt; `</text:p>
      <text:p text:style-name="P2"><text:s text:c="20"/>&lt;div class="message"&gt;</text:p>
      <text:p text:style-name="P2"><text:s text:c="24"/>&lt;span class="timestamp"&gt;</text:p>
      <text:p text:style-name="P2"><text:s text:c="28"/>${new Date(msg.timestamp).toLocaleString()}</text:p>
      <text:p text:style-name="P2"><text:s text:c="24"/>&lt;/span&gt;</text:p>
      <text:p text:style-name="P2"><text:s text:c="24"/>&lt;span class="sender"&gt;${msg.sender}:&lt;/span&gt;</text:p>
      <text:p text:style-name="P2"><text:s text:c="24"/>&lt;div class="content"&gt;${msg.content}&lt;/div&gt;</text:p>
      <text:p text:style-name="P2"><text:s text:c="20"/>&lt;/div&gt;</text:p>
      <text:p text:style-name="P2"><text:s text:c="16"/>`).join('')}</text:p>
      <text:p text:style-name="P2"><text:s text:c="12"/>&lt;/body&gt;</text:p>
      <text:p text:style-name="P2"><text:s text:c="12"/>&lt;/html&gt;</text:p>
      <text:p text:style-name="P2"><text:s text:c="8"/>`;</text:p>
      <text:p text:style-name="P2"><text:s text:c="8"/></text:p>
      <text:p text:style-name="P2"><text:s text:c="8"/>return template;</text:p>
      <text:p text:style-name="P2"><text:s text:c="4"/>}</text:p>
      <text:p text:style-name="P2">}</text:p>
      <text:p text:style-name="P2"/>
      <text:p text:style-name="P2">// Export button component</text:p>
      <text:p text:style-name="P2">const ExportButton: React.FC&lt;{messages: Message[]}&gt; = ({ messages }) =&gt; {</text:p>
      <text:p text:style-name="P2"><text:soft-page-break/><text:s text:c="4"/>const [showOptions, setShowOptions] = useState(false);</text:p>
      <text:p text:style-name="P2"><text:s text:c="4"/></text:p>
      <text:p text:style-name="P2"><text:s text:c="4"/>const handleExport = async (format: 'txt' | 'json' | 'html') =&gt; {</text:p>
      <text:p text:style-name="P2"><text:s text:c="8"/>const exporter = new ChatExporter(messages);</text:p>
      <text:p text:style-name="P2"><text:s text:c="8"/>const content = await exporter.exportToFormat(format);</text:p>
      <text:p text:style-name="P2"><text:s text:c="8"/></text:p>
      <text:p text:style-name="P2"><text:s text:c="8"/>// Save file</text:p>
      <text:p text:style-name="P2"><text:s text:c="8"/>const filename = `chat-export-${Date.now()}.${format}`;</text:p>
      <text:p text:style-name="P2"><text:s text:c="8"/>await FileSystem.writeAsStringAsync(</text:p>
      <text:p text:style-name="P2"><text:s text:c="12"/>FileSystem.documentDirectory + filename,</text:p>
      <text:p text:style-name="P2"><text:s text:c="12"/>content</text:p>
      <text:p text:style-name="P2"><text:s text:c="8"/>);</text:p>
      <text:p text:style-name="P2"><text:s text:c="8"/></text:p>
      <text:p text:style-name="P2"><text:s text:c="8"/>// Share file</text:p>
      <text:p text:style-name="P2"><text:s text:c="8"/>await Sharing.shareAsync(</text:p>
      <text:p text:style-name="P2"><text:s text:c="12"/>FileSystem.documentDirectory + filename</text:p>
      <text:p text:style-name="P2"><text:s text:c="8"/>);</text:p>
      <text:p text:style-name="P2"><text:s text:c="4"/>};</text:p>
      <text:p text:style-name="P2"><text:s text:c="4"/></text:p>
      <text:p text:style-name="P2"><text:s text:c="4"/>return (</text:p>
      <text:p text:style-name="P2"><text:s text:c="8"/>&lt;View&gt;</text:p>
      <text:p text:style-name="P2"><text:s text:c="12"/>&lt;TouchableOpacity onPress={() =&gt; setShowOptions(true)}&gt;</text:p>
      <text:p text:style-name="P2"><text:s text:c="16"/>&lt;FontAwesome name="download" size={24} /&gt;</text:p>
      <text:p text:style-name="P2"><text:s text:c="12"/>&lt;/TouchableOpacity&gt;</text:p>
      <text:p text:style-name="P2"><text:s text:c="12"/></text:p>
      <text:p text:style-name="P2"><text:s text:c="12"/>&lt;Modal visible={showOptions} animationType="slide"&gt;</text:p>
      <text:p text:style-name="P2"><text:s text:c="16"/>&lt;View style={styles.exportOptions}&gt;</text:p>
      <text:p text:style-name="P2"><text:s text:c="20"/>&lt;TouchableOpacity onPress={() =&gt; handleExport('txt')}&gt;</text:p>
      <text:p text:style-name="P2"><text:s text:c="24"/>&lt;Text&gt;Export as Text&lt;/Text&gt;</text:p>
      <text:p text:style-name="P2"><text:s text:c="20"/>&lt;/TouchableOpacity&gt;</text:p>
      <text:p text:style-name="P2"><text:s text:c="20"/>&lt;TouchableOpacity onPress={() =&gt; handleExport('json')}&gt;</text:p>
      <text:p text:style-name="P2"><text:s text:c="24"/>&lt;Text&gt;Export as JSON&lt;/Text&gt;</text:p>
      <text:p text:style-name="P2"><text:s text:c="20"/>&lt;/TouchableOpacity&gt;</text:p>
      <text:p text:style-name="P2"><text:s text:c="20"/>&lt;TouchableOpacity onPress={() =&gt; handleExport('html')}&gt;</text:p>
      <text:p text:style-name="P2"><text:s text:c="24"/>&lt;Text&gt;Export as HTML&lt;/Text&gt;</text:p>
      <text:p text:style-name="P2"><text:s text:c="20"/>&lt;/TouchableOpacity&gt;</text:p>
      <text:p text:style-name="P2"><text:s text:c="16"/>&lt;/View&gt;</text:p>
      <text:p text:style-name="P2"><text:s text:c="12"/>&lt;/Modal&gt;</text:p>
      <text:p text:style-name="P2"><text:s text:c="8"/>&lt;/View&gt;</text:p>
      <text:p text:style-name="P2"><text:s text:c="4"/>);</text:p>
      <text:p text:style-name="P2">};</text:p>
      <text:p text:style-name="Standard">```</text:p>
      <text:p text:style-name="Standard"/>
      <text:p text:style-name="Standard">## Part 5: Message Reactions and Ratings</text:p>
      <text:p text:style-name="Standard"/>
      <text:p text:style-name="Standard">Finally, let's implement a reaction system that allows users to express their response to messages:</text:p>
      <text:p text:style-name="Standard"/>
      <text:p text:style-name="Standard">```typescript</text:p>
      <text:p text:style-name="P2">interface Reaction {</text:p>
      <text:p text:style-name="P2"><text:s text:c="4"/>emoji: string;</text:p>
      <text:p text:style-name="P2"><text:s text:c="4"/>count: number;</text:p>
      <text:p text:style-name="P2"><text:s text:c="4"/>users: string[];</text:p>
      <text:p text:style-name="P2">}</text:p>
      <text:p text:style-name="P2"/>
      <text:p text:style-name="P2">interface Message {</text:p>
      <text:p text:style-name="P2"><text:soft-page-break/><text:s text:c="4"/>// ... other message properties</text:p>
      <text:p text:style-name="P2"><text:s text:c="4"/>reactions: Record&lt;string, Reaction&gt;;</text:p>
      <text:p text:style-name="P2">}</text:p>
      <text:p text:style-name="P2"/>
      <text:p text:style-name="P2">class ReactionHandler {</text:p>
      <text:p text:style-name="P2"><text:s text:c="4"/>private static AVAILABLE_REACTIONS = ['👍', '❤️', '😊', '🎉', '🤔', '👎'];</text:p>
      <text:p text:style-name="P2"><text:s text:c="4"/></text:p>
      <text:p text:style-name="P2"><text:s text:c="4"/>public static toggleReaction(</text:p>
      <text:p text:style-name="P2"><text:s text:c="8"/>message: Message,</text:p>
      <text:p text:style-name="P2"><text:s text:c="8"/>emoji: string,</text:p>
      <text:p text:style-name="P2"><text:s text:c="8"/>userId: string</text:p>
      <text:p text:style-name="P2"><text:s text:c="4"/>): Message {</text:p>
      <text:p text:style-name="P2"><text:s text:c="8"/>if (!message.reactions[emoji]) {</text:p>
      <text:p text:style-name="P2"><text:s text:c="12"/>message.reactions[emoji] = {</text:p>
      <text:p text:style-name="P2"><text:s text:c="16"/>emoji,</text:p>
      <text:p text:style-name="P2"><text:s text:c="16"/>count: 0,</text:p>
      <text:p text:style-name="P2"><text:s text:c="16"/>users: []</text:p>
      <text:p text:style-name="P2"><text:s text:c="12"/>};</text:p>
      <text:p text:style-name="P2"><text:s text:c="8"/>}</text:p>
      <text:p text:style-name="P2"><text:s text:c="8"/></text:p>
      <text:p text:style-name="P2"><text:s text:c="8"/>const reaction = message.reactions[emoji];</text:p>
      <text:p text:style-name="P2"><text:s text:c="8"/></text:p>
      <text:p text:style-name="P2"><text:s text:c="8"/>if (reaction.users.includes(userId)) {</text:p>
      <text:p text:style-name="P2"><text:s text:c="12"/>// Remove reaction</text:p>
      <text:p text:style-name="P2"><text:s text:c="12"/>reaction.users = reaction.users.filter(id =&gt; id !== userId);</text:p>
      <text:p text:style-name="P2"><text:s text:c="12"/>reaction.count--;</text:p>
      <text:p text:style-name="P2"><text:s text:c="12"/></text:p>
      <text:p text:style-name="P2"><text:s text:c="12"/>if (reaction.count === 0) {</text:p>
      <text:p text:style-name="P2"><text:s text:c="16"/>delete message.reactions[emoji];</text:p>
      <text:p text:style-name="P2"><text:s text:c="12"/>}</text:p>
      <text:p text:style-name="P2"><text:s text:c="8"/>} else {</text:p>
      <text:p text:style-name="P2"><text:s text:c="12"/>// Add reaction</text:p>
      <text:p text:style-name="P2"><text:s text:c="12"/>reaction.users.push(userId);</text:p>
      <text:p text:style-name="P2"><text:s text:c="12"/>reaction.count++;</text:p>
      <text:p text:style-name="P2"><text:s text:c="8"/>}</text:p>
      <text:p text:style-name="P2"><text:s text:c="8"/></text:p>
      <text:p text:style-name="P2"><text:s text:c="8"/>return { ...message };</text:p>
      <text:p text:style-name="P2"><text:s text:c="4"/>}</text:p>
      <text:p text:style-name="P2">}</text:p>
      <text:p text:style-name="Standard"/>
      <text:p text:style-name="Standard">### Continuing with Message Reactions and Ratings</text:p>
      <text:p text:style-name="Standard"/>
      <text:p text:style-name="Standard">Let's complete our reaction system implementation and add message ratings functionality. These features help users express their responses to messages in a more nuanced way.</text:p>
      <text:p text:style-name="Standard"/>
      <text:p text:style-name="Standard">```typescript</text:p>
      <text:p text:style-name="P2">// Continuing from the ReactionPicker component</text:p>
      <text:p text:style-name="P2">const ReactionPicker: React.FC&lt;{</text:p>
      <text:p text:style-name="P2"><text:s text:c="4"/>message: Message,</text:p>
      <text:p text:style-name="P2"><text:s text:c="4"/>onReact: (emoji: string) =&gt; void</text:p>
      <text:p text:style-name="P2">}&gt; = ({ message, onReact }) =&gt; {</text:p>
      <text:p text:style-name="P2"><text:s text:c="4"/>const [showPicker, setShowPicker] = useState(false);</text:p>
      <text:p text:style-name="P2"><text:s text:c="4"/></text:p>
      <text:p text:style-name="P2"><text:s text:c="4"/>return (</text:p>
      <text:p text:style-name="P2"><text:s text:c="8"/>&lt;View style={styles.reactionContainer}&gt;</text:p>
      <text:p text:style-name="P2"><text:soft-page-break/><text:s text:c="12"/>&lt;TouchableOpacity </text:p>
      <text:p text:style-name="P2"><text:s text:c="16"/>onPress={() =&gt; setShowPicker(true)}</text:p>
      <text:p text:style-name="P2"><text:s text:c="16"/>style={styles.reactionButton}</text:p>
      <text:p text:style-name="P2"><text:s text:c="12"/>&gt;</text:p>
      <text:p text:style-name="P2"><text:s text:c="16"/>&lt;FontAwesome name="smile-o" size={20} /&gt;</text:p>
      <text:p text:style-name="P2"><text:s text:c="12"/>&lt;/TouchableOpacity&gt;</text:p>
      <text:p text:style-name="P2"><text:s text:c="12"/></text:p>
      <text:p text:style-name="P2"><text:s text:c="12"/>&lt;Modal</text:p>
      <text:p text:style-name="P2"><text:s text:c="16"/>visible={showPicker}</text:p>
      <text:p text:style-name="P2"><text:s text:c="16"/>transparent</text:p>
      <text:p text:style-name="P2"><text:s text:c="16"/>animationType="fade"</text:p>
      <text:p text:style-name="P2"><text:s text:c="16"/>onRequestClose={() =&gt; setShowPicker(false)}</text:p>
      <text:p text:style-name="P2"><text:s text:c="12"/>&gt;</text:p>
      <text:p text:style-name="P2"><text:s text:c="16"/>&lt;TouchableOpacity </text:p>
      <text:p text:style-name="P2"><text:s text:c="20"/>style={styles.modalOverlay}</text:p>
      <text:p text:style-name="P2"><text:s text:c="20"/>onPress={() =&gt; setShowPicker(false)}</text:p>
      <text:p text:style-name="P2"><text:s text:c="16"/>&gt;</text:p>
      <text:p text:style-name="P2"><text:s text:c="20"/>&lt;View style={styles.reactionPicker}&gt;</text:p>
      <text:p text:style-name="P2"><text:s text:c="24"/>{ReactionHandler.AVAILABLE_REACTIONS.map(emoji =&gt; (</text:p>
      <text:p text:style-name="P2"><text:s text:c="28"/>&lt;TouchableOpacity</text:p>
      <text:p text:style-name="P2"><text:s text:c="32"/>key={emoji}</text:p>
      <text:p text:style-name="P2"><text:s text:c="32"/>style={styles.emojiButton}</text:p>
      <text:p text:style-name="P2"><text:s text:c="32"/>onPress={() =&gt; {</text:p>
      <text:p text:style-name="P2"><text:s text:c="36"/>onReact(emoji);</text:p>
      <text:p text:style-name="P2"><text:s text:c="36"/>setShowPicker(false);</text:p>
      <text:p text:style-name="P2"><text:s text:c="32"/>}}</text:p>
      <text:p text:style-name="P2"><text:s text:c="28"/>&gt;</text:p>
      <text:p text:style-name="P2"><text:s text:c="32"/>&lt;Text style={styles.emoji}&gt;{emoji}&lt;/Text&gt;</text:p>
      <text:p text:style-name="P2"><text:s text:c="28"/>&lt;/TouchableOpacity&gt;</text:p>
      <text:p text:style-name="P2"><text:s text:c="24"/>))}</text:p>
      <text:p text:style-name="P2"><text:s text:c="20"/>&lt;/View&gt;</text:p>
      <text:p text:style-name="P2"><text:s text:c="16"/>&lt;/TouchableOpacity&gt;</text:p>
      <text:p text:style-name="P2"><text:s text:c="12"/>&lt;/Modal&gt;</text:p>
      <text:p text:style-name="P2"><text:s text:c="12"/></text:p>
      <text:p text:style-name="P2"><text:s text:c="12"/>{/* Display existing reactions */}</text:p>
      <text:p text:style-name="P2"><text:s text:c="12"/>&lt;View style={styles.reactionList}&gt;</text:p>
      <text:p text:style-name="P2"><text:s text:c="16"/>{Object.values(message.reactions).map(reaction =&gt; (</text:p>
      <text:p text:style-name="P2"><text:s text:c="20"/>&lt;View key={reaction.emoji} style={styles.reactionBubble}&gt;</text:p>
      <text:p text:style-name="P2"><text:s text:c="24"/>&lt;Text style={styles.reactionEmoji}&gt;</text:p>
      <text:p text:style-name="P2"><text:s text:c="28"/>{reaction.emoji}</text:p>
      <text:p text:style-name="P2"><text:s text:c="24"/>&lt;/Text&gt;</text:p>
      <text:p text:style-name="P2"><text:s text:c="24"/>&lt;Text style={styles.reactionCount}&gt;</text:p>
      <text:p text:style-name="P2"><text:s text:c="28"/>{reaction.count}</text:p>
      <text:p text:style-name="P2"><text:s text:c="24"/>&lt;/Text&gt;</text:p>
      <text:p text:style-name="P2"><text:s text:c="20"/>&lt;/View&gt;</text:p>
      <text:p text:style-name="P2"><text:s text:c="16"/>))}</text:p>
      <text:p text:style-name="P2"><text:s text:c="12"/>&lt;/View&gt;</text:p>
      <text:p text:style-name="P2"><text:s text:c="8"/>&lt;/View&gt;</text:p>
      <text:p text:style-name="P2"><text:s text:c="4"/>);</text:p>
      <text:p text:style-name="P2">};</text:p>
      <text:p text:style-name="P2"/>
      <text:p text:style-name="P2">// Adding a Rating System for Messages</text:p>
      <text:p text:style-name="P2">interface Rating {</text:p>
      <text:p text:style-name="P2"><text:s text:c="4"/>value: number; <text:s text:c="5"/>// Rating value (1-5)</text:p>
      <text:p text:style-name="P2"><text:s text:c="4"/>userId: string; <text:s text:c="4"/>// User who gave the rating</text:p>
      <text:p text:style-name="P2"><text:s text:c="4"/>timestamp: string; <text:s/>// When the rating was given</text:p>
      <text:p text:style-name="P2"><text:soft-page-break/><text:s text:c="4"/>comment?: string; <text:s text:c="2"/>// Optional comment</text:p>
      <text:p text:style-name="P2">}</text:p>
      <text:p text:style-name="P2"/>
      <text:p text:style-name="P2">interface Message {</text:p>
      <text:p text:style-name="P2"><text:s text:c="4"/>// ... existing message properties</text:p>
      <text:p text:style-name="P2"><text:s text:c="4"/>ratings: Rating[];</text:p>
      <text:p text:style-name="P2"><text:s text:c="4"/>averageRating: number;</text:p>
      <text:p text:style-name="P2">}</text:p>
      <text:p text:style-name="P2"/>
      <text:p text:style-name="P2">class RatingHandler {</text:p>
      <text:p text:style-name="P2"><text:s text:c="4"/>public static addRating(</text:p>
      <text:p text:style-name="P2"><text:s text:c="8"/>message: Message,</text:p>
      <text:p text:style-name="P2"><text:s text:c="8"/>rating: Rating</text:p>
      <text:p text:style-name="P2"><text:s text:c="4"/>): Message {</text:p>
      <text:p text:style-name="P2"><text:s text:c="8"/>// Remove any existing rating by this user</text:p>
      <text:p text:style-name="P2"><text:s text:c="8"/>const filteredRatings = message.ratings.filter(</text:p>
      <text:p text:style-name="P2"><text:s text:c="12"/>r =&gt; r.userId !== rating.userId</text:p>
      <text:p text:style-name="P2"><text:s text:c="8"/>);</text:p>
      <text:p text:style-name="P2"><text:s text:c="8"/></text:p>
      <text:p text:style-name="P2"><text:s text:c="8"/>// Add new rating</text:p>
      <text:p text:style-name="P2"><text:s text:c="8"/>const updatedRatings = [...filteredRatings, rating];</text:p>
      <text:p text:style-name="P2"><text:s text:c="8"/></text:p>
      <text:p text:style-name="P2"><text:s text:c="8"/>// Calculate new average</text:p>
      <text:p text:style-name="P2"><text:s text:c="8"/>const average = updatedRatings.reduce(</text:p>
      <text:p text:style-name="P2"><text:s text:c="12"/>(sum, r) =&gt; sum + r.value, 0</text:p>
      <text:p text:style-name="P2"><text:s text:c="8"/>) / updatedRatings.length;</text:p>
      <text:p text:style-name="P2"><text:s text:c="8"/></text:p>
      <text:p text:style-name="P2"><text:s text:c="8"/>return {</text:p>
      <text:p text:style-name="P2"><text:s text:c="12"/>...message,</text:p>
      <text:p text:style-name="P2"><text:s text:c="12"/>ratings: updatedRatings,</text:p>
      <text:p text:style-name="P2"><text:s text:c="12"/>averageRating: Number(average.toFixed(1))</text:p>
      <text:p text:style-name="P2"><text:s text:c="8"/>};</text:p>
      <text:p text:style-name="P2"><text:s text:c="4"/>}</text:p>
      <text:p text:style-name="P2">}</text:p>
      <text:p text:style-name="P2"/>
      <text:p text:style-name="P2">// Rating component with star display</text:p>
      <text:p text:style-name="P2">const MessageRating: React.FC&lt;{</text:p>
      <text:p text:style-name="P2"><text:s text:c="4"/>message: Message,</text:p>
      <text:p text:style-name="P2"><text:s text:c="4"/>onRate: (rating: Rating) =&gt; void,</text:p>
      <text:p text:style-name="P2"><text:s text:c="4"/>currentUserId: string</text:p>
      <text:p text:style-name="P2">}&gt; = ({ message, onRate, currentUserId }) =&gt; {</text:p>
      <text:p text:style-name="P2"><text:s text:c="4"/>const [showRatingInput, setShowRatingInput] = useState(false);</text:p>
      <text:p text:style-name="P2"><text:s text:c="4"/>const [ratingValue, setRatingValue] = useState(0);</text:p>
      <text:p text:style-name="P2"><text:s text:c="4"/>const [comment, setComment] = useState('');</text:p>
      <text:p text:style-name="P2"><text:s text:c="4"/></text:p>
      <text:p text:style-name="P2"><text:s text:c="4"/>const handleSubmitRating = () =&gt; {</text:p>
      <text:p text:style-name="P2"><text:s text:c="8"/>if (ratingValue === 0) return;</text:p>
      <text:p text:style-name="P2"><text:s text:c="8"/></text:p>
      <text:p text:style-name="P2"><text:s text:c="8"/>const rating: Rating = {</text:p>
      <text:p text:style-name="P2"><text:s text:c="12"/>value: ratingValue,</text:p>
      <text:p text:style-name="P2"><text:s text:c="12"/>userId: currentUserId,</text:p>
      <text:p text:style-name="P2"><text:s text:c="12"/>timestamp: new Date().toISOString(),</text:p>
      <text:p text:style-name="P2"><text:s text:c="12"/>comment: comment.trim() || undefined</text:p>
      <text:p text:style-name="P2"><text:s text:c="8"/>};</text:p>
      <text:p text:style-name="P2"><text:s text:c="8"/></text:p>
      <text:p text:style-name="P2"><text:s text:c="8"/>onRate(rating);</text:p>
      <text:p text:style-name="P2"><text:soft-page-break/><text:s text:c="8"/>setShowRatingInput(false);</text:p>
      <text:p text:style-name="P2"><text:s text:c="8"/>setRatingValue(0);</text:p>
      <text:p text:style-name="P2"><text:s text:c="8"/>setComment('');</text:p>
      <text:p text:style-name="P2"><text:s text:c="4"/>};</text:p>
      <text:p text:style-name="P2"><text:s text:c="4"/></text:p>
      <text:p text:style-name="P2"><text:s text:c="4"/>return (</text:p>
      <text:p text:style-name="P2"><text:s text:c="8"/>&lt;View style={styles.ratingContainer}&gt;</text:p>
      <text:p text:style-name="P2"><text:s text:c="12"/>{/* Display average rating */}</text:p>
      <text:p text:style-name="P2"><text:s text:c="12"/>&lt;View style={styles.averageRating}&gt;</text:p>
      <text:p text:style-name="P2"><text:s text:c="16"/>&lt;StarDisplay rating={message.averageRating} /&gt;</text:p>
      <text:p text:style-name="P2"><text:s text:c="16"/>&lt;Text style={styles.ratingCount}&gt;</text:p>
      <text:p text:style-name="P2"><text:s text:c="20"/>({message.ratings.length})</text:p>
      <text:p text:style-name="P2"><text:s text:c="16"/>&lt;/Text&gt;</text:p>
      <text:p text:style-name="P2"><text:s text:c="12"/>&lt;/View&gt;</text:p>
      <text:p text:style-name="P2"><text:s text:c="12"/></text:p>
      <text:p text:style-name="P2"><text:s text:c="12"/>&lt;TouchableOpacity</text:p>
      <text:p text:style-name="P2"><text:s text:c="16"/>onPress={() =&gt; setShowRatingInput(true)}</text:p>
      <text:p text:style-name="P2"><text:s text:c="16"/>style={styles.rateButton}</text:p>
      <text:p text:style-name="P2"><text:s text:c="12"/>&gt;</text:p>
      <text:p text:style-name="P2"><text:s text:c="16"/>&lt;Text&gt;Rate this response&lt;/Text&gt;</text:p>
      <text:p text:style-name="P2"><text:s text:c="12"/>&lt;/TouchableOpacity&gt;</text:p>
      <text:p text:style-name="P2"><text:s text:c="12"/></text:p>
      <text:p text:style-name="P2"><text:s text:c="12"/>&lt;Modal</text:p>
      <text:p text:style-name="P2"><text:s text:c="16"/>visible={showRatingInput}</text:p>
      <text:p text:style-name="P2"><text:s text:c="16"/>transparent</text:p>
      <text:p text:style-name="P2"><text:s text:c="16"/>animationType="slide"</text:p>
      <text:p text:style-name="P2"><text:s text:c="12"/>&gt;</text:p>
      <text:p text:style-name="P2"><text:s text:c="16"/>&lt;View style={styles.ratingModal}&gt;</text:p>
      <text:p text:style-name="P2"><text:s text:c="20"/>&lt;Text style={styles.ratingTitle}&gt;</text:p>
      <text:p text:style-name="P2"><text:s text:c="24"/>Rate this response</text:p>
      <text:p text:style-name="P2"><text:s text:c="20"/>&lt;/Text&gt;</text:p>
      <text:p text:style-name="P2"><text:s text:c="20"/></text:p>
      <text:p text:style-name="P2"><text:s text:c="20"/>&lt;StarInput</text:p>
      <text:p text:style-name="P2"><text:s text:c="24"/>value={ratingValue}</text:p>
      <text:p text:style-name="P2"><text:s text:c="24"/>onValueChange={setRatingValue}</text:p>
      <text:p text:style-name="P2"><text:s text:c="20"/>/&gt;</text:p>
      <text:p text:style-name="P2"><text:s text:c="20"/></text:p>
      <text:p text:style-name="P2"><text:s text:c="20"/>&lt;TextInput</text:p>
      <text:p text:style-name="P2"><text:s text:c="24"/>style={styles.commentInput}</text:p>
      <text:p text:style-name="P2"><text:s text:c="24"/>value={comment}</text:p>
      <text:p text:style-name="P2"><text:s text:c="24"/>onChangeText={setComment}</text:p>
      <text:p text:style-name="P2"><text:s text:c="24"/>placeholder="Add a comment (optional)"</text:p>
      <text:p text:style-name="P2"><text:s text:c="24"/>multiline</text:p>
      <text:p text:style-name="P2"><text:s text:c="20"/>/&gt;</text:p>
      <text:p text:style-name="P2"><text:s text:c="20"/></text:p>
      <text:p text:style-name="P2"><text:s text:c="20"/>&lt;View style={styles.ratingButtons}&gt;</text:p>
      <text:p text:style-name="P2"><text:s text:c="24"/>&lt;TouchableOpacity</text:p>
      <text:p text:style-name="P2"><text:s text:c="28"/>style={styles.cancelButton}</text:p>
      <text:p text:style-name="P2"><text:s text:c="28"/>onPress={() =&gt; setShowRatingInput(false)}</text:p>
      <text:p text:style-name="P2"><text:s text:c="24"/>&gt;</text:p>
      <text:p text:style-name="P2"><text:s text:c="28"/>&lt;Text&gt;Cancel&lt;/Text&gt;</text:p>
      <text:p text:style-name="P2"><text:s text:c="24"/>&lt;/TouchableOpacity&gt;</text:p>
      <text:p text:style-name="P2"><text:s text:c="24"/></text:p>
      <text:p text:style-name="P2"><text:s text:c="24"/>&lt;TouchableOpacity</text:p>
      <text:p text:style-name="P2"><text:s text:c="28"/>style={[</text:p>
      <text:p text:style-name="P2"><text:s text:c="32"/>styles.submitButton,</text:p>
      <text:p text:style-name="P2"><text:soft-page-break/><text:s text:c="32"/>ratingValue === 0 &amp;&amp; styles.submitDisabled</text:p>
      <text:p text:style-name="P2"><text:s text:c="28"/>]}</text:p>
      <text:p text:style-name="P2"><text:s text:c="28"/>onPress={handleSubmitRating}</text:p>
      <text:p text:style-name="P2"><text:s text:c="28"/>disabled={ratingValue === 0}</text:p>
      <text:p text:style-name="P2"><text:s text:c="24"/>&gt;</text:p>
      <text:p text:style-name="P2"><text:s text:c="28"/>&lt;Text&gt;Submit Rating&lt;/Text&gt;</text:p>
      <text:p text:style-name="P2"><text:s text:c="24"/>&lt;/TouchableOpacity&gt;</text:p>
      <text:p text:style-name="P2"><text:s text:c="20"/>&lt;/View&gt;</text:p>
      <text:p text:style-name="P2"><text:s text:c="16"/>&lt;/View&gt;</text:p>
      <text:p text:style-name="P2"><text:s text:c="12"/>&lt;/Modal&gt;</text:p>
      <text:p text:style-name="P2"><text:s text:c="8"/>&lt;/View&gt;</text:p>
      <text:p text:style-name="P2"><text:s text:c="4"/>);</text:p>
      <text:p text:style-name="P2">};</text:p>
      <text:p text:style-name="P2"/>
      <text:p text:style-name="P2">// Star display component for ratings</text:p>
      <text:p text:style-name="P2">const StarDisplay: React.FC&lt;{rating: number}&gt; = ({ rating }) =&gt; {</text:p>
      <text:p text:style-name="P2"><text:s text:c="4"/>const fullStars = Math.floor(rating);</text:p>
      <text:p text:style-name="P2"><text:s text:c="4"/>const hasHalfStar = rating % 1 &gt;= 0.5;</text:p>
      <text:p text:style-name="P2"><text:s text:c="4"/></text:p>
      <text:p text:style-name="P2"><text:s text:c="4"/>return (</text:p>
      <text:p text:style-name="P2"><text:s text:c="8"/>&lt;View style={styles.starContainer}&gt;</text:p>
      <text:p text:style-name="P2"><text:s text:c="12"/>{[1, 2, 3, 4, 5].map(i =&gt; (</text:p>
      <text:p text:style-name="P2"><text:s text:c="16"/>&lt;FontAwesome</text:p>
      <text:p text:style-name="P2"><text:s text:c="20"/>key={i}</text:p>
      <text:p text:style-name="P2"><text:s text:c="20"/>name={</text:p>
      <text:p text:style-name="P2"><text:s text:c="24"/>i &lt;= fullStars</text:p>
      <text:p text:style-name="P2"><text:s text:c="28"/>? 'star'</text:p>
      <text:p text:style-name="P2"><text:s text:c="28"/>: i === fullStars + 1 &amp;&amp; hasHalfStar</text:p>
      <text:p text:style-name="P2"><text:s text:c="28"/>? 'star-half-o'</text:p>
      <text:p text:style-name="P2"><text:s text:c="28"/>: 'star-o'</text:p>
      <text:p text:style-name="P2"><text:s text:c="20"/>}</text:p>
      <text:p text:style-name="P2"><text:s text:c="20"/>size={16}</text:p>
      <text:p text:style-name="P2"><text:s text:c="20"/>color="#FFD700"</text:p>
      <text:p text:style-name="P2"><text:s text:c="16"/>/&gt;</text:p>
      <text:p text:style-name="P2"><text:s text:c="12"/>))}</text:p>
      <text:p text:style-name="P2"><text:s text:c="8"/>&lt;/View&gt;</text:p>
      <text:p text:style-name="P2"><text:s text:c="4"/>);</text:p>
      <text:p text:style-name="P2">};</text:p>
      <text:p text:style-name="P2"/>
      <text:p text:style-name="P2">// Interactive star input component</text:p>
      <text:p text:style-name="P2">const StarInput: React.FC&lt;{</text:p>
      <text:p text:style-name="P2"><text:s text:c="4"/>value: number,</text:p>
      <text:p text:style-name="P2"><text:s text:c="4"/>onValueChange: (value: number) =&gt; void</text:p>
      <text:p text:style-name="P2">}&gt; = ({ value, onValueChange }) =&gt; {</text:p>
      <text:p text:style-name="P2"><text:s text:c="4"/>return (</text:p>
      <text:p text:style-name="P2"><text:s text:c="8"/>&lt;View style={styles.starInputContainer}&gt;</text:p>
      <text:p text:style-name="P2"><text:s text:c="12"/>{[1, 2, 3, 4, 5].map(i =&gt; (</text:p>
      <text:p text:style-name="P2"><text:s text:c="16"/>&lt;TouchableOpacity</text:p>
      <text:p text:style-name="P2"><text:s text:c="20"/>key={i}</text:p>
      <text:p text:style-name="P2"><text:s text:c="20"/>onPress={() =&gt; onValueChange(i)}</text:p>
      <text:p text:style-name="P2"><text:s text:c="20"/>style={styles.starButton}</text:p>
      <text:p text:style-name="P2"><text:s text:c="16"/>&gt;</text:p>
      <text:p text:style-name="P2"><text:s text:c="20"/>&lt;FontAwesome</text:p>
      <text:p text:style-name="P2"><text:s text:c="24"/>name={i &lt;= value ? 'star' : 'star-o'}</text:p>
      <text:p text:style-name="P2"><text:s text:c="24"/>size={32}</text:p>
      <text:p text:style-name="P2"><text:s text:c="24"/>color="#FFD700"</text:p>
      <text:p text:style-name="P2"><text:soft-page-break/><text:s text:c="20"/>/&gt;</text:p>
      <text:p text:style-name="P2"><text:s text:c="16"/>&lt;/TouchableOpacity&gt;</text:p>
      <text:p text:style-name="P2"><text:s text:c="12"/>))}</text:p>
      <text:p text:style-name="P2"><text:s text:c="8"/>&lt;/View&gt;</text:p>
      <text:p text:style-name="P2"><text:s text:c="4"/>);</text:p>
      <text:p text:style-name="P2">};</text:p>
      <text:p text:style-name="P2"/>
      <text:p text:style-name="P2">// Styles for our components</text:p>
      <text:p text:style-name="P2">const styles = StyleSheet.create({</text:p>
      <text:p text:style-name="P2"><text:s text:c="4"/>reactionContainer: {</text:p>
      <text:p text:style-name="P2"><text:s text:c="8"/>flexDirection: 'row',</text:p>
      <text:p text:style-name="P2"><text:s text:c="8"/>alignItems: 'center',</text:p>
      <text:p text:style-name="P2"><text:s text:c="8"/>marginTop: 8,</text:p>
      <text:p text:style-name="P2"><text:s text:c="4"/>},</text:p>
      <text:p text:style-name="P2"><text:s text:c="4"/>modalOverlay: {</text:p>
      <text:p text:style-name="P2"><text:s text:c="8"/>flex: 1,</text:p>
      <text:p text:style-name="P2"><text:s text:c="8"/>backgroundColor: 'rgba(0, 0, 0, 0.5)',</text:p>
      <text:p text:style-name="P2"><text:s text:c="8"/>justifyContent: 'center',</text:p>
      <text:p text:style-name="P2"><text:s text:c="8"/>alignItems: 'center',</text:p>
      <text:p text:style-name="P2"><text:s text:c="4"/>},</text:p>
      <text:p text:style-name="P2"><text:s text:c="4"/>reactionPicker: {</text:p>
      <text:p text:style-name="P2"><text:s text:c="8"/>backgroundColor: '#fff',</text:p>
      <text:p text:style-name="P2"><text:s text:c="8"/>borderRadius: 12,</text:p>
      <text:p text:style-name="P2"><text:s text:c="8"/>padding: 12,</text:p>
      <text:p text:style-name="P2"><text:s text:c="8"/>flexDirection: 'row',</text:p>
      <text:p text:style-name="P2"><text:s text:c="8"/>justifyContent: 'space-around',</text:p>
      <text:p text:style-name="P2"><text:s text:c="8"/>width: '80%',</text:p>
      <text:p text:style-name="P2"><text:s text:c="8"/>maxWidth: 400,</text:p>
      <text:p text:style-name="P2"><text:s text:c="4"/>},</text:p>
      <text:p text:style-name="P2"><text:s text:c="4"/>emojiButton: {</text:p>
      <text:p text:style-name="P2"><text:s text:c="8"/>padding: 8,</text:p>
      <text:p text:style-name="P2"><text:s text:c="4"/>},</text:p>
      <text:p text:style-name="P2"><text:s text:c="4"/>emoji: {</text:p>
      <text:p text:style-name="P2"><text:s text:c="8"/>fontSize: 24,</text:p>
      <text:p text:style-name="P2"><text:s text:c="4"/>},</text:p>
      <text:p text:style-name="P2"><text:s text:c="4"/>reactionList: {</text:p>
      <text:p text:style-name="P2"><text:s text:c="8"/>flexDirection: 'row',</text:p>
      <text:p text:style-name="P2"><text:s text:c="8"/>flexWrap: 'wrap',</text:p>
      <text:p text:style-name="P2"><text:s text:c="8"/>marginLeft: 8,</text:p>
      <text:p text:style-name="P2"><text:s text:c="4"/>},</text:p>
      <text:p text:style-name="P2"><text:s text:c="4"/>reactionBubble: {</text:p>
      <text:p text:style-name="P2"><text:s text:c="8"/>flexDirection: 'row',</text:p>
      <text:p text:style-name="P2"><text:s text:c="8"/>alignItems: 'center',</text:p>
      <text:p text:style-name="P2"><text:s text:c="8"/>backgroundColor: '#f0f0f0',</text:p>
      <text:p text:style-name="P2"><text:s text:c="8"/>borderRadius: 12,</text:p>
      <text:p text:style-name="P2"><text:s text:c="8"/>padding: 4,</text:p>
      <text:p text:style-name="P2"><text:s text:c="8"/>marginRight: 4,</text:p>
      <text:p text:style-name="P2"><text:s text:c="8"/>marginBottom: 4,</text:p>
      <text:p text:style-name="P2"><text:s text:c="4"/>},</text:p>
      <text:p text:style-name="P2"><text:s text:c="4"/>reactionEmoji: {</text:p>
      <text:p text:style-name="P2"><text:s text:c="8"/>fontSize: 16,</text:p>
      <text:p text:style-name="P2"><text:s text:c="4"/>},</text:p>
      <text:p text:style-name="P2"><text:s text:c="4"/>reactionCount: {</text:p>
      <text:p text:style-name="P2"><text:s text:c="8"/>fontSize: 12,</text:p>
      <text:p text:style-name="P2"><text:s text:c="8"/>marginLeft: 4,</text:p>
      <text:p text:style-name="P2"><text:s text:c="8"/>color: '#666',</text:p>
      <text:p text:style-name="P2"><text:soft-page-break/><text:s text:c="4"/>},</text:p>
      <text:p text:style-name="P2"><text:s text:c="4"/>ratingContainer: {</text:p>
      <text:p text:style-name="P2"><text:s text:c="8"/>marginTop: 12,</text:p>
      <text:p text:style-name="P2"><text:s text:c="4"/>},</text:p>
      <text:p text:style-name="P2"><text:s text:c="4"/>averageRating: {</text:p>
      <text:p text:style-name="P2"><text:s text:c="8"/>flexDirection: 'row',</text:p>
      <text:p text:style-name="P2"><text:s text:c="8"/>alignItems: 'center',</text:p>
      <text:p text:style-name="P2"><text:s text:c="4"/>},</text:p>
      <text:p text:style-name="P2"><text:s text:c="4"/>ratingCount: {</text:p>
      <text:p text:style-name="P2"><text:s text:c="8"/>marginLeft: 8,</text:p>
      <text:p text:style-name="P2"><text:s text:c="8"/>color: '#666',</text:p>
      <text:p text:style-name="P2"><text:s text:c="8"/>fontSize: 14,</text:p>
      <text:p text:style-name="P2"><text:s text:c="4"/>},</text:p>
      <text:p text:style-name="P2"><text:s text:c="4"/>rateButton: {</text:p>
      <text:p text:style-name="P2"><text:s text:c="8"/>marginTop: 8,</text:p>
      <text:p text:style-name="P2"><text:s text:c="8"/>padding: 8,</text:p>
      <text:p text:style-name="P2"><text:s text:c="8"/>backgroundColor: '#f0f0f0',</text:p>
      <text:p text:style-name="P2"><text:s text:c="8"/>borderRadius: 8,</text:p>
      <text:p text:style-name="P2"><text:s text:c="8"/>alignSelf: 'flex-start',</text:p>
      <text:p text:style-name="P2"><text:s text:c="4"/>},</text:p>
      <text:p text:style-name="P2"><text:s text:c="4"/>ratingModal: {</text:p>
      <text:p text:style-name="P2"><text:s text:c="8"/>backgroundColor: '#fff',</text:p>
      <text:p text:style-name="P2"><text:s text:c="8"/>borderRadius: 16,</text:p>
      <text:p text:style-name="P2"><text:s text:c="8"/>padding: 20,</text:p>
      <text:p text:style-name="P2"><text:s text:c="8"/>width: '90%',</text:p>
      <text:p text:style-name="P2"><text:s text:c="8"/>maxWidth: 400,</text:p>
      <text:p text:style-name="P2"><text:s text:c="8"/>alignSelf: 'center',</text:p>
      <text:p text:style-name="P2"><text:s text:c="4"/>},</text:p>
      <text:p text:style-name="P2"><text:s text:c="4"/>starContainer: {</text:p>
      <text:p text:style-name="P2"><text:s text:c="8"/>flexDirection: 'row',</text:p>
      <text:p text:style-name="P2"><text:s text:c="8"/>alignItems: 'center',</text:p>
      <text:p text:style-name="P2"><text:s text:c="4"/>},</text:p>
      <text:p text:style-name="P2"><text:s text:c="4"/>starInputContainer: {</text:p>
      <text:p text:style-name="P2"><text:s text:c="8"/>flexDirection: 'row',</text:p>
      <text:p text:style-name="P2"><text:s text:c="8"/>justifyContent: 'center',</text:p>
      <text:p text:style-name="P2"><text:s text:c="8"/>marginVertical: 20,</text:p>
      <text:p text:style-name="P2"><text:s text:c="4"/>},</text:p>
      <text:p text:style-name="P2"><text:s text:c="4"/>starButton: {</text:p>
      <text:p text:style-name="P2"><text:s text:c="8"/>padding: 4,</text:p>
      <text:p text:style-name="P2"><text:s text:c="4"/>},</text:p>
      <text:p text:style-name="P2"><text:s text:c="4"/>commentInput: {</text:p>
      <text:p text:style-name="P2"><text:s text:c="8"/>borderWidth: 1,</text:p>
      <text:p text:style-name="P2"><text:s text:c="8"/>borderColor: '#ddd',</text:p>
      <text:p text:style-name="P2"><text:s text:c="8"/>borderRadius: 8,</text:p>
      <text:p text:style-name="P2"><text:s text:c="8"/>padding: 12,</text:p>
      <text:p text:style-name="P2"><text:s text:c="8"/>marginTop: 16,</text:p>
      <text:p text:style-name="P2"><text:s text:c="8"/>minHeight: 80,</text:p>
      <text:p text:style-name="P2"><text:s text:c="4"/>},</text:p>
      <text:p text:style-name="P2"><text:s text:c="4"/>ratingButtons: {</text:p>
      <text:p text:style-name="P2"><text:s text:c="8"/>flexDirection: 'row',</text:p>
      <text:p text:style-name="P2"><text:s text:c="8"/>justifyContent: 'flex-end',</text:p>
      <text:p text:style-name="P2"><text:s text:c="8"/>marginTop: 16,</text:p>
      <text:p text:style-name="P2"><text:s text:c="4"/>},</text:p>
      <text:p text:style-name="P2"><text:s text:c="4"/>submitButton: {</text:p>
      <text:p text:style-name="P2"><text:s text:c="8"/>backgroundColor: '#007AFF',</text:p>
      <text:p text:style-name="P2"><text:s text:c="8"/>padding: 12,</text:p>
      <text:p text:style-name="P2"><text:soft-page-break/><text:s text:c="8"/>borderRadius: 8,</text:p>
      <text:p text:style-name="P2"><text:s text:c="8"/>marginLeft: 12,</text:p>
      <text:p text:style-name="P2"><text:s text:c="4"/>},</text:p>
      <text:p text:style-name="P2"><text:s text:c="4"/>submitDisabled: {</text:p>
      <text:p text:style-name="P2"><text:s text:c="8"/>opacity: 0.5,</text:p>
      <text:p text:style-name="P2"><text:s text:c="4"/>},</text:p>
      <text:p text:style-name="P2"><text:s text:c="4"/>cancelButton: {</text:p>
      <text:p text:style-name="P2"><text:s text:c="8"/>padding: 12,</text:p>
      <text:p text:style-name="P2"><text:s text:c="4"/>},</text:p>
      <text:p text:style-name="P2">});</text:p>
      <text:p text:style-name="P2"/>
      <text:p text:style-name="P2">// Usage Example in a Message Component</text:p>
      <text:p text:style-name="P2">const MessageComponent: React.FC&lt;{</text:p>
      <text:p text:style-name="P2"><text:s text:c="4"/>message: Message,</text:p>
      <text:p text:style-name="P2"><text:s text:c="4"/>currentUserId: string,</text:p>
      <text:p text:style-name="P2"><text:s text:c="4"/>onReact: (messageId: string, emoji: string) =&gt; void,</text:p>
      <text:p text:style-name="P2"><text:s text:c="4"/>onRate: (messageId: string, rating: Rating) =&gt; void</text:p>
      <text:p text:style-name="P2">}&gt; = ({ message, currentUserId, onReact, onRate }) =&gt; {</text:p>
      <text:p text:style-name="P2"><text:s text:c="4"/>return (</text:p>
      <text:p text:style-name="P2"><text:s text:c="8"/>&lt;View style={styles.messageContainer}&gt;</text:p>
      <text:p text:style-name="P2"><text:s text:c="12"/>&lt;Text style={styles.messageContent}&gt;</text:p>
      <text:p text:style-name="P2"><text:s text:c="16"/>{message.content}</text:p>
      <text:p text:style-name="P2"><text:s text:c="12"/>&lt;/Text&gt;</text:p>
      <text:p text:style-name="P2"><text:s text:c="12"/></text:p>
      <text:p text:style-name="P2"><text:s text:c="12"/>&lt;ReactionPicker</text:p>
      <text:p text:style-name="P2"><text:s text:c="16"/>message={message}</text:p>
      <text:p text:style-name="P2"><text:s text:c="16"/>onReact={(emoji) =&gt; onReact(message.id, emoji)}</text:p>
      <text:p text:style-name="P2"><text:s text:c="12"/>/&gt;</text:p>
      <text:p text:style-name="P2"><text:s text:c="12"/></text:p>
      <text:p text:style-name="P2"><text:s text:c="12"/>&lt;MessageRating</text:p>
      <text:p text:style-name="P2"><text:s text:c="16"/>message={message}</text:p>
      <text:p text:style-name="P2"><text:s text:c="16"/>currentUserId={currentUserId}</text:p>
      <text:p text:style-name="P2"><text:s text:c="16"/>onRate={(rating) =&gt; onRate(message.id, rating)}</text:p>
      <text:p text:style-name="P2"><text:s text:c="12"/>/&gt;</text:p>
      <text:p text:style-name="P2"><text:s text:c="8"/>&lt;/View&gt;</text:p>
      <text:p text:style-name="P2"><text:s text:c="4"/>);</text:p>
      <text:p text:style-name="P2">};</text:p>
      <text:p text:style-name="Standard">```</text:p>
      <text:p text:style-name="Standard"/>
      <text:p text:style-name="Standard">This implementation provides a complete system for message reactions and ratings, with the following features:</text:p>
      <text:p text:style-name="Standard"/>
      <text:p text:style-name="Standard">1. Quick emoji reactions with a popup picker</text:p>
      <text:p text:style-name="Standard">2. Visual display of reaction counts</text:p>
      <text:p text:style-name="Standard">3. Five-star rating system with half-star support</text:p>
      <text:p text:style-name="Standard">4. Optional comments with ratings</text:p>
      <text:p text:style-name="Standard">5. Average rating calculation and display</text:p>
      <text:p text:style-name="Standard">6. User-specific rating tracking</text:p>
      <text:p text:style-name="Standard">7. Smooth animations and intuitive UI</text:p>
      <text:p text:style-name="Standard">8. Proper modal handling for both reactions and ratings</text:p>
      <text:p text:style-name="Standard">9. Responsive design that works on both mobile and web</text:p>
      <text:p text:style-name="Standard"/>
      <text:p text:style-name="Standard"><text:soft-page-break/>The components are designed to be reusable and maintainable, with clear separation of concerns between the data handling (ReactionHandler, RatingHandler) and the UI components (ReactionPicker, MessageRating).</text:p>
      <text:p text:style-name="Standard"/>
      <text:p text:style-name="Standard">For optimal performance, consider implementing the following optimizations:</text:p>
      <text:p text:style-name="Standard"/>
      <text:p text:style-name="Standard">1. Memoize components to prevent unnecessary re-renders</text:p>
      <text:p text:style-name="Standard">2. Batch rating and reaction updates</text:p>
      <text:p text:style-name="Standard">3. Implement optimistic updates for better UX</text:p>
      <text:p text:style-name="Standard">4. Cache reaction and rating data locally</text:p>
      <text:p text:style-name="Standard">5. Implement proper error handling and retry logic for network operations</text:p>
      <text:p text:style-name="Standard"/>
      <text:p text:style-name="Standard">Remember to handle edge cases such as:</text:p>
      <text:p text:style-name="Standard">- Network connectivity issues</text:p>
      <text:p text:style-name="Standard">- Concurrent reactions/ratings from multiple users</text:p>
      <text:p text:style-name="Standard">- Long comments in ratings</text:p>
      <text:p text:style-name="Standard">- Large numbers of reactions</text:p>
      <text:p text:style-name="Standard">- Rating changes and updates</text:p>
      <text:p text:style-name="Standard">- User permissions and restrictions</text:p>
      <text:p text:style-name="Standard"/>
      <text:p text:style-name="Standard">This implementation provides a solid foundation that you can build upon based on your specific needs and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06:11.003164046</meta:creation-date>
    <dc:date>2025-01-28T12:36:24.769985715</dc:date>
    <meta:editing-duration>PT16M12S</meta:editing-duration>
    <meta:editing-cycles>4</meta:editing-cycles>
    <meta:generator>LibreOffice/7.3.7.2$Linux_X86_64 LibreOffice_project/30$Build-2</meta:generator>
    <meta:document-statistic meta:table-count="0" meta:image-count="0" meta:object-count="0" meta:page-count="66" meta:paragraph-count="2877" meta:word-count="10155" meta:character-count="95131" meta:non-whitespace-character-count="69760"/>
  </office:meta>
</office:document-meta>
</file>